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3.313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000000" style:text-align-source="fix" style:repeat-content="false" fo:wrap-option="wrap" fo:border="0.74pt solid #2dff73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2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2dff73" fo:background-color="#000000" style:text-align-source="fix" style:repeat-content="false" fo:wrap-option="wrap" fo:border-left="0.74pt solid #000000" fo:border-right="0.74pt solid #2dff73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0000" style:text-align-source="fix" style:repeat-content="false" fo:wrap-option="wrap" fo:border="0.74pt solid #2dff73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2dff73" fo:background-color="#000000" style:text-align-source="fix" style:repeat-content="false" fo:wrap-option="wrap" fo:border-left="0.74pt solid #2dff73" fo:border-right="none" fo:border-top="0.74pt solid #2dff73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000000" style:text-align-source="fix" style:repeat-content="false" fo:wrap-option="wrap" fo:border-left="0.74pt solid #2dff73" fo:border-right="none" fo:border-top="none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2dff73" fo:background-color="#000000" style:text-align-source="fix" style:repeat-content="false" fo:wrap-option="wrap" fo:border-left="0.74pt solid #2dff73" fo:border-right="none" fo:border-top="none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order-bottom="0.74pt solid #2dff73" fo:background-color="#000000" style:text-align-source="fix" style:repeat-content="false" fo:border-left="0.74pt solid #2dff73" fo:border-right="0.74pt solid #2dff73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2dff73" fo:background-color="#2dff73" style:text-align-source="fix" style:repeat-content="false" fo:wrap-option="wrap" fo:border-left="0.74pt solid #000000" fo:border-right="0.74pt solid #2dff73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2dff73" fo:background-color="#1f1f1f" style:text-align-source="fix" style:repeat-content="false" fo:wrap-option="wrap" fo:border-left="0.74pt solid #000000" fo:border-right="0.74pt solid #2dff73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0000" style:text-align-source="fix" style:repeat-content="false" fo:border="0.74pt solid #2dff73" style:vertical-align="middle"/>
      <style:paragraph-properties fo:text-align="center" fo:margin-left="0cm"/>
      <style:text-properties fo:color="#2dff73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000000" style:text-align-source="fix" style:repeat-content="false" fo:wrap-option="wrap" fo:border-left="none" fo:border-right="none" fo:border-top="0.74pt solid #2dff73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text-align-source="fix" style:repeat-content="false" fo:wrap-option="wrap" fo:border="none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2dff73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2dff73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81">
      <style:table-cell-properties fo:border-bottom="0.74pt solid #2dff73" fo:background-color="#1f1f1f" style:text-align-source="fix" style:repeat-content="false" fo:border-left="0.74pt solid #2dff73" fo:border-right="0.74pt solid #2dff73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17">
      <style:table-cell-properties fo:border-bottom="none" fo:background-color="#1f1f1f" style:text-align-source="fix" style:repeat-content="false" fo:wrap-option="wrap" fo:border-left="0.74pt solid #2dff73" fo:border-right="none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17">
      <style:table-cell-properties fo:border-bottom="0.74pt solid #2dff73" fo:background-color="#1f1f1f" style:text-align-source="fix" style:repeat-content="false" fo:wrap-option="wrap" fo:border-left="0.74pt solid #2dff73" fo:border-right="none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17">
      <style:table-cell-properties fo:border-bottom="none" fo:background-color="#1f1f1f" style:text-align-source="fix" style:repeat-content="false" fo:wrap-option="wrap" fo:border-left="none" fo:border-right="none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17">
      <style:table-cell-properties fo:border-bottom="0.74pt solid #2dff73" fo:background-color="#1f1f1f" style:text-align-source="fix" style:repeat-content="false" fo:wrap-option="wrap" fo:border-left="none" fo:border-right="none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2dff73" fo:background-color="#2dff73" style:text-align-source="fix" style:repeat-content="false" fo:border-left="0.74pt solid #2dff73" fo:border-right="0.74pt solid #2dff73" fo:border-top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6" style:family="table-cell" style:parent-style-name="Default" style:data-style-name="N10049">
      <style:table-cell-properties fo:border-bottom="none" fo:background-color="#1f1f1f" style:text-align-source="fix" style:repeat-content="false" fo:wrap-option="wrap" fo:border-left="none" fo:border-right="0.74pt solid #2dff73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17">
      <style:table-cell-properties fo:border-bottom="none" fo:background-color="#1f1f1f" style:text-align-source="fix" style:repeat-content="false" fo:wrap-option="wrap" fo:border-left="none" fo:border-right="0.74pt solid #2dff73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7">
      <style:table-cell-properties fo:border-bottom="0.74pt solid #2dff73" fo:background-color="#1f1f1f" style:text-align-source="fix" style:repeat-content="false" fo:wrap-option="wrap" fo:border-left="none" fo:border-right="0.74pt solid #2dff73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2dff73" fo:background-color="#000000" style:text-align-source="fix" style:repeat-content="false" fo:border-left="0.74pt solid #2dff73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74pt solid #2dff73" fo:background-color="#1f1f1f" style:text-align-source="fix" style:repeat-content="false" fo:border-left="0.74pt solid #2dff73" fo:border-right="0.74pt solid #2dff73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49">
      <style:table-cell-properties fo:border-bottom="none" fo:background-color="#000000" style:text-align-source="fix" style:repeat-content="false" fo:wrap-option="wrap" fo:border-left="none" fo:border-right="0.74pt solid #2dff73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49">
      <style:table-cell-properties fo:border-bottom="none" fo:background-color="#000000" style:text-align-source="fix" style:repeat-content="false" fo:wrap-option="wrap" fo:border-left="none" fo:border-right="0.74pt solid #2dff7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49">
      <style:table-cell-properties fo:border-bottom="0.74pt solid #2dff73" fo:background-color="#000000" style:text-align-source="fix" style:repeat-content="false" fo:wrap-option="wrap" fo:border-left="none" fo:border-right="0.74pt solid #2dff73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49">
      <style:table-cell-properties fo:border-bottom="0.74pt solid #2dff73" fo:background-color="#000000" style:text-align-source="fix" style:repeat-content="false" fo:wrap-option="wrap" fo:border-left="none" fo:border-right="0.74pt solid #2dff73" fo:border-top="0.74pt solid #2dff73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2dff73" draw:fill="solid" draw:fill-color="#2dff73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.1cm" svg:stroke-color="#2dff73" draw:marker-start-width="0.35cm" draw:marker-end-width="0.35cm" draw:fill="solid" draw:fill-color="#2dff73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solid" draw:fill-color="#2dff73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1" table:default-cell-style-name="ce16"/>
        <table:table-row table:style-name="ro1">
          <table:table-cell table:style-name="ce3" office:value-type="string" calcext:value-type="string" table:number-columns-spanned="6" table:number-rows-spanned="2">
            <text:p>DEGYM EMISSION SCHEDULE</text:p>
          </table:table-cell>
          <table:covered-table-cell table:number-columns-repeated="4" table:style-name="ce17"/>
          <table:covered-table-cell table:style-name="ce49"/>
        </table:table-row>
        <table:table-row table:style-name="ro1">
          <table:covered-table-cell table:style-name="ce8"/>
          <table:covered-table-cell table:number-columns-repeated="4" table:style-name="ce17"/>
          <table:covered-table-cell table:style-name="ce49"/>
        </table:table-row>
        <table:table-row table:style-name="ro2">
          <table:table-cell table:style-name="ce8" table:number-columns-spanned="1" table:number-rows-spanned="2"/>
          <table:table-cell table:style-name="ce18" office:value-type="string" calcext:value-type="string">
            <text:p>Decay Constant</text:p>
          </table:table-cell>
          <table:table-cell table:style-name="ce18" office:value-type="string" calcext:value-type="string">
            <text:p>Initial Supply</text:p>
          </table:table-cell>
          <table:table-cell table:style-name="ce18" office:value-type="string" calcext:value-type="string">
            <text:p>Max Supply</text:p>
          </table:table-cell>
          <table:table-cell table:style-name="ce42" office:value-type="string" calcext:value-type="string">
            <text:p>TGE Date</text:p>
          </table:table-cell>
          <table:table-cell table:style-name="ce42" office:value-type="string" calcext:value-type="string">
            <text:p>Months</text:p>
          </table:table-cell>
        </table:table-row>
        <table:table-row table:style-name="ro1">
          <table:covered-table-cell table:style-name="ce8"/>
          <table:table-cell table:style-name="ce19" office:value-type="float" office:value="0.04" calcext:value-type="float">
            <text:p>0,04</text:p>
          </table:table-cell>
          <table:table-cell table:style-name="ce26" office:value-type="float" office:value="1000000000" calcext:value-type="float">
            <text:p>1,00E+09</text:p>
          </table:table-cell>
          <table:table-cell table:style-name="ce26" office:value-type="float" office:value="10000000000" calcext:value-type="float">
            <text:p>1,00E+10</text:p>
          </table:table-cell>
          <table:table-cell table:style-name="ce46" office:value-type="string" calcext:value-type="string">
            <text:p>2024-09-01</text:p>
          </table:table-cell>
          <table:table-cell table:style-name="ce50" office:value-type="float" office:value="240" calcext:value-type="float">
            <text:p>240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 </text:p>
          </table:table-cell>
          <table:covered-table-cell table:style-name="ce20"/>
          <table:table-cell table:style-name="ce20" office:value-type="string" calcext:value-type="string" table:number-columns-spanned="1" table:number-rows-spanned="2">
            <text:p>Total Minted</text:p>
          </table:table-cell>
          <table:table-cell table:style-name="ce20" office:value-type="string" calcext:value-type="string" table:number-columns-spanned="1" table:number-rows-spanned="2">
            <text:p>Total per Month</text:p>
          </table:table-cell>
          <table:table-cell table:style-name="ce20" office:value-type="string" calcext:value-type="string" table:number-columns-spanned="1" table:number-rows-spanned="2">
            <text:p>Token/Second</text:p>
          </table:table-cell>
          <table:table-cell table:style-name="ce20" office:value-type="string" calcext:value-type="string" table:number-columns-spanned="1" table:number-rows-spanned="2">
            <text:p>Date</text:p>
          </table:table-cell>
        </table:table-row>
        <table:table-row table:style-name="ro1"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Month</text:p>
          </table:table-cell>
          <table:covered-table-cell table:number-columns-repeated="4" table:style-name="ce4"/>
        </table:table-row>
        <table:table-row table:style-name="ro1">
          <table:table-cell table:style-name="ce5" table:formula="of:=YEAR([.F7])-YEAR([.$E$4])+1" office:value-type="float" office:value="1" calcext:value-type="float" table:number-columns-spanned="1" table:number-rows-spanned="5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27" table:formula="of:=[.C4]" office:value-type="float" office:value="1000000000" calcext:value-type="float">
            <text:p>1000000000,0000</text:p>
          </table:table-cell>
          <table:table-cell table:style-name="ce36" table:formula="of:=[.$B$4]*(([.$D$4]-[.$C$7])/[.$D$4])*[.C7]" office:value-type="float" office:value="36000000" calcext:value-type="float">
            <text:p>36000000,0000</text:p>
          </table:table-cell>
          <table:table-cell table:style-name="ce47" table:formula="of:=[.D7]/2629746" office:value-type="float" office:value="13.6895350349425" calcext:value-type="float">
            <text:p>13,6895</text:p>
          </table:table-cell>
          <table:table-cell table:style-name="ce43" table:formula="of:=[.E4]" office:value-type="string" office:string-value="2024-09-01" calcext:value-type="string">
            <text:p>2024-09-01</text:p>
          </table:table-cell>
        </table:table-row>
        <table:table-row table:style-name="ro1">
          <table:covered-table-cell table:style-name="ce6" table:formula="of:=YEAR([.F8])-YEAR([.$E$4])+1" office:value-type="float" office:value="1" calcext:value-type="float">
            <text:p>1</text:p>
          </table:covered-table-cell>
          <table:table-cell table:style-name="ce29" table:formula="of:=[.B7]+1" office:value-type="float" office:value="2" calcext:value-type="float">
            <text:p>2</text:p>
          </table:table-cell>
          <table:table-cell table:style-name="ce27" table:formula="of:=[.C7]+[.D7]" office:value-type="float" office:value="1036000000" calcext:value-type="float">
            <text:p>1036000000,0000</text:p>
          </table:table-cell>
          <table:table-cell table:style-name="ce36" table:formula="of:=[.$B$4]*(([.$D$4]-[.$C7])/[.$D$4])*[.C8]" office:value-type="float" office:value="37296000" calcext:value-type="float">
            <text:p>37296000,0000</text:p>
          </table:table-cell>
          <table:table-cell table:style-name="ce47" table:formula="of:=[.D8]/2629746" office:value-type="float" office:value="14.1823582962005" calcext:value-type="float">
            <text:p>14,1824</text:p>
          </table:table-cell>
          <table:table-cell table:style-name="ce44" table:formula="of:=[.F7]+30" office:value-type="date" office:date-value="2024-10-01" calcext:value-type="date">
            <text:p>2024-10-01</text:p>
          </table:table-cell>
        </table:table-row>
        <table:table-row table:style-name="ro1">
          <table:covered-table-cell table:style-name="ce6" table:formula="of:=YEAR([.F9])-YEAR([.$E$4])+1" office:value-type="float" office:value="1" calcext:value-type="float">
            <text:p>1</text:p>
          </table:covered-table-cell>
          <table:table-cell table:style-name="ce29" table:formula="of:=[.B8]+1" office:value-type="float" office:value="3" calcext:value-type="float">
            <text:p>3</text:p>
          </table:table-cell>
          <table:table-cell table:style-name="ce27" table:formula="of:=[.C8]+[.D8]" office:value-type="float" office:value="1073296000" calcext:value-type="float">
            <text:p>1073296000,0000</text:p>
          </table:table-cell>
          <table:table-cell table:style-name="ce36" table:formula="of:=[.$B$4]*(([.$D$4]-[.$C8])/[.$D$4])*[.C9]" office:value-type="float" office:value="38484101.376" calcext:value-type="float">
            <text:p>38484101,3760</text:p>
          </table:table-cell>
          <table:table-cell table:style-name="ce47" table:formula="of:=[.D9]/2629746" office:value-type="float" office:value="14.6341515020842" calcext:value-type="float">
            <text:p>14,6342</text:p>
          </table:table-cell>
          <table:table-cell table:style-name="ce44" table:formula="of:=[.F8]+30" office:value-type="date" office:date-value="2024-10-31" calcext:value-type="date">
            <text:p>2024-10-31</text:p>
          </table:table-cell>
        </table:table-row>
        <table:table-row table:style-name="ro1">
          <table:covered-table-cell table:style-name="ce6" table:formula="of:=YEAR([.F10])-YEAR([.$E$4])+1" office:value-type="float" office:value="1" calcext:value-type="float">
            <text:p>1</text:p>
          </table:covered-table-cell>
          <table:table-cell table:style-name="ce29" table:formula="of:=[.B9]+1" office:value-type="float" office:value="4" calcext:value-type="float">
            <text:p>4</text:p>
          </table:table-cell>
          <table:table-cell table:style-name="ce27" table:formula="of:=[.C9]+[.D9]" office:value-type="float" office:value="1111780101.376" calcext:value-type="float">
            <text:p>1111780101,3760</text:p>
          </table:table-cell>
          <table:table-cell table:style-name="ce36" table:formula="of:=[.$B$4]*(([.$D$4]-[.$C9])/[.$D$4])*[.C10]" office:value-type="float" office:value="39698127.5122942" calcext:value-type="float">
            <text:p>39698127,5123</text:p>
          </table:table-cell>
          <table:table-cell table:style-name="ce47" table:formula="of:=[.D10]/2629746" office:value-type="float" office:value="15.0958029833658" calcext:value-type="float">
            <text:p>15,0958</text:p>
          </table:table-cell>
          <table:table-cell table:style-name="ce44" table:formula="of:=[.F9]+30" office:value-type="date" office:date-value="2024-11-30" calcext:value-type="date">
            <text:p>2024-11-30</text:p>
          </table:table-cell>
        </table:table-row>
        <table:table-row table:style-name="ro1">
          <table:covered-table-cell table:style-name="ce9" table:formula="of:=YEAR([.F11])-YEAR([.$E$4])+1" office:value-type="float" office:value="1" calcext:value-type="float">
            <text:p>1</text:p>
          </table:covered-table-cell>
          <table:table-cell table:style-name="ce30" table:formula="of:=[.B10]+1" office:value-type="float" office:value="5" calcext:value-type="float">
            <text:p>5</text:p>
          </table:table-cell>
          <table:table-cell table:style-name="ce34" table:formula="of:=[.C10]+[.D10]" office:value-type="float" office:value="1151478228.88829" calcext:value-type="float">
            <text:p>1151478228,8883</text:p>
          </table:table-cell>
          <table:table-cell table:style-name="ce38" table:formula="of:=[.$B$4]*(([.$D$4]-[.$C10])/[.$D$4])*[.C11]" office:value-type="float" office:value="40938366.827349" calcext:value-type="float">
            <text:p>40938366,8273</text:p>
          </table:table-cell>
          <table:table-cell table:style-name="ce48" table:formula="of:=[.D11]/2629746" office:value-type="float" office:value="15.5674224154534" calcext:value-type="float">
            <text:p>15,5674</text:p>
          </table:table-cell>
          <table:table-cell table:style-name="ce45" table:formula="of:=[.F10]+30" office:value-type="date" office:date-value="2024-12-30" calcext:value-type="date">
            <text:p>2024-12-30</text:p>
          </table:table-cell>
        </table:table-row>
        <table:table-row table:style-name="ro1">
          <table:table-cell table:style-name="ce5" table:formula="of:=YEAR([.F12])-YEAR([.$E$4])+1" office:value-type="float" office:value="2" calcext:value-type="float" table:number-columns-spanned="1" table:number-rows-spanned="12">
            <text:p>2</text:p>
          </table:table-cell>
          <table:table-cell table:style-name="ce28" table:formula="of:=[.B11]+1" office:value-type="float" office:value="6" calcext:value-type="float">
            <text:p>6</text:p>
          </table:table-cell>
          <table:table-cell table:style-name="ce27" table:formula="of:=[.C11]+[.D11]" office:value-type="float" office:value="1192416595.71564" calcext:value-type="float">
            <text:p>1192416595,7157</text:p>
          </table:table-cell>
          <table:table-cell table:style-name="ce36" table:formula="of:=[.$B$4]*(([.$D$4]-[.$C11])/[.$D$4])*[.C12]" office:value-type="float" office:value="42204496.8296991" calcext:value-type="float">
            <text:p>42204496,8297</text:p>
          </table:table-cell>
          <table:table-cell table:style-name="ce47" table:formula="of:=[.D12]/2629746" office:value-type="float" office:value="16.0488871661746" calcext:value-type="float">
            <text:p>16,0489</text:p>
          </table:table-cell>
          <table:table-cell table:style-name="ce43" table:formula="of:=[.F11]+30" office:value-type="date" office:date-value="2025-01-29" calcext:value-type="date">
            <text:p>2025-01-29</text:p>
          </table:table-cell>
        </table:table-row>
        <table:table-row table:style-name="ro1">
          <table:covered-table-cell table:style-name="ce6" table:formula="of:=YEAR([.F13])-YEAR([.$E$4])+1" office:value-type="float" office:value="2" calcext:value-type="float">
            <text:p>2</text:p>
          </table:covered-table-cell>
          <table:table-cell table:style-name="ce29" table:formula="of:=[.B12]+1" office:value-type="float" office:value="7" calcext:value-type="float">
            <text:p>7</text:p>
          </table:table-cell>
          <table:table-cell table:style-name="ce27" table:formula="of:=[.C12]+[.D12]" office:value-type="float" office:value="1234621092.54534" calcext:value-type="float">
            <text:p>1234621092,5454</text:p>
          </table:table-cell>
          <table:table-cell table:style-name="ce36" table:formula="of:=[.$B$4]*(([.$D$4]-[.$C12])/[.$D$4])*[.C13]" office:value-type="float" office:value="43496112.9811271" calcext:value-type="float">
            <text:p>43496112,9811</text:p>
          </table:table-cell>
          <table:table-cell table:style-name="ce47" table:formula="of:=[.D13]/2629746" office:value-type="float" office:value="16.54004340386" calcext:value-type="float">
            <text:p>16,5400</text:p>
          </table:table-cell>
          <table:table-cell table:style-name="ce44" table:formula="of:=[.F12]+30" office:value-type="date" office:date-value="2025-02-28" calcext:value-type="date">
            <text:p>2025-02-28</text:p>
          </table:table-cell>
        </table:table-row>
        <table:table-row table:style-name="ro1">
          <table:covered-table-cell table:style-name="ce6" table:formula="of:=YEAR([.F14])-YEAR([.$E$4])+1" office:value-type="float" office:value="2" calcext:value-type="float">
            <text:p>2</text:p>
          </table:covered-table-cell>
          <table:table-cell table:style-name="ce29" table:formula="of:=[.B13]+1" office:value-type="float" office:value="8" calcext:value-type="float">
            <text:p>8</text:p>
          </table:table-cell>
          <table:table-cell table:style-name="ce27" table:formula="of:=[.C13]+[.D13]" office:value-type="float" office:value="1278117205.52647" calcext:value-type="float">
            <text:p>1278117205,5265</text:p>
          </table:table-cell>
          <table:table-cell table:style-name="ce36" table:formula="of:=[.$B$4]*(([.$D$4]-[.$C13])/[.$D$4])*[.C14]" office:value-type="float" office:value="44812726.3783064" calcext:value-type="float">
            <text:p>44812726,3783</text:p>
          </table:table-cell>
          <table:table-cell table:style-name="ce47" table:formula="of:=[.D14]/2629746" office:value-type="float" office:value="17.0407052157533" calcext:value-type="float">
            <text:p>17,0407</text:p>
          </table:table-cell>
          <table:table-cell table:style-name="ce44" table:formula="of:=[.F13]+30" office:value-type="date" office:date-value="2025-03-30" calcext:value-type="date">
            <text:p>2025-03-30</text:p>
          </table:table-cell>
        </table:table-row>
        <table:table-row table:style-name="ro1">
          <table:covered-table-cell table:style-name="ce6" table:formula="of:=YEAR([.F15])-YEAR([.$E$4])+1" office:value-type="float" office:value="2" calcext:value-type="float">
            <text:p>2</text:p>
          </table:covered-table-cell>
          <table:table-cell table:style-name="ce29" table:formula="of:=[.B14]+1" office:value-type="float" office:value="9" calcext:value-type="float">
            <text:p>9</text:p>
          </table:table-cell>
          <table:table-cell table:style-name="ce27" table:formula="of:=[.C14]+[.D14]" office:value-type="float" office:value="1322929931.90478" calcext:value-type="float">
            <text:p>1322929931,9048</text:p>
          </table:table-cell>
          <table:table-cell table:style-name="ce36" table:formula="of:=[.$B$4]*(([.$D$4]-[.$C14])/[.$D$4])*[.C15]" office:value-type="float" office:value="46153759.2454972" calcext:value-type="float">
            <text:p>46153759,2455</text:p>
          </table:table-cell>
          <table:table-cell table:style-name="ce47" table:formula="of:=[.D15]/2629746" office:value-type="float" office:value="17.5506528940427" calcext:value-type="float">
            <text:p>17,5507</text:p>
          </table:table-cell>
          <table:table-cell table:style-name="ce44" table:formula="of:=[.F14]+30" office:value-type="date" office:date-value="2025-04-29" calcext:value-type="date">
            <text:p>2025-04-29</text:p>
          </table:table-cell>
        </table:table-row>
        <table:table-row table:style-name="ro1">
          <table:covered-table-cell table:style-name="ce6" table:formula="of:=YEAR([.F16])-YEAR([.$E$4])+1" office:value-type="float" office:value="2" calcext:value-type="float">
            <text:p>2</text:p>
          </table:covered-table-cell>
          <table:table-cell table:style-name="ce29" table:formula="of:=[.B15]+1" office:value-type="float" office:value="10" calcext:value-type="float">
            <text:p>10</text:p>
          </table:table-cell>
          <table:table-cell table:style-name="ce27" table:formula="of:=[.C15]+[.D15]" office:value-type="float" office:value="1369083691.15027" calcext:value-type="float">
            <text:p>1369083691,1503</text:p>
          </table:table-cell>
          <table:table-cell table:style-name="ce36" table:formula="of:=[.$B$4]*(([.$D$4]-[.$C15])/[.$D$4])*[.C16]" office:value-type="float" office:value="47518540.4687894" calcext:value-type="float">
            <text:p>47518540,4688</text:p>
          </table:table-cell>
          <table:table-cell table:style-name="ce47" table:formula="of:=[.D16]/2629746" office:value-type="float" office:value="18.0696312376897" calcext:value-type="float">
            <text:p>18,0696</text:p>
          </table:table-cell>
          <table:table-cell table:style-name="ce44" table:formula="of:=[.F15]+30" office:value-type="date" office:date-value="2025-05-29" calcext:value-type="date">
            <text:p>2025-05-29</text:p>
          </table:table-cell>
        </table:table-row>
        <table:table-row table:style-name="ro1">
          <table:covered-table-cell table:style-name="ce6" table:formula="of:=YEAR([.F17])-YEAR([.$E$4])+1" office:value-type="float" office:value="2" calcext:value-type="float">
            <text:p>2</text:p>
          </table:covered-table-cell>
          <table:table-cell table:style-name="ce29" table:formula="of:=[.B16]+1" office:value-type="float" office:value="11" calcext:value-type="float">
            <text:p>11</text:p>
          </table:table-cell>
          <table:table-cell table:style-name="ce27" table:formula="of:=[.C16]+[.D16]" office:value-type="float" office:value="1416602231.61906" calcext:value-type="float">
            <text:p>1416602231,6191</text:p>
          </table:table-cell>
          <table:table-cell table:style-name="ce36" table:formula="of:=[.$B$4]*(([.$D$4]-[.$C16])/[.$D$4])*[.C17]" office:value-type="float" office:value="48906301.2161355" calcext:value-type="float">
            <text:p>48906301,2161</text:p>
          </table:table-cell>
          <table:table-cell table:style-name="ce47" table:formula="of:=[.D17]/2629746" office:value-type="float" office:value="18.5973478868817" calcext:value-type="float">
            <text:p>18,5973</text:p>
          </table:table-cell>
          <table:table-cell table:style-name="ce44" table:formula="of:=[.F16]+30" office:value-type="date" office:date-value="2025-06-28" calcext:value-type="date">
            <text:p>2025-06-28</text:p>
          </table:table-cell>
        </table:table-row>
        <table:table-row table:style-name="ro1">
          <table:covered-table-cell table:style-name="ce6" table:formula="of:=YEAR([.F18])-YEAR([.$E$4])+1" office:value-type="float" office:value="2" calcext:value-type="float">
            <text:p>2</text:p>
          </table:covered-table-cell>
          <table:table-cell table:style-name="ce29" table:formula="of:=[.B17]+1" office:value-type="float" office:value="12" calcext:value-type="float">
            <text:p>12</text:p>
          </table:table-cell>
          <table:table-cell table:style-name="ce27" table:formula="of:=[.C17]+[.D17]" office:value-type="float" office:value="1465508532.8352" calcext:value-type="float">
            <text:p>1465508532,8352</text:p>
          </table:table-cell>
          <table:table-cell table:style-name="ce36" table:formula="of:=[.$B$4]*(([.$D$4]-[.$C17])/[.$D$4])*[.C18]" office:value-type="float" office:value="50316170.6811234" calcext:value-type="float">
            <text:p>50316170,6811</text:p>
          </table:table-cell>
          <table:table-cell table:style-name="ce47" table:formula="of:=[.D18]/2629746" office:value-type="float" office:value="19.1334717045385" calcext:value-type="float">
            <text:p>19,1335</text:p>
          </table:table-cell>
          <table:table-cell table:style-name="ce44" table:formula="of:=[.F17]+30" office:value-type="date" office:date-value="2025-07-28" calcext:value-type="date">
            <text:p>2025-07-28</text:p>
          </table:table-cell>
        </table:table-row>
        <table:table-row table:style-name="ro1">
          <table:covered-table-cell table:style-name="ce6" table:formula="of:=YEAR([.F19])-YEAR([.$E$4])+1" office:value-type="float" office:value="2" calcext:value-type="float">
            <text:p>2</text:p>
          </table:covered-table-cell>
          <table:table-cell table:style-name="ce29" table:formula="of:=[.B18]+1" office:value-type="float" office:value="13" calcext:value-type="float">
            <text:p>13</text:p>
          </table:table-cell>
          <table:table-cell table:style-name="ce27" table:formula="of:=[.C18]+[.D18]" office:value-type="float" office:value="1515824703.51632" calcext:value-type="float">
            <text:p>1515824703,5163</text:p>
          </table:table-cell>
          <table:table-cell table:style-name="ce36" table:formula="of:=[.$B$4]*(([.$D$4]-[.$C18])/[.$D$4])*[.C19]" office:value-type="float" office:value="51747171.9915106" calcext:value-type="float">
            <text:p>51747171,9915</text:p>
          </table:table-cell>
          <table:table-cell table:style-name="ce47" table:formula="of:=[.D19]/2629746" office:value-type="float" office:value="19.6776312204717" calcext:value-type="float">
            <text:p>19,6776</text:p>
          </table:table-cell>
          <table:table-cell table:style-name="ce44" table:formula="of:=[.F18]+30" office:value-type="date" office:date-value="2025-08-27" calcext:value-type="date">
            <text:p>2025-08-27</text:p>
          </table:table-cell>
        </table:table-row>
        <table:table-row table:style-name="ro1">
          <table:covered-table-cell table:style-name="ce6" table:formula="of:=YEAR([.F20])-YEAR([.$E$4])+1" office:value-type="float" office:value="2" calcext:value-type="float">
            <text:p>2</text:p>
          </table:covered-table-cell>
          <table:table-cell table:style-name="ce29" table:formula="of:=[.B19]+1" office:value-type="float" office:value="14" calcext:value-type="float">
            <text:p>14</text:p>
          </table:table-cell>
          <table:table-cell table:style-name="ce27" table:formula="of:=[.C19]+[.D19]" office:value-type="float" office:value="1567571875.50783" calcext:value-type="float">
            <text:p>1567571875,5078</text:p>
          </table:table-cell>
          <table:table-cell table:style-name="ce36" table:formula="of:=[.$B$4]*(([.$D$4]-[.$C19])/[.$D$4])*[.C20]" office:value-type="float" office:value="53198218.3265846" calcext:value-type="float">
            <text:p>53198218,3266</text:p>
          </table:table-cell>
          <table:table-cell table:style-name="ce47" table:formula="of:=[.D20]/2629746" office:value-type="float" office:value="20.2294131549528" calcext:value-type="float">
            <text:p>20,2294</text:p>
          </table:table-cell>
          <table:table-cell table:style-name="ce44" table:formula="of:=[.F19]+30" office:value-type="date" office:date-value="2025-09-26" calcext:value-type="date">
            <text:p>2025-09-26</text:p>
          </table:table-cell>
        </table:table-row>
        <table:table-row table:style-name="ro1">
          <table:covered-table-cell table:style-name="ce6" table:formula="of:=YEAR([.F21])-YEAR([.$E$4])+1" office:value-type="float" office:value="2" calcext:value-type="float">
            <text:p>2</text:p>
          </table:covered-table-cell>
          <table:table-cell table:style-name="ce29" table:formula="of:=[.B20]+1" office:value-type="float" office:value="15" calcext:value-type="float">
            <text:p>15</text:p>
          </table:table-cell>
          <table:table-cell table:style-name="ce27" table:formula="of:=[.C20]+[.D20]" office:value-type="float" office:value="1620770093.83442" calcext:value-type="float">
            <text:p>1620770093,8344</text:p>
          </table:table-cell>
          <table:table-cell table:style-name="ce36" table:formula="of:=[.$B$4]*(([.$D$4]-[.$C20])/[.$D$4])*[.C21]" office:value-type="float" office:value="54668109.2903406" calcext:value-type="float">
            <text:p>54668109,2903</text:p>
          </table:table-cell>
          <table:table-cell table:style-name="ce47" table:formula="of:=[.D21]/2629746" office:value-type="float" office:value="20.7883610395607" calcext:value-type="float">
            <text:p>20,7884</text:p>
          </table:table-cell>
          <table:table-cell table:style-name="ce44" table:formula="of:=[.F20]+30" office:value-type="date" office:date-value="2025-10-26" calcext:value-type="date">
            <text:p>2025-10-26</text:p>
          </table:table-cell>
        </table:table-row>
        <table:table-row table:style-name="ro1">
          <table:covered-table-cell table:style-name="ce6" table:formula="of:=YEAR([.F22])-YEAR([.$E$4])+1" office:value-type="float" office:value="2" calcext:value-type="float">
            <text:p>2</text:p>
          </table:covered-table-cell>
          <table:table-cell table:style-name="ce29" table:formula="of:=[.B21]+1" office:value-type="float" office:value="16" calcext:value-type="float">
            <text:p>16</text:p>
          </table:table-cell>
          <table:table-cell table:style-name="ce27" table:formula="of:=[.C21]+[.D21]" office:value-type="float" office:value="1675438203.12476" calcext:value-type="float">
            <text:p>1675438203,1248</text:p>
          </table:table-cell>
          <table:table-cell table:style-name="ce36" table:formula="of:=[.$B$4]*(([.$D$4]-[.$C21])/[.$D$4])*[.C22]" office:value-type="float" office:value="56155527.5902212" calcext:value-type="float">
            <text:p>56155527,5902</text:p>
          </table:table-cell>
          <table:table-cell table:style-name="ce47" table:formula="of:=[.D22]/2629746" office:value-type="float" office:value="21.3539739542226" calcext:value-type="float">
            <text:p>21,3540</text:p>
          </table:table-cell>
          <table:table-cell table:style-name="ce44" table:formula="of:=[.F21]+30" office:value-type="date" office:date-value="2025-11-25" calcext:value-type="date">
            <text:p>2025-11-25</text:p>
          </table:table-cell>
        </table:table-row>
        <table:table-row table:style-name="ro1">
          <table:covered-table-cell table:style-name="ce9" table:formula="of:=YEAR([.F23])-YEAR([.$E$4])+1" office:value-type="float" office:value="2" calcext:value-type="float">
            <text:p>2</text:p>
          </table:covered-table-cell>
          <table:table-cell table:style-name="ce30" table:formula="of:=[.B22]+1" office:value-type="float" office:value="17" calcext:value-type="float">
            <text:p>17</text:p>
          </table:table-cell>
          <table:table-cell table:style-name="ce34" table:formula="of:=[.C22]+[.D22]" office:value-type="float" office:value="1731593730.71498" calcext:value-type="float">
            <text:p>1731593730,7150</text:p>
          </table:table-cell>
          <table:table-cell table:style-name="ce38" table:formula="of:=[.$B$4]*(([.$D$4]-[.$C22])/[.$D$4])*[.C23]" office:value-type="float" office:value="57659036.0736743" calcext:value-type="float">
            <text:p>57659036,0737</text:p>
          </table:table-cell>
          <table:table-cell table:style-name="ce48" table:formula="of:=[.D23]/2629746" office:value-type="float" office:value="21.9257054003217" calcext:value-type="float">
            <text:p>21,9257</text:p>
          </table:table-cell>
          <table:table-cell table:style-name="ce45" table:formula="of:=[.F22]+30" office:value-type="date" office:date-value="2025-12-25" calcext:value-type="date">
            <text:p>2025-12-25</text:p>
          </table:table-cell>
        </table:table-row>
        <table:table-row table:style-name="ro1">
          <table:table-cell table:style-name="ce5" table:formula="of:=YEAR([.F24])-YEAR([.$E$4])+1" office:value-type="float" office:value="3" calcext:value-type="float" table:number-columns-spanned="1" table:number-rows-spanned="12">
            <text:p>3</text:p>
          </table:table-cell>
          <table:table-cell table:style-name="ce28" table:formula="of:=[.B23]+1" office:value-type="float" office:value="18" calcext:value-type="float">
            <text:p>18</text:p>
          </table:table-cell>
          <table:table-cell table:style-name="ce27" table:formula="of:=[.C23]+[.D23]" office:value-type="float" office:value="1789252766.78865" calcext:value-type="float">
            <text:p>1789252766,7887</text:p>
          </table:table-cell>
          <table:table-cell table:style-name="ce36" table:formula="of:=[.$B$4]*(([.$D$4]-[.$C23])/[.$D$4])*[.C24]" office:value-type="float" office:value="59177075.1770035" calcext:value-type="float">
            <text:p>59177075,1770</text:p>
          </table:table-cell>
          <table:table-cell table:style-name="ce47" table:formula="of:=[.D24]/2629746" office:value-type="float" office:value="22.5029623305838" calcext:value-type="float">
            <text:p>22,5030</text:p>
          </table:table-cell>
          <table:table-cell table:style-name="ce43" table:formula="of:=[.F23]+30" office:value-type="date" office:date-value="2026-01-24" calcext:value-type="date">
            <text:p>2026-01-24</text:p>
          </table:table-cell>
        </table:table-row>
        <table:table-row table:style-name="ro1">
          <table:covered-table-cell table:style-name="ce6" table:formula="of:=YEAR([.F25])-YEAR([.$E$4])+1" office:value-type="float" office:value="3" calcext:value-type="float">
            <text:p>3</text:p>
          </table:covered-table-cell>
          <table:table-cell table:style-name="ce29" table:formula="of:=[.B24]+1" office:value-type="float" office:value="19" calcext:value-type="float">
            <text:p>19</text:p>
          </table:table-cell>
          <table:table-cell table:style-name="ce27" table:formula="of:=[.C24]+[.D24]" office:value-type="float" office:value="1848429841.96566" calcext:value-type="float">
            <text:p>1848429841,9657</text:p>
          </table:table-cell>
          <table:table-cell table:style-name="ce36" table:formula="of:=[.$B$4]*(([.$D$4]-[.$C24])/[.$D$4])*[.C25]" office:value-type="float" office:value="60707960.8428192" calcext:value-type="float">
            <text:p>60707960,8428</text:p>
          </table:table-cell>
          <table:table-cell table:style-name="ce47" table:formula="of:=[.D25]/2629746" office:value-type="float" office:value="23.0851043571581" calcext:value-type="float">
            <text:p>23,0851</text:p>
          </table:table-cell>
          <table:table-cell table:style-name="ce44" table:formula="of:=[.F24]+30" office:value-type="date" office:date-value="2026-02-23" calcext:value-type="date">
            <text:p>2026-02-23</text:p>
          </table:table-cell>
        </table:table-row>
        <table:table-row table:style-name="ro1">
          <table:covered-table-cell table:style-name="ce6" table:formula="of:=YEAR([.F26])-YEAR([.$E$4])+1" office:value-type="float" office:value="3" calcext:value-type="float">
            <text:p>3</text:p>
          </table:covered-table-cell>
          <table:table-cell table:style-name="ce29" table:formula="of:=[.B25]+1" office:value-type="float" office:value="20" calcext:value-type="float">
            <text:p>20</text:p>
          </table:table-cell>
          <table:table-cell table:style-name="ce27" table:formula="of:=[.C25]+[.D25]" office:value-type="float" office:value="1909137802.80848" calcext:value-type="float">
            <text:p>1909137802,8085</text:p>
          </table:table-cell>
          <table:table-cell table:style-name="ce36" table:formula="of:=[.$B$4]*(([.$D$4]-[.$C25])/[.$D$4])*[.C26]" office:value-type="float" office:value="62249882.9637953" calcext:value-type="float">
            <text:p>62249882,9638</text:p>
          </table:table-cell>
          <table:table-cell table:style-name="ce47" table:formula="of:=[.D26]/2629746" office:value-type="float" office:value="23.6714431598319" calcext:value-type="float">
            <text:p>23,6714</text:p>
          </table:table-cell>
          <table:table-cell table:style-name="ce44" table:formula="of:=[.F25]+30" office:value-type="date" office:date-value="2026-03-25" calcext:value-type="date">
            <text:p>2026-03-25</text:p>
          </table:table-cell>
        </table:table-row>
        <table:table-row table:style-name="ro1">
          <table:covered-table-cell table:style-name="ce6" table:formula="of:=YEAR([.F27])-YEAR([.$E$4])+1" office:value-type="float" office:value="3" calcext:value-type="float">
            <text:p>3</text:p>
          </table:covered-table-cell>
          <table:table-cell table:style-name="ce29" table:formula="of:=[.B26]+1" office:value-type="float" office:value="21" calcext:value-type="float">
            <text:p>21</text:p>
          </table:table-cell>
          <table:table-cell table:style-name="ce27" table:formula="of:=[.C26]+[.D26]" office:value-type="float" office:value="1971387685.77227" calcext:value-type="float">
            <text:p>1971387685,7723</text:p>
          </table:table-cell>
          <table:table-cell table:style-name="ce36" table:formula="of:=[.$B$4]*(([.$D$4]-[.$C26])/[.$D$4])*[.C27]" office:value-type="float" office:value="63800904.411295" calcext:value-type="float">
            <text:p>63800904,4113</text:p>
          </table:table-cell>
          <table:table-cell table:style-name="ce47" table:formula="of:=[.D27]/2629746" office:value-type="float" office:value="24.2612421166512" calcext:value-type="float">
            <text:p>24,2612</text:p>
          </table:table-cell>
          <table:table-cell table:style-name="ce44" table:formula="of:=[.F26]+30" office:value-type="date" office:date-value="2026-04-24" calcext:value-type="date">
            <text:p>2026-04-24</text:p>
          </table:table-cell>
        </table:table-row>
        <table:table-row table:style-name="ro1">
          <table:covered-table-cell table:style-name="ce6" table:formula="of:=YEAR([.F28])-YEAR([.$E$4])+1" office:value-type="float" office:value="3" calcext:value-type="float">
            <text:p>3</text:p>
          </table:covered-table-cell>
          <table:table-cell table:style-name="ce29" table:formula="of:=[.B27]+1" office:value-type="float" office:value="22" calcext:value-type="float">
            <text:p>22</text:p>
          </table:table-cell>
          <table:table-cell table:style-name="ce27" table:formula="of:=[.C27]+[.D27]" office:value-type="float" office:value="2035188590.18357" calcext:value-type="float">
            <text:p>2035188590,1836</text:p>
          </table:table-cell>
          <table:table-cell table:style-name="ce36" table:formula="of:=[.$B$4]*(([.$D$4]-[.$C27])/[.$D$4])*[.C28]" office:value-type="float" office:value="65358960.7076942" calcext:value-type="float">
            <text:p>65358960,7077</text:p>
          </table:table-cell>
          <table:table-cell table:style-name="ce47" table:formula="of:=[.D28]/2629746" office:value-type="float" office:value="24.853716179317" calcext:value-type="float">
            <text:p>24,8537</text:p>
          </table:table-cell>
          <table:table-cell table:style-name="ce44" table:formula="of:=[.F27]+30" office:value-type="date" office:date-value="2026-05-24" calcext:value-type="date">
            <text:p>2026-05-24</text:p>
          </table:table-cell>
        </table:table-row>
        <table:table-row table:style-name="ro1">
          <table:covered-table-cell table:style-name="ce6" table:formula="of:=YEAR([.F29])-YEAR([.$E$4])+1" office:value-type="float" office:value="3" calcext:value-type="float">
            <text:p>3</text:p>
          </table:covered-table-cell>
          <table:table-cell table:style-name="ce29" table:formula="of:=[.B28]+1" office:value-type="float" office:value="23" calcext:value-type="float">
            <text:p>23</text:p>
          </table:table-cell>
          <table:table-cell table:style-name="ce27" table:formula="of:=[.C28]+[.D28]" office:value-type="float" office:value="2100547550.89126" calcext:value-type="float">
            <text:p>2100547550,8913</text:p>
          </table:table-cell>
          <table:table-cell table:style-name="ce36" table:formula="of:=[.$B$4]*(([.$D$4]-[.$C28])/[.$D$4])*[.C29]" office:value-type="float" office:value="66921860.4008027" calcext:value-type="float">
            <text:p>66921860,4008</text:p>
          </table:table-cell>
          <table:table-cell table:style-name="ce47" table:formula="of:=[.D29]/2629746" office:value-type="float" office:value="25.4480320155645" calcext:value-type="float">
            <text:p>25,4480</text:p>
          </table:table-cell>
          <table:table-cell table:style-name="ce44" table:formula="of:=[.F28]+30" office:value-type="date" office:date-value="2026-06-23" calcext:value-type="date">
            <text:p>2026-06-23</text:p>
          </table:table-cell>
        </table:table-row>
        <table:table-row table:style-name="ro1">
          <table:covered-table-cell table:style-name="ce6" table:formula="of:=YEAR([.F30])-YEAR([.$E$4])+1" office:value-type="float" office:value="3" calcext:value-type="float">
            <text:p>3</text:p>
          </table:covered-table-cell>
          <table:table-cell table:style-name="ce29" table:formula="of:=[.B29]+1" office:value-type="float" office:value="24" calcext:value-type="float">
            <text:p>24</text:p>
          </table:table-cell>
          <table:table-cell table:style-name="ce27" table:formula="of:=[.C29]+[.D29]" office:value-type="float" office:value="2167469411.29206" calcext:value-type="float">
            <text:p>2167469411,2921</text:p>
          </table:table-cell>
          <table:table-cell table:style-name="ce36" table:formula="of:=[.$B$4]*(([.$D$4]-[.$C29])/[.$D$4])*[.C30]" office:value-type="float" office:value="68487286.1975974" calcext:value-type="float">
            <text:p>68487286,1976</text:p>
          </table:table-cell>
          <table:table-cell table:style-name="ce47" table:formula="of:=[.D30]/2629746" office:value-type="float" office:value="26.0433084402819" calcext:value-type="float">
            <text:p>26,0433</text:p>
          </table:table-cell>
          <table:table-cell table:style-name="ce44" table:formula="of:=[.F29]+30" office:value-type="date" office:date-value="2026-07-23" calcext:value-type="date">
            <text:p>2026-07-23</text:p>
          </table:table-cell>
        </table:table-row>
        <table:table-row table:style-name="ro1">
          <table:covered-table-cell table:style-name="ce6" table:formula="of:=YEAR([.F31])-YEAR([.$E$4])+1" office:value-type="float" office:value="3" calcext:value-type="float">
            <text:p>3</text:p>
          </table:covered-table-cell>
          <table:table-cell table:style-name="ce29" table:formula="of:=[.B30]+1" office:value-type="float" office:value="25" calcext:value-type="float">
            <text:p>25</text:p>
          </table:table-cell>
          <table:table-cell table:style-name="ce27" table:formula="of:=[.C30]+[.D30]" office:value-type="float" office:value="2235956697.48966" calcext:value-type="float">
            <text:p>2235956697,4897</text:p>
          </table:table-cell>
          <table:table-cell table:style-name="ce36" table:formula="of:=[.$B$4]*(([.$D$4]-[.$C30])/[.$D$4])*[.C31]" office:value-type="float" office:value="70052796.9124566" calcext:value-type="float">
            <text:p>70052796,9125</text:p>
          </table:table-cell>
          <table:table-cell table:style-name="ce47" table:formula="of:=[.D31]/2629746" office:value-type="float" office:value="26.6386171563552" calcext:value-type="float">
            <text:p>26,6386</text:p>
          </table:table-cell>
          <table:table-cell table:style-name="ce44" table:formula="of:=[.F30]+30" office:value-type="date" office:date-value="2026-08-22" calcext:value-type="date">
            <text:p>2026-08-22</text:p>
          </table:table-cell>
        </table:table-row>
        <table:table-row table:style-name="ro1">
          <table:covered-table-cell table:style-name="ce6" table:formula="of:=YEAR([.F32])-YEAR([.$E$4])+1" office:value-type="float" office:value="3" calcext:value-type="float">
            <text:p>3</text:p>
          </table:covered-table-cell>
          <table:table-cell table:style-name="ce29" table:formula="of:=[.B31]+1" office:value-type="float" office:value="26" calcext:value-type="float">
            <text:p>26</text:p>
          </table:table-cell>
          <table:table-cell table:style-name="ce27" table:formula="of:=[.C31]+[.D31]" office:value-type="float" office:value="2306009494.40212" calcext:value-type="float">
            <text:p>2306009494,4021</text:p>
          </table:table-cell>
          <table:table-cell table:style-name="ce36" table:formula="of:=[.$B$4]*(([.$D$4]-[.$C31])/[.$D$4])*[.C32]" office:value-type="float" office:value="71615830.282152" calcext:value-type="float">
            <text:p>71615830,2822</text:p>
          </table:table-cell>
          <table:table-cell table:style-name="ce47" table:formula="of:=[.D32]/2629746" office:value-type="float" office:value="27.2329838251116" calcext:value-type="float">
            <text:p>27,2330</text:p>
          </table:table-cell>
          <table:table-cell table:style-name="ce44" table:formula="of:=[.F31]+30" office:value-type="date" office:date-value="2026-09-21" calcext:value-type="date">
            <text:p>2026-09-21</text:p>
          </table:table-cell>
        </table:table-row>
        <table:table-row table:style-name="ro1">
          <table:covered-table-cell table:style-name="ce6" table:formula="of:=YEAR([.F33])-YEAR([.$E$4])+1" office:value-type="float" office:value="3" calcext:value-type="float">
            <text:p>3</text:p>
          </table:covered-table-cell>
          <table:table-cell table:style-name="ce29" table:formula="of:=[.B32]+1" office:value-type="float" office:value="27" calcext:value-type="float">
            <text:p>27</text:p>
          </table:table-cell>
          <table:table-cell table:style-name="ce27" table:formula="of:=[.C32]+[.D32]" office:value-type="float" office:value="2377625324.68427" calcext:value-type="float">
            <text:p>2377625324,6843</text:p>
          </table:table-cell>
          <table:table-cell table:style-name="ce36" table:formula="of:=[.$B$4]*(([.$D$4]-[.$C32])/[.$D$4])*[.C33]" office:value-type="float" office:value="73173706.6959594" calcext:value-type="float">
            <text:p>73173706,6960</text:p>
          </table:table-cell>
          <table:table-cell table:style-name="ce47" table:formula="of:=[.D33]/2629746" office:value-type="float" office:value="27.8253894847485" calcext:value-type="float">
            <text:p>27,8254</text:p>
          </table:table-cell>
          <table:table-cell table:style-name="ce44" table:formula="of:=[.F32]+30" office:value-type="date" office:date-value="2026-10-21" calcext:value-type="date">
            <text:p>2026-10-21</text:p>
          </table:table-cell>
        </table:table-row>
        <table:table-row table:style-name="ro1">
          <table:covered-table-cell table:style-name="ce6" table:formula="of:=YEAR([.F34])-YEAR([.$E$4])+1" office:value-type="float" office:value="3" calcext:value-type="float">
            <text:p>3</text:p>
          </table:covered-table-cell>
          <table:table-cell table:style-name="ce29" table:formula="of:=[.B33]+1" office:value-type="float" office:value="28" calcext:value-type="float">
            <text:p>28</text:p>
          </table:table-cell>
          <table:table-cell table:style-name="ce27" table:formula="of:=[.C33]+[.D33]" office:value-type="float" office:value="2450799031.38023" calcext:value-type="float">
            <text:p>2450799031,3802</text:p>
          </table:table-cell>
          <table:table-cell table:style-name="ce36" table:formula="of:=[.$B$4]*(([.$D$4]-[.$C33])/[.$D$4])*[.C34]" office:value-type="float" office:value="74723633.8843239" calcext:value-type="float">
            <text:p>74723633,8843</text:p>
          </table:table-cell>
          <table:table-cell table:style-name="ce47" table:formula="of:=[.D34]/2629746" office:value-type="float" office:value="28.4147723332686" calcext:value-type="float">
            <text:p>28,4148</text:p>
          </table:table-cell>
          <table:table-cell table:style-name="ce44" table:formula="of:=[.F33]+30" office:value-type="date" office:date-value="2026-11-20" calcext:value-type="date">
            <text:p>2026-11-20</text:p>
          </table:table-cell>
        </table:table-row>
        <table:table-row table:style-name="ro1">
          <table:covered-table-cell table:style-name="ce9" table:formula="of:=YEAR([.F35])-YEAR([.$E$4])+1" office:value-type="float" office:value="3" calcext:value-type="float">
            <text:p>3</text:p>
          </table:covered-table-cell>
          <table:table-cell table:style-name="ce30" table:formula="of:=[.B34]+1" office:value-type="float" office:value="29" calcext:value-type="float">
            <text:p>29</text:p>
          </table:table-cell>
          <table:table-cell table:style-name="ce34" table:formula="of:=[.C34]+[.D34]" office:value-type="float" office:value="2525522665.26455" calcext:value-type="float">
            <text:p>2525522665,2646</text:p>
          </table:table-cell>
          <table:table-cell table:style-name="ce38" table:formula="of:=[.$B$4]*(([.$D$4]-[.$C34])/[.$D$4])*[.C35]" office:value-type="float" office:value="76262712.6035454" calcext:value-type="float">
            <text:p>76262712,6035</text:p>
          </table:table-cell>
          <table:table-cell table:style-name="ce48" table:formula="of:=[.D35]/2629746" office:value-type="float" office:value="29.0000298901663" calcext:value-type="float">
            <text:p>29,0000</text:p>
          </table:table-cell>
          <table:table-cell table:style-name="ce45" table:formula="of:=[.F34]+30" office:value-type="date" office:date-value="2026-12-20" calcext:value-type="date">
            <text:p>2026-12-20</text:p>
          </table:table-cell>
        </table:table-row>
        <table:table-row table:style-name="ro1">
          <table:table-cell table:style-name="ce5" table:formula="of:=YEAR([.F36])-YEAR([.$E$4])+1" office:value-type="float" office:value="4" calcext:value-type="float" table:number-columns-spanned="1" table:number-rows-spanned="12">
            <text:p>4</text:p>
          </table:table-cell>
          <table:table-cell table:style-name="ce28" table:formula="of:=[.B35]+1" office:value-type="float" office:value="30" calcext:value-type="float">
            <text:p>30</text:p>
          </table:table-cell>
          <table:table-cell table:style-name="ce27" table:formula="of:=[.C35]+[.D35]" office:value-type="float" office:value="2601785377.8681" calcext:value-type="float">
            <text:p>2601785377,8681</text:p>
          </table:table-cell>
          <table:table-cell table:style-name="ce36" table:formula="of:=[.$B$4]*(([.$D$4]-[.$C35])/[.$D$4])*[.C36]" office:value-type="float" office:value="77787943.3468848" calcext:value-type="float">
            <text:p>77787943,3469</text:p>
          </table:table-cell>
          <table:table-cell table:style-name="ce47" table:formula="of:=[.D36]/2629746" office:value-type="float" office:value="29.5800215484251" calcext:value-type="float">
            <text:p>29,5800</text:p>
          </table:table-cell>
          <table:table-cell table:style-name="ce43" table:formula="of:=[.F35]+30" office:value-type="date" office:date-value="2027-01-19" calcext:value-type="date">
            <text:p>2027-01-19</text:p>
          </table:table-cell>
        </table:table-row>
        <table:table-row table:style-name="ro1">
          <table:covered-table-cell table:style-name="ce6" table:formula="of:=YEAR([.F37])-YEAR([.$E$4])+1" office:value-type="float" office:value="4" calcext:value-type="float">
            <text:p>4</text:p>
          </table:covered-table-cell>
          <table:table-cell table:style-name="ce29" table:formula="of:=[.B36]+1" office:value-type="float" office:value="31" calcext:value-type="float">
            <text:p>31</text:p>
          </table:table-cell>
          <table:table-cell table:style-name="ce27" table:formula="of:=[.C36]+[.D36]" office:value-type="float" office:value="2679573321.21498" calcext:value-type="float">
            <text:p>2679573321,2150</text:p>
          </table:table-cell>
          <table:table-cell table:style-name="ce36" table:formula="of:=[.$B$4]*(([.$D$4]-[.$C36])/[.$D$4])*[.C37]" office:value-type="float" office:value="79296234.1043489" calcext:value-type="float">
            <text:p>79296234,1043</text:p>
          </table:table-cell>
          <table:table-cell table:style-name="ce47" table:formula="of:=[.D37]/2629746" office:value-type="float" office:value="30.1535715252914" calcext:value-type="float">
            <text:p>30,1536</text:p>
          </table:table-cell>
          <table:table-cell table:style-name="ce44" table:formula="of:=[.F36]+30" office:value-type="date" office:date-value="2027-02-18" calcext:value-type="date">
            <text:p>2027-02-18</text:p>
          </table:table-cell>
        </table:table-row>
        <table:table-row table:style-name="ro1">
          <table:covered-table-cell table:style-name="ce6" table:formula="of:=YEAR([.F38])-YEAR([.$E$4])+1" office:value-type="float" office:value="4" calcext:value-type="float">
            <text:p>4</text:p>
          </table:covered-table-cell>
          <table:table-cell table:style-name="ce29" table:formula="of:=[.B37]+1" office:value-type="float" office:value="32" calcext:value-type="float">
            <text:p>32</text:p>
          </table:table-cell>
          <table:table-cell table:style-name="ce27" table:formula="of:=[.C37]+[.D37]" office:value-type="float" office:value="2758869555.31933" calcext:value-type="float">
            <text:p>2758869555,3193</text:p>
          </table:table-cell>
          <table:table-cell table:style-name="ce36" table:formula="of:=[.$B$4]*(([.$D$4]-[.$C37])/[.$D$4])*[.C38]" office:value-type="float" office:value="80784409.1841896" calcext:value-type="float">
            <text:p>80784409,1842</text:p>
          </table:table-cell>
          <table:table-cell table:style-name="ce47" table:formula="of:=[.D38]/2629746" office:value-type="float" office:value="30.7194722167805" calcext:value-type="float">
            <text:p>30,7195</text:p>
          </table:table-cell>
          <table:table-cell table:style-name="ce44" table:formula="of:=[.F37]+30" office:value-type="date" office:date-value="2027-03-20" calcext:value-type="date">
            <text:p>2027-03-20</text:p>
          </table:table-cell>
        </table:table-row>
        <table:table-row table:style-name="ro1">
          <table:covered-table-cell table:style-name="ce6" table:formula="of:=YEAR([.F39])-YEAR([.$E$4])+1" office:value-type="float" office:value="4" calcext:value-type="float">
            <text:p>4</text:p>
          </table:covered-table-cell>
          <table:table-cell table:style-name="ce29" table:formula="of:=[.B38]+1" office:value-type="float" office:value="33" calcext:value-type="float">
            <text:p>33</text:p>
          </table:table-cell>
          <table:table-cell table:style-name="ce27" table:formula="of:=[.C38]+[.D38]" office:value-type="float" office:value="2839653964.50352" calcext:value-type="float">
            <text:p>2839653964,5035</text:p>
          </table:table-cell>
          <table:table-cell table:style-name="ce36" table:formula="of:=[.$B$4]*(([.$D$4]-[.$C38])/[.$D$4])*[.C39]" office:value-type="float" office:value="82249219.0988984" calcext:value-type="float">
            <text:p>82249219,0989</text:p>
          </table:table-cell>
          <table:table-cell table:style-name="ce47" table:formula="of:=[.D39]/2629746" office:value-type="float" office:value="31.2764879569732" calcext:value-type="float">
            <text:p>31,2765</text:p>
          </table:table-cell>
          <table:table-cell table:style-name="ce44" table:formula="of:=[.F38]+30" office:value-type="date" office:date-value="2027-04-19" calcext:value-type="date">
            <text:p>2027-04-19</text:p>
          </table:table-cell>
        </table:table-row>
        <table:table-row table:style-name="ro1">
          <table:covered-table-cell table:style-name="ce6" table:formula="of:=YEAR([.F40])-YEAR([.$E$4])+1" office:value-type="float" office:value="4" calcext:value-type="float">
            <text:p>4</text:p>
          </table:covered-table-cell>
          <table:table-cell table:style-name="ce29" table:formula="of:=[.B39]+1" office:value-type="float" office:value="34" calcext:value-type="float">
            <text:p>34</text:p>
          </table:table-cell>
          <table:table-cell table:style-name="ce27" table:formula="of:=[.C39]+[.D39]" office:value-type="float" office:value="2921903183.60242" calcext:value-type="float">
            <text:p>2921903183,6024</text:p>
          </table:table-cell>
          <table:table-cell table:style-name="ce36" table:formula="of:=[.$B$4]*(([.$D$4]-[.$C39])/[.$D$4])*[.C40]" office:value-type="float" office:value="83687351.5072485" calcext:value-type="float">
            <text:p>83687351,5072</text:p>
          </table:table-cell>
          <table:table-cell table:style-name="ce47" table:formula="of:=[.D40]/2629746" office:value-type="float" office:value="31.8233591788897" calcext:value-type="float">
            <text:p>31,8234</text:p>
          </table:table-cell>
          <table:table-cell table:style-name="ce44" table:formula="of:=[.F39]+30" office:value-type="date" office:date-value="2027-05-19" calcext:value-type="date">
            <text:p>2027-05-19</text:p>
          </table:table-cell>
        </table:table-row>
        <table:table-row table:style-name="ro1">
          <table:covered-table-cell table:style-name="ce6" table:formula="of:=YEAR([.F41])-YEAR([.$E$4])+1" office:value-type="float" office:value="4" calcext:value-type="float">
            <text:p>4</text:p>
          </table:covered-table-cell>
          <table:table-cell table:style-name="ce29" table:formula="of:=[.B40]+1" office:value-type="float" office:value="35" calcext:value-type="float">
            <text:p>35</text:p>
          </table:table-cell>
          <table:table-cell table:style-name="ce27" table:formula="of:=[.C40]+[.D40]" office:value-type="float" office:value="3005590535.10967" calcext:value-type="float">
            <text:p>3005590535,1097</text:p>
          </table:table-cell>
          <table:table-cell table:style-name="ce36" table:formula="of:=[.$B$4]*(([.$D$4]-[.$C40])/[.$D$4])*[.C41]" office:value-type="float" office:value="85095443.1918178" calcext:value-type="float">
            <text:p>85095443,1918</text:p>
          </table:table-cell>
          <table:table-cell table:style-name="ce47" table:formula="of:=[.D41]/2629746" office:value-type="float" office:value="32.3588069691209" calcext:value-type="float">
            <text:p>32,3588</text:p>
          </table:table-cell>
          <table:table-cell table:style-name="ce44" table:formula="of:=[.F40]+30" office:value-type="date" office:date-value="2027-06-18" calcext:value-type="date">
            <text:p>2027-06-18</text:p>
          </table:table-cell>
        </table:table-row>
        <table:table-row table:style-name="ro1">
          <table:covered-table-cell table:style-name="ce6" table:formula="of:=YEAR([.F42])-YEAR([.$E$4])+1" office:value-type="float" office:value="4" calcext:value-type="float">
            <text:p>4</text:p>
          </table:covered-table-cell>
          <table:table-cell table:style-name="ce29" table:formula="of:=[.B41]+1" office:value-type="float" office:value="36" calcext:value-type="float">
            <text:p>36</text:p>
          </table:table-cell>
          <table:table-cell table:style-name="ce27" table:formula="of:=[.C41]+[.D41]" office:value-type="float" office:value="3090685978.30149" calcext:value-type="float">
            <text:p>3090685978,3015</text:p>
          </table:table-cell>
          <table:table-cell table:style-name="ce36" table:formula="of:=[.$B$4]*(([.$D$4]-[.$C41])/[.$D$4])*[.C42]" office:value-type="float" office:value="86470093.038543" calcext:value-type="float">
            <text:p>86470093,0385</text:p>
          </table:table-cell>
          <table:table-cell table:style-name="ce47" table:formula="of:=[.D42]/2629746" office:value-type="float" office:value="32.8815380034965" calcext:value-type="float">
            <text:p>32,8815</text:p>
          </table:table-cell>
          <table:table-cell table:style-name="ce44" table:formula="of:=[.F41]+30" office:value-type="date" office:date-value="2027-07-18" calcext:value-type="date">
            <text:p>2027-07-18</text:p>
          </table:table-cell>
        </table:table-row>
        <table:table-row table:style-name="ro1">
          <table:covered-table-cell table:style-name="ce6" table:formula="of:=YEAR([.F43])-YEAR([.$E$4])+1" office:value-type="float" office:value="4" calcext:value-type="float">
            <text:p>4</text:p>
          </table:covered-table-cell>
          <table:table-cell table:style-name="ce29" table:formula="of:=[.B42]+1" office:value-type="float" office:value="37" calcext:value-type="float">
            <text:p>37</text:p>
          </table:table-cell>
          <table:table-cell table:style-name="ce27" table:formula="of:=[.C42]+[.D42]" office:value-type="float" office:value="3177156071.34003" calcext:value-type="float">
            <text:p>3177156071,3400</text:p>
          </table:table-cell>
          <table:table-cell table:style-name="ce36" table:formula="of:=[.$B$4]*(([.$D$4]-[.$C42])/[.$D$4])*[.C43]" office:value-type="float" office:value="87807875.9713369" calcext:value-type="float">
            <text:p>87807875,9713</text:p>
          </table:table-cell>
          <table:table-cell table:style-name="ce47" table:formula="of:=[.D43]/2629746" office:value-type="float" office:value="33.3902498459307" calcext:value-type="float">
            <text:p>33,3902</text:p>
          </table:table-cell>
          <table:table-cell table:style-name="ce44" table:formula="of:=[.F42]+30" office:value-type="date" office:date-value="2027-08-17" calcext:value-type="date">
            <text:p>2027-08-17</text:p>
          </table:table-cell>
        </table:table-row>
        <table:table-row table:style-name="ro1">
          <table:covered-table-cell table:style-name="ce6" table:formula="of:=YEAR([.F44])-YEAR([.$E$4])+1" office:value-type="float" office:value="4" calcext:value-type="float">
            <text:p>4</text:p>
          </table:covered-table-cell>
          <table:table-cell table:style-name="ce29" table:formula="of:=[.B43]+1" office:value-type="float" office:value="38" calcext:value-type="float">
            <text:p>38</text:p>
          </table:table-cell>
          <table:table-cell table:style-name="ce27" table:formula="of:=[.C43]+[.D43]" office:value-type="float" office:value="3264963947.31137" calcext:value-type="float">
            <text:p>3264963947,3114</text:p>
          </table:table-cell>
          <table:table-cell table:style-name="ce36" table:formula="of:=[.$B$4]*(([.$D$4]-[.$C43])/[.$D$4])*[.C44]" office:value-type="float" office:value="89105357.7808282" calcext:value-type="float">
            <text:p>89105357,7808</text:p>
          </table:table-cell>
          <table:table-cell table:style-name="ce47" table:formula="of:=[.D44]/2629746" office:value-type="float" office:value="33.8836365872705" calcext:value-type="float">
            <text:p>33,8836</text:p>
          </table:table-cell>
          <table:table-cell table:style-name="ce44" table:formula="of:=[.F43]+30" office:value-type="date" office:date-value="2027-09-16" calcext:value-type="date">
            <text:p>2027-09-16</text:p>
          </table:table-cell>
        </table:table-row>
        <table:table-row table:style-name="ro1">
          <table:covered-table-cell table:style-name="ce6" table:formula="of:=YEAR([.F45])-YEAR([.$E$4])+1" office:value-type="float" office:value="4" calcext:value-type="float">
            <text:p>4</text:p>
          </table:covered-table-cell>
          <table:table-cell table:style-name="ce29" table:formula="of:=[.B44]+1" office:value-type="float" office:value="39" calcext:value-type="float">
            <text:p>39</text:p>
          </table:table-cell>
          <table:table-cell table:style-name="ce27" table:formula="of:=[.C44]+[.D44]" office:value-type="float" office:value="3354069305.09219" calcext:value-type="float">
            <text:p>3354069305,0922</text:p>
          </table:table-cell>
          <table:table-cell table:style-name="ce36" table:formula="of:=[.$B$4]*(([.$D$4]-[.$C44])/[.$D$4])*[.C45]" office:value-type="float" office:value="90359110.772049" calcext:value-type="float">
            <text:p>90359110,7720</text:p>
          </table:table-cell>
          <table:table-cell table:style-name="ce47" table:formula="of:=[.D45]/2629746" office:value-type="float" office:value="34.3603947955616" calcext:value-type="float">
            <text:p>34,3604</text:p>
          </table:table-cell>
          <table:table-cell table:style-name="ce44" table:formula="of:=[.F44]+30" office:value-type="date" office:date-value="2027-10-16" calcext:value-type="date">
            <text:p>2027-10-16</text:p>
          </table:table-cell>
        </table:table-row>
        <table:table-row table:style-name="ro1">
          <table:covered-table-cell table:style-name="ce6" table:formula="of:=YEAR([.F46])-YEAR([.$E$4])+1" office:value-type="float" office:value="4" calcext:value-type="float">
            <text:p>4</text:p>
          </table:covered-table-cell>
          <table:table-cell table:style-name="ce29" table:formula="of:=[.B45]+1" office:value-type="float" office:value="40" calcext:value-type="float">
            <text:p>40</text:p>
          </table:table-cell>
          <table:table-cell table:style-name="ce27" table:formula="of:=[.C45]+[.D45]" office:value-type="float" office:value="3444428415.86424" calcext:value-type="float">
            <text:p>3444428415,8643</text:p>
          </table:table-cell>
          <table:table-cell table:style-name="ce36" table:formula="of:=[.$B$4]*(([.$D$4]-[.$C45])/[.$D$4])*[.C46]" office:value-type="float" office:value="91565730.1416194" calcext:value-type="float">
            <text:p>91565730,1416</text:p>
          </table:table-cell>
          <table:table-cell table:style-name="ce47" table:formula="of:=[.D46]/2629746" office:value-type="float" office:value="34.8192297437165" calcext:value-type="float">
            <text:p>34,8192</text:p>
          </table:table-cell>
          <table:table-cell table:style-name="ce44" table:formula="of:=[.F45]+30" office:value-type="date" office:date-value="2027-11-15" calcext:value-type="date">
            <text:p>2027-11-15</text:p>
          </table:table-cell>
        </table:table-row>
        <table:table-row table:style-name="ro1">
          <table:covered-table-cell table:style-name="ce9" table:formula="of:=YEAR([.F47])-YEAR([.$E$4])+1" office:value-type="float" office:value="4" calcext:value-type="float">
            <text:p>4</text:p>
          </table:covered-table-cell>
          <table:table-cell table:style-name="ce30" table:formula="of:=[.B46]+1" office:value-type="float" office:value="41" calcext:value-type="float">
            <text:p>41</text:p>
          </table:table-cell>
          <table:table-cell table:style-name="ce34" table:formula="of:=[.C46]+[.D46]" office:value-type="float" office:value="3535994146.00586" calcext:value-type="float">
            <text:p>3535994146,0059</text:p>
          </table:table-cell>
          <table:table-cell table:style-name="ce38" table:formula="of:=[.$B$4]*(([.$D$4]-[.$C46])/[.$D$4])*[.C47]" office:value-type="float" office:value="92721850.9809057" calcext:value-type="float">
            <text:p>92721850,9809</text:p>
          </table:table-cell>
          <table:table-cell table:style-name="ce48" table:formula="of:=[.D47]/2629746" office:value-type="float" office:value="35.2588618752175" calcext:value-type="float">
            <text:p>35,2589</text:p>
          </table:table-cell>
          <table:table-cell table:style-name="ce45" table:formula="of:=[.F46]+30" office:value-type="date" office:date-value="2027-12-15" calcext:value-type="date">
            <text:p>2027-12-15</text:p>
          </table:table-cell>
        </table:table-row>
        <table:table-row table:style-name="ro1">
          <table:table-cell table:style-name="ce5" table:formula="of:=YEAR([.F48])-YEAR([.$E$4])+1" office:value-type="float" office:value="5" calcext:value-type="float" table:number-columns-spanned="1" table:number-rows-spanned="12">
            <text:p>5</text:p>
          </table:table-cell>
          <table:table-cell table:style-name="ce28" table:formula="of:=[.B47]+1" office:value-type="float" office:value="42" calcext:value-type="float">
            <text:p>42</text:p>
          </table:table-cell>
          <table:table-cell table:style-name="ce27" table:formula="of:=[.C47]+[.D47]" office:value-type="float" office:value="3628715996.98677" calcext:value-type="float">
            <text:p>3628715996,9868</text:p>
          </table:table-cell>
          <table:table-cell table:style-name="ce36" table:formula="of:=[.$B$4]*(([.$D$4]-[.$C47])/[.$D$4])*[.C48]" office:value-type="float" office:value="93824165.7880186" calcext:value-type="float">
            <text:p>93824165,7880</text:p>
          </table:table-cell>
          <table:table-cell table:style-name="ce47" table:formula="of:=[.D48]/2629746" office:value-type="float" office:value="35.6780334633149" calcext:value-type="float">
            <text:p>35,6780</text:p>
          </table:table-cell>
          <table:table-cell table:style-name="ce43" table:formula="of:=[.F47]+30" office:value-type="date" office:date-value="2028-01-14" calcext:value-type="date">
            <text:p>2028-01-14</text:p>
          </table:table-cell>
        </table:table-row>
        <table:table-row table:style-name="ro1">
          <table:covered-table-cell table:style-name="ce6" table:formula="of:=YEAR([.F49])-YEAR([.$E$4])+1" office:value-type="float" office:value="5" calcext:value-type="float">
            <text:p>5</text:p>
          </table:covered-table-cell>
          <table:table-cell table:style-name="ce29" table:formula="of:=[.B48]+1" office:value-type="float" office:value="43" calcext:value-type="float">
            <text:p>43</text:p>
          </table:table-cell>
          <table:table-cell table:style-name="ce27" table:formula="of:=[.C48]+[.D48]" office:value-type="float" office:value="3722540162.77479" calcext:value-type="float">
            <text:p>3722540162,7748</text:p>
          </table:table-cell>
          <table:table-cell table:style-name="ce36" table:formula="of:=[.$B$4]*(([.$D$4]-[.$C48])/[.$D$4])*[.C49]" office:value-type="float" office:value="94869442.3586451" calcext:value-type="float">
            <text:p>94869442,3586</text:p>
          </table:table-cell>
          <table:table-cell table:style-name="ce47" table:formula="of:=[.D49]/2629746" office:value-type="float" office:value="36.0755154142815" calcext:value-type="float">
            <text:p>36,0755</text:p>
          </table:table-cell>
          <table:table-cell table:style-name="ce44" table:formula="of:=[.F48]+30" office:value-type="date" office:date-value="2028-02-13" calcext:value-type="date">
            <text:p>2028-02-13</text:p>
          </table:table-cell>
        </table:table-row>
        <table:table-row table:style-name="ro1">
          <table:covered-table-cell table:style-name="ce6" table:formula="of:=YEAR([.F50])-YEAR([.$E$4])+1" office:value-type="float" office:value="5" calcext:value-type="float">
            <text:p>5</text:p>
          </table:covered-table-cell>
          <table:table-cell table:style-name="ce29" table:formula="of:=[.B49]+1" office:value-type="float" office:value="44" calcext:value-type="float">
            <text:p>44</text:p>
          </table:table-cell>
          <table:table-cell table:style-name="ce27" table:formula="of:=[.C49]+[.D49]" office:value-type="float" office:value="3817409605.13343" calcext:value-type="float">
            <text:p>3817409605,1334</text:p>
          </table:table-cell>
          <table:table-cell table:style-name="ce36" table:formula="of:=[.$B$4]*(([.$D$4]-[.$C49])/[.$D$4])*[.C50]" office:value-type="float" office:value="95854541.9138515" calcext:value-type="float">
            <text:p>95854541,9139</text:p>
          </table:table-cell>
          <table:table-cell table:style-name="ce47" table:formula="of:=[.D50]/2629746" office:value-type="float" office:value="36.4501141607788" calcext:value-type="float">
            <text:p>36,4501</text:p>
          </table:table-cell>
          <table:table-cell table:style-name="ce44" table:formula="of:=[.F49]+30" office:value-type="date" office:date-value="2028-03-14" calcext:value-type="date">
            <text:p>2028-03-14</text:p>
          </table:table-cell>
        </table:table-row>
        <table:table-row table:style-name="ro1">
          <table:covered-table-cell table:style-name="ce6" table:formula="of:=YEAR([.F51])-YEAR([.$E$4])+1" office:value-type="float" office:value="5" calcext:value-type="float">
            <text:p>5</text:p>
          </table:covered-table-cell>
          <table:table-cell table:style-name="ce29" table:formula="of:=[.B50]+1" office:value-type="float" office:value="45" calcext:value-type="float">
            <text:p>45</text:p>
          </table:table-cell>
          <table:table-cell table:style-name="ce27" table:formula="of:=[.C50]+[.D50]" office:value-type="float" office:value="3913264147.04728" calcext:value-type="float">
            <text:p>3913264147,0473</text:p>
          </table:table-cell>
          <table:table-cell table:style-name="ce36" table:formula="of:=[.$B$4]*(([.$D$4]-[.$C50])/[.$D$4])*[.C51]" office:value-type="float" office:value="96776437.312441" calcext:value-type="float">
            <text:p>96776437,3124</text:p>
          </table:table-cell>
          <table:table-cell table:style-name="ce47" table:formula="of:=[.D51]/2629746" office:value-type="float" office:value="36.8006785873773" calcext:value-type="float">
            <text:p>36,8007</text:p>
          </table:table-cell>
          <table:table-cell table:style-name="ce44" table:formula="of:=[.F50]+30" office:value-type="date" office:date-value="2028-04-13" calcext:value-type="date">
            <text:p>2028-04-13</text:p>
          </table:table-cell>
        </table:table-row>
        <table:table-row table:style-name="ro1">
          <table:covered-table-cell table:style-name="ce6" table:formula="of:=YEAR([.F52])-YEAR([.$E$4])+1" office:value-type="float" office:value="5" calcext:value-type="float">
            <text:p>5</text:p>
          </table:covered-table-cell>
          <table:table-cell table:style-name="ce29" table:formula="of:=[.B51]+1" office:value-type="float" office:value="46" calcext:value-type="float">
            <text:p>46</text:p>
          </table:table-cell>
          <table:table-cell table:style-name="ce27" table:formula="of:=[.C51]+[.D51]" office:value-type="float" office:value="4010040584.35972" calcext:value-type="float">
            <text:p>4010040584,3597</text:p>
          </table:table-cell>
          <table:table-cell table:style-name="ce36" table:formula="of:=[.$B$4]*(([.$D$4]-[.$C51])/[.$D$4])*[.C52]" office:value-type="float" office:value="97632231.1864712" calcext:value-type="float">
            <text:p>97632231,1865</text:p>
          </table:table-cell>
          <table:table-cell table:style-name="ce47" table:formula="of:=[.D52]/2629746" office:value-type="float" office:value="37.1261069268557" calcext:value-type="float">
            <text:p>37,1261</text:p>
          </table:table-cell>
          <table:table-cell table:style-name="ce44" table:formula="of:=[.F51]+30" office:value-type="date" office:date-value="2028-05-13" calcext:value-type="date">
            <text:p>2028-05-13</text:p>
          </table:table-cell>
        </table:table-row>
        <table:table-row table:style-name="ro1">
          <table:covered-table-cell table:style-name="ce6" table:formula="of:=YEAR([.F53])-YEAR([.$E$4])+1" office:value-type="float" office:value="5" calcext:value-type="float">
            <text:p>5</text:p>
          </table:covered-table-cell>
          <table:table-cell table:style-name="ce29" table:formula="of:=[.B52]+1" office:value-type="float" office:value="47" calcext:value-type="float">
            <text:p>47</text:p>
          </table:table-cell>
          <table:table-cell table:style-name="ce27" table:formula="of:=[.C52]+[.D52]" office:value-type="float" office:value="4107672815.54619" calcext:value-type="float">
            <text:p>4107672815,5462</text:p>
          </table:table-cell>
          <table:table-cell table:style-name="ce36" table:formula="of:=[.$B$4]*(([.$D$4]-[.$C52])/[.$D$4])*[.C53]" office:value-type="float" office:value="98419173.8314021" calcext:value-type="float">
            <text:p>98419173,8314</text:p>
          </table:table-cell>
          <table:table-cell table:style-name="ce47" table:formula="of:=[.D53]/2629746" office:value-type="float" office:value="37.4253535631966" calcext:value-type="float">
            <text:p>37,4254</text:p>
          </table:table-cell>
          <table:table-cell table:style-name="ce44" table:formula="of:=[.F52]+30" office:value-type="date" office:date-value="2028-06-12" calcext:value-type="date">
            <text:p>2028-06-12</text:p>
          </table:table-cell>
        </table:table-row>
        <table:table-row table:style-name="ro1">
          <table:covered-table-cell table:style-name="ce6" table:formula="of:=YEAR([.F54])-YEAR([.$E$4])+1" office:value-type="float" office:value="5" calcext:value-type="float">
            <text:p>5</text:p>
          </table:covered-table-cell>
          <table:table-cell table:style-name="ce29" table:formula="of:=[.B53]+1" office:value-type="float" office:value="48" calcext:value-type="float">
            <text:p>48</text:p>
          </table:table-cell>
          <table:table-cell table:style-name="ce27" table:formula="of:=[.C53]+[.D53]" office:value-type="float" office:value="4206091989.3776" calcext:value-type="float">
            <text:p>4206091989,3776</text:p>
          </table:table-cell>
          <table:table-cell table:style-name="ce36" table:formula="of:=[.$B$4]*(([.$D$4]-[.$C53])/[.$D$4])*[.C54]" office:value-type="float" office:value="99134680.677292" calcext:value-type="float">
            <text:p>99134680,6773</text:p>
          </table:table-cell>
          <table:table-cell table:style-name="ce47" table:formula="of:=[.D54]/2629746" office:value-type="float" office:value="37.6974356752675" calcext:value-type="float">
            <text:p>37,6974</text:p>
          </table:table-cell>
          <table:table-cell table:style-name="ce44" table:formula="of:=[.F53]+30" office:value-type="date" office:date-value="2028-07-12" calcext:value-type="date">
            <text:p>2028-07-12</text:p>
          </table:table-cell>
        </table:table-row>
        <table:table-row table:style-name="ro1">
          <table:covered-table-cell table:style-name="ce6" table:formula="of:=YEAR([.F55])-YEAR([.$E$4])+1" office:value-type="float" office:value="5" calcext:value-type="float">
            <text:p>5</text:p>
          </table:covered-table-cell>
          <table:table-cell table:style-name="ce29" table:formula="of:=[.B54]+1" office:value-type="float" office:value="49" calcext:value-type="float">
            <text:p>49</text:p>
          </table:table-cell>
          <table:table-cell table:style-name="ce27" table:formula="of:=[.C54]+[.D54]" office:value-type="float" office:value="4305226670.05489" calcext:value-type="float">
            <text:p>4305226670,0549</text:p>
          </table:table-cell>
          <table:table-cell table:style-name="ce36" table:formula="of:=[.$B$4]*(([.$D$4]-[.$C54])/[.$D$4])*[.C55]" office:value-type="float" office:value="99776349.1647049" calcext:value-type="float">
            <text:p>99776349,1647</text:p>
          </table:table-cell>
          <table:table-cell table:style-name="ce47" table:formula="of:=[.D55]/2629746" office:value-type="float" office:value="37.9414396541358" calcext:value-type="float">
            <text:p>37,9414</text:p>
          </table:table-cell>
          <table:table-cell table:style-name="ce44" table:formula="of:=[.F54]+30" office:value-type="date" office:date-value="2028-08-11" calcext:value-type="date">
            <text:p>2028-08-11</text:p>
          </table:table-cell>
        </table:table-row>
        <table:table-row table:style-name="ro1">
          <table:covered-table-cell table:style-name="ce6" table:formula="of:=YEAR([.F56])-YEAR([.$E$4])+1" office:value-type="float" office:value="5" calcext:value-type="float">
            <text:p>5</text:p>
          </table:covered-table-cell>
          <table:table-cell table:style-name="ce29" table:formula="of:=[.B55]+1" office:value-type="float" office:value="50" calcext:value-type="float">
            <text:p>50</text:p>
          </table:table-cell>
          <table:table-cell table:style-name="ce27" table:formula="of:=[.C55]+[.D55]" office:value-type="float" office:value="4405003019.21959" calcext:value-type="float">
            <text:p>4405003019,2196</text:p>
          </table:table-cell>
          <table:table-cell table:style-name="ce36" table:formula="of:=[.$B$4]*(([.$D$4]-[.$C55])/[.$D$4])*[.C56]" office:value-type="float" office:value="100341974.848718" calcext:value-type="float">
            <text:p>100341974,8487</text:p>
          </table:table-cell>
          <table:table-cell table:style-name="ce47" table:formula="of:=[.D56]/2629746" office:value-type="float" office:value="38.1565272268568" calcext:value-type="float">
            <text:p>38,1565</text:p>
          </table:table-cell>
          <table:table-cell table:style-name="ce44" table:formula="of:=[.F55]+30" office:value-type="date" office:date-value="2028-09-10" calcext:value-type="date">
            <text:p>2028-09-10</text:p>
          </table:table-cell>
        </table:table-row>
        <table:table-row table:style-name="ro1">
          <table:covered-table-cell table:style-name="ce6" table:formula="of:=YEAR([.F57])-YEAR([.$E$4])+1" office:value-type="float" office:value="5" calcext:value-type="float">
            <text:p>5</text:p>
          </table:covered-table-cell>
          <table:table-cell table:style-name="ce29" table:formula="of:=[.B56]+1" office:value-type="float" office:value="51" calcext:value-type="float">
            <text:p>51</text:p>
          </table:table-cell>
          <table:table-cell table:style-name="ce27" table:formula="of:=[.C56]+[.D56]" office:value-type="float" office:value="4505344994.06831" calcext:value-type="float">
            <text:p>4505344994,0683</text:p>
          </table:table-cell>
          <table:table-cell table:style-name="ce36" table:formula="of:=[.$B$4]*(([.$D$4]-[.$C56])/[.$D$4])*[.C57]" office:value-type="float" office:value="100829566.556745" calcext:value-type="float">
            <text:p>100829566,5567</text:p>
          </table:table-cell>
          <table:table-cell table:style-name="ce47" table:formula="of:=[.D57]/2629746" office:value-type="float" office:value="38.3419412204621" calcext:value-type="float">
            <text:p>38,3419</text:p>
          </table:table-cell>
          <table:table-cell table:style-name="ce44" table:formula="of:=[.F56]+30" office:value-type="date" office:date-value="2028-10-10" calcext:value-type="date">
            <text:p>2028-10-10</text:p>
          </table:table-cell>
        </table:table-row>
        <table:table-row table:style-name="ro1">
          <table:covered-table-cell table:style-name="ce6" table:formula="of:=YEAR([.F58])-YEAR([.$E$4])+1" office:value-type="float" office:value="5" calcext:value-type="float">
            <text:p>5</text:p>
          </table:covered-table-cell>
          <table:table-cell table:style-name="ce29" table:formula="of:=[.B57]+1" office:value-type="float" office:value="52" calcext:value-type="float">
            <text:p>52</text:p>
          </table:table-cell>
          <table:table-cell table:style-name="ce27" table:formula="of:=[.C57]+[.D57]" office:value-type="float" office:value="4606174560.62506" calcext:value-type="float">
            <text:p>4606174560,6251</text:p>
          </table:table-cell>
          <table:table-cell table:style-name="ce36" table:formula="of:=[.$B$4]*(([.$D$4]-[.$C57])/[.$D$4])*[.C58]" office:value-type="float" office:value="101237360.430935" calcext:value-type="float">
            <text:p>101237360,4309</text:p>
          </table:table-cell>
          <table:table-cell table:style-name="ce47" table:formula="of:=[.D58]/2629746" office:value-type="float" office:value="38.4970109017885" calcext:value-type="float">
            <text:p>38,4970</text:p>
          </table:table-cell>
          <table:table-cell table:style-name="ce44" table:formula="of:=[.F57]+30" office:value-type="date" office:date-value="2028-11-09" calcext:value-type="date">
            <text:p>2028-11-09</text:p>
          </table:table-cell>
        </table:table-row>
        <table:table-row table:style-name="ro1">
          <table:covered-table-cell table:style-name="ce9" table:formula="of:=YEAR([.F59])-YEAR([.$E$4])+1" office:value-type="float" office:value="5" calcext:value-type="float">
            <text:p>5</text:p>
          </table:covered-table-cell>
          <table:table-cell table:style-name="ce30" table:formula="of:=[.B58]+1" office:value-type="float" office:value="53" calcext:value-type="float">
            <text:p>53</text:p>
          </table:table-cell>
          <table:table-cell table:style-name="ce34" table:formula="of:=[.C58]+[.D58]" office:value-type="float" office:value="4707411921.05599" calcext:value-type="float">
            <text:p>4707411921,0560</text:p>
          </table:table-cell>
          <table:table-cell table:style-name="ce38" table:formula="of:=[.$B$4]*(([.$D$4]-[.$C58])/[.$D$4])*[.C59]" office:value-type="float" office:value="101563832.693635" calcext:value-type="float">
            <text:p>101563832,6936</text:p>
          </table:table-cell>
          <table:table-cell table:style-name="ce48" table:formula="of:=[.D59]/2629746" office:value-type="float" office:value="38.6211568317376" calcext:value-type="float">
            <text:p>38,6212</text:p>
          </table:table-cell>
          <table:table-cell table:style-name="ce45" table:formula="of:=[.F58]+30" office:value-type="date" office:date-value="2028-12-09" calcext:value-type="date">
            <text:p>2028-12-09</text:p>
          </table:table-cell>
        </table:table-row>
        <table:table-row table:style-name="ro1">
          <table:table-cell table:style-name="ce5" table:formula="of:=YEAR([.F60])-YEAR([.$E$4])+1" office:value-type="float" office:value="6" calcext:value-type="float" table:number-columns-spanned="1" table:number-rows-spanned="12">
            <text:p>6</text:p>
          </table:table-cell>
          <table:table-cell table:style-name="ce28" table:formula="of:=[.B59]+1" office:value-type="float" office:value="54" calcext:value-type="float">
            <text:p>54</text:p>
          </table:table-cell>
          <table:table-cell table:style-name="ce27" table:formula="of:=[.C59]+[.D59]" office:value-type="float" office:value="4808975753.74963" calcext:value-type="float">
            <text:p>4808975753,7496</text:p>
          </table:table-cell>
          <table:table-cell table:style-name="ce36" table:formula="of:=[.$B$4]*(([.$D$4]-[.$C59])/[.$D$4])*[.C60]" office:value-type="float" office:value="101807710.984904" calcext:value-type="float">
            <text:p>101807710,9849</text:p>
          </table:table-cell>
          <table:table-cell table:style-name="ce47" table:formula="of:=[.D60]/2629746" office:value-type="float" office:value="38.713895176532" calcext:value-type="float">
            <text:p>38,7139</text:p>
          </table:table-cell>
          <table:table-cell table:style-name="ce43" table:formula="of:=[.F59]+30" office:value-type="date" office:date-value="2029-01-08" calcext:value-type="date">
            <text:p>2029-01-08</text:p>
          </table:table-cell>
        </table:table-row>
        <table:table-row table:style-name="ro1">
          <table:covered-table-cell table:style-name="ce6" table:formula="of:=YEAR([.F61])-YEAR([.$E$4])+1" office:value-type="float" office:value="6" calcext:value-type="float">
            <text:p>6</text:p>
          </table:covered-table-cell>
          <table:table-cell table:style-name="ce29" table:formula="of:=[.B60]+1" office:value-type="float" office:value="55" calcext:value-type="float">
            <text:p>55</text:p>
          </table:table-cell>
          <table:table-cell table:style-name="ce27" table:formula="of:=[.C60]+[.D60]" office:value-type="float" office:value="4910783464.73453" calcext:value-type="float">
            <text:p>4910783464,7345</text:p>
          </table:table-cell>
          <table:table-cell table:style-name="ce36" table:formula="of:=[.$B$4]*(([.$D$4]-[.$C60])/[.$D$4])*[.C61]" office:value-type="float" office:value="101967984.134089" calcext:value-type="float">
            <text:p>101967984,1341</text:p>
          </table:table-cell>
          <table:table-cell table:style-name="ce47" table:formula="of:=[.D61]/2629746" office:value-type="float" office:value="38.7748414235023" calcext:value-type="float">
            <text:p>38,7748</text:p>
          </table:table-cell>
          <table:table-cell table:style-name="ce44" table:formula="of:=[.F60]+30" office:value-type="date" office:date-value="2029-02-07" calcext:value-type="date">
            <text:p>2029-02-07</text:p>
          </table:table-cell>
        </table:table-row>
        <table:table-row table:style-name="ro1">
          <table:covered-table-cell table:style-name="ce6" table:formula="of:=YEAR([.F62])-YEAR([.$E$4])+1" office:value-type="float" office:value="6" calcext:value-type="float">
            <text:p>6</text:p>
          </table:covered-table-cell>
          <table:table-cell table:style-name="ce29" table:formula="of:=[.B61]+1" office:value-type="float" office:value="56" calcext:value-type="float">
            <text:p>56</text:p>
          </table:table-cell>
          <table:table-cell table:style-name="ce27" table:formula="of:=[.C61]+[.D61]" office:value-type="float" office:value="5012751448.86862" calcext:value-type="float">
            <text:p>5012751448,8686</text:p>
          </table:table-cell>
          <table:table-cell table:style-name="ce36" table:formula="of:=[.$B$4]*(([.$D$4]-[.$C61])/[.$D$4])*[.C62]" office:value-type="float" office:value="102043910.243032" calcext:value-type="float">
            <text:p>102043910,2430</text:p>
          </table:table-cell>
          <table:table-cell table:style-name="ce47" table:formula="of:=[.D62]/2629746" office:value-type="float" office:value="38.8037134548479" calcext:value-type="float">
            <text:p>38,8037</text:p>
          </table:table-cell>
          <table:table-cell table:style-name="ce44" table:formula="of:=[.F61]+30" office:value-type="date" office:date-value="2029-03-09" calcext:value-type="date">
            <text:p>2029-03-09</text:p>
          </table:table-cell>
        </table:table-row>
        <table:table-row table:style-name="ro1">
          <table:covered-table-cell table:style-name="ce6" table:formula="of:=YEAR([.F63])-YEAR([.$E$4])+1" office:value-type="float" office:value="6" calcext:value-type="float">
            <text:p>6</text:p>
          </table:covered-table-cell>
          <table:table-cell table:style-name="ce29" table:formula="of:=[.B62]+1" office:value-type="float" office:value="57" calcext:value-type="float">
            <text:p>57</text:p>
          </table:table-cell>
          <table:table-cell table:style-name="ce27" table:formula="of:=[.C62]+[.D62]" office:value-type="float" office:value="5114795359.11165" calcext:value-type="float">
            <text:p>5114795359,1117</text:p>
          </table:table-cell>
          <table:table-cell table:style-name="ce36" table:formula="of:=[.$B$4]*(([.$D$4]-[.$C62])/[.$D$4])*[.C63]" office:value-type="float" office:value="102035022.976252" calcext:value-type="float">
            <text:p>102035022,9763</text:p>
          </table:table-cell>
          <table:table-cell table:style-name="ce47" table:formula="of:=[.D63]/2629746" office:value-type="float" office:value="38.8003339395715" calcext:value-type="float">
            <text:p>38,8003</text:p>
          </table:table-cell>
          <table:table-cell table:style-name="ce44" table:formula="of:=[.F62]+30" office:value-type="date" office:date-value="2029-04-08" calcext:value-type="date">
            <text:p>2029-04-08</text:p>
          </table:table-cell>
        </table:table-row>
        <table:table-row table:style-name="ro1">
          <table:covered-table-cell table:style-name="ce6" table:formula="of:=YEAR([.F64])-YEAR([.$E$4])+1" office:value-type="float" office:value="6" calcext:value-type="float">
            <text:p>6</text:p>
          </table:covered-table-cell>
          <table:table-cell table:style-name="ce29" table:formula="of:=[.B63]+1" office:value-type="float" office:value="58" calcext:value-type="float">
            <text:p>58</text:p>
          </table:table-cell>
          <table:table-cell table:style-name="ce27" table:formula="of:=[.C63]+[.D63]" office:value-type="float" office:value="5216830382.08791" calcext:value-type="float">
            <text:p>5216830382,0879</text:p>
          </table:table-cell>
          <table:table-cell table:style-name="ce36" table:formula="of:=[.$B$4]*(([.$D$4]-[.$C63])/[.$D$4])*[.C64]" office:value-type="float" office:value="101941135.973213" calcext:value-type="float">
            <text:p>101941135,9732</text:p>
          </table:table-cell>
          <table:table-cell table:style-name="ce47" table:formula="of:=[.D64]/2629746" office:value-type="float" office:value="38.7646320113093" calcext:value-type="float">
            <text:p>38,7646</text:p>
          </table:table-cell>
          <table:table-cell table:style-name="ce44" table:formula="of:=[.F63]+30" office:value-type="date" office:date-value="2029-05-08" calcext:value-type="date">
            <text:p>2029-05-08</text:p>
          </table:table-cell>
        </table:table-row>
        <table:table-row table:style-name="ro1">
          <table:covered-table-cell table:style-name="ce6" table:formula="of:=YEAR([.F65])-YEAR([.$E$4])+1" office:value-type="float" office:value="6" calcext:value-type="float">
            <text:p>6</text:p>
          </table:covered-table-cell>
          <table:table-cell table:style-name="ce29" table:formula="of:=[.B64]+1" office:value-type="float" office:value="59" calcext:value-type="float">
            <text:p>59</text:p>
          </table:table-cell>
          <table:table-cell table:style-name="ce27" table:formula="of:=[.C64]+[.D64]" office:value-type="float" office:value="5318771518.06112" calcext:value-type="float">
            <text:p>5318771518,0611</text:p>
          </table:table-cell>
          <table:table-cell table:style-name="ce36" table:formula="of:=[.$B$4]*(([.$D$4]-[.$C64])/[.$D$4])*[.C65]" office:value-type="float" office:value="101762345.319225" calcext:value-type="float">
            <text:p>101762345,3192</text:p>
          </table:table-cell>
          <table:table-cell table:style-name="ce47" table:formula="of:=[.D65]/2629746" office:value-type="float" office:value="38.696644207929" calcext:value-type="float">
            <text:p>38,6966</text:p>
          </table:table-cell>
          <table:table-cell table:style-name="ce44" table:formula="of:=[.F64]+30" office:value-type="date" office:date-value="2029-06-07" calcext:value-type="date">
            <text:p>2029-06-07</text:p>
          </table:table-cell>
        </table:table-row>
        <table:table-row table:style-name="ro1">
          <table:covered-table-cell table:style-name="ce6" table:formula="of:=YEAR([.F66])-YEAR([.$E$4])+1" office:value-type="float" office:value="6" calcext:value-type="float">
            <text:p>6</text:p>
          </table:covered-table-cell>
          <table:table-cell table:style-name="ce29" table:formula="of:=[.B65]+1" office:value-type="float" office:value="60" calcext:value-type="float">
            <text:p>60</text:p>
          </table:table-cell>
          <table:table-cell table:style-name="ce27" table:formula="of:=[.C65]+[.D65]" office:value-type="float" office:value="5420533863.38034" calcext:value-type="float">
            <text:p>5420533863,3804</text:p>
          </table:table-cell>
          <table:table-cell table:style-name="ce36" table:formula="of:=[.$B$4]*(([.$D$4]-[.$C65])/[.$D$4])*[.C66]" office:value-type="float" office:value="101499030.034281" calcext:value-type="float">
            <text:p>101499030,0343</text:p>
          </table:table-cell>
          <table:table-cell table:style-name="ce47" table:formula="of:=[.D66]/2629746" office:value-type="float" office:value="38.596514657416" calcext:value-type="float">
            <text:p>38,5965</text:p>
          </table:table-cell>
          <table:table-cell table:style-name="ce44" table:formula="of:=[.F65]+30" office:value-type="date" office:date-value="2029-07-07" calcext:value-type="date">
            <text:p>2029-07-07</text:p>
          </table:table-cell>
        </table:table-row>
        <table:table-row table:style-name="ro1">
          <table:covered-table-cell table:style-name="ce6" table:formula="of:=YEAR([.F67])-YEAR([.$E$4])+1" office:value-type="float" office:value="6" calcext:value-type="float">
            <text:p>6</text:p>
          </table:covered-table-cell>
          <table:table-cell table:style-name="ce29" table:formula="of:=[.B66]+1" office:value-type="float" office:value="61" calcext:value-type="float">
            <text:p>61</text:p>
          </table:table-cell>
          <table:table-cell table:style-name="ce27" table:formula="of:=[.C66]+[.D66]" office:value-type="float" office:value="5522032893.41462" calcext:value-type="float">
            <text:p>5522032893,4146</text:p>
          </table:table-cell>
          <table:table-cell table:style-name="ce36" table:formula="of:=[.$B$4]*(([.$D$4]-[.$C66])/[.$D$4])*[.C67]" office:value-type="float" office:value="101151850.562769" calcext:value-type="float">
            <text:p>101151850,5628</text:p>
          </table:table-cell>
          <table:table-cell table:style-name="ce47" table:formula="of:=[.D67]/2629746" office:value-type="float" office:value="38.4644945035637" calcext:value-type="float">
            <text:p>38,4645</text:p>
          </table:table-cell>
          <table:table-cell table:style-name="ce44" table:formula="of:=[.F66]+30" office:value-type="date" office:date-value="2029-08-06" calcext:value-type="date">
            <text:p>2029-08-06</text:p>
          </table:table-cell>
        </table:table-row>
        <table:table-row table:style-name="ro1">
          <table:covered-table-cell table:style-name="ce6" table:formula="of:=YEAR([.F68])-YEAR([.$E$4])+1" office:value-type="float" office:value="6" calcext:value-type="float">
            <text:p>6</text:p>
          </table:covered-table-cell>
          <table:table-cell table:style-name="ce29" table:formula="of:=[.B67]+1" office:value-type="float" office:value="62" calcext:value-type="float">
            <text:p>62</text:p>
          </table:table-cell>
          <table:table-cell table:style-name="ce27" table:formula="of:=[.C67]+[.D67]" office:value-type="float" office:value="5623184743.97739" calcext:value-type="float">
            <text:p>5623184743,9774</text:p>
          </table:table-cell>
          <table:table-cell table:style-name="ce36" table:formula="of:=[.$B$4]*(([.$D$4]-[.$C67])/[.$D$4])*[.C68]" office:value-type="float" office:value="100721745.271134" calcext:value-type="float">
            <text:p>100721745,2711</text:p>
          </table:table-cell>
          <table:table-cell table:style-name="ce47" table:formula="of:=[.D68]/2629746" office:value-type="float" office:value="38.3009405741596" calcext:value-type="float">
            <text:p>38,3009</text:p>
          </table:table-cell>
          <table:table-cell table:style-name="ce44" table:formula="of:=[.F67]+30" office:value-type="date" office:date-value="2029-09-05" calcext:value-type="date">
            <text:p>2029-09-05</text:p>
          </table:table-cell>
        </table:table-row>
        <table:table-row table:style-name="ro1">
          <table:covered-table-cell table:style-name="ce6" table:formula="of:=YEAR([.F69])-YEAR([.$E$4])+1" office:value-type="float" office:value="6" calcext:value-type="float">
            <text:p>6</text:p>
          </table:covered-table-cell>
          <table:table-cell table:style-name="ce29" table:formula="of:=[.B68]+1" office:value-type="float" office:value="63" calcext:value-type="float">
            <text:p>63</text:p>
          </table:table-cell>
          <table:table-cell table:style-name="ce27" table:formula="of:=[.C68]+[.D68]" office:value-type="float" office:value="5723906489.24853" calcext:value-type="float">
            <text:p>5723906489,2485</text:p>
          </table:table-cell>
          <table:table-cell table:style-name="ce36" table:formula="of:=[.$B$4]*(([.$D$4]-[.$C68])/[.$D$4])*[.C69]" office:value-type="float" office:value="100209924.984759" calcext:value-type="float">
            <text:p>100209924,9848</text:p>
          </table:table-cell>
          <table:table-cell table:style-name="ce47" table:formula="of:=[.D69]/2629746" office:value-type="float" office:value="38.1063133035506" calcext:value-type="float">
            <text:p>38,1063</text:p>
          </table:table-cell>
          <table:table-cell table:style-name="ce44" table:formula="of:=[.F68]+30" office:value-type="date" office:date-value="2029-10-05" calcext:value-type="date">
            <text:p>2029-10-05</text:p>
          </table:table-cell>
        </table:table-row>
        <table:table-row table:style-name="ro1">
          <table:covered-table-cell table:style-name="ce6" table:formula="of:=YEAR([.F70])-YEAR([.$E$4])+1" office:value-type="float" office:value="6" calcext:value-type="float">
            <text:p>6</text:p>
          </table:covered-table-cell>
          <table:table-cell table:style-name="ce29" table:formula="of:=[.B69]+1" office:value-type="float" office:value="64" calcext:value-type="float">
            <text:p>64</text:p>
          </table:table-cell>
          <table:table-cell table:style-name="ce27" table:formula="of:=[.C69]+[.D69]" office:value-type="float" office:value="5824116414.23329" calcext:value-type="float">
            <text:p>5824116414,2333</text:p>
          </table:table-cell>
          <table:table-cell table:style-name="ce36" table:formula="of:=[.$B$4]*(([.$D$4]-[.$C69])/[.$D$4])*[.C70]" office:value-type="float" office:value="99617865.6190564" calcext:value-type="float">
            <text:p>99617865,6191</text:p>
          </table:table-cell>
          <table:table-cell table:style-name="ce47" table:formula="of:=[.D70]/2629746" office:value-type="float" office:value="37.8811739305075" calcext:value-type="float">
            <text:p>37,8812</text:p>
          </table:table-cell>
          <table:table-cell table:style-name="ce44" table:formula="of:=[.F69]+30" office:value-type="date" office:date-value="2029-11-04" calcext:value-type="date">
            <text:p>2029-11-04</text:p>
          </table:table-cell>
        </table:table-row>
        <table:table-row table:style-name="ro1">
          <table:covered-table-cell table:style-name="ce9" table:formula="of:=YEAR([.F71])-YEAR([.$E$4])+1" office:value-type="float" office:value="6" calcext:value-type="float">
            <text:p>6</text:p>
          </table:covered-table-cell>
          <table:table-cell table:style-name="ce30" table:formula="of:=[.B70]+1" office:value-type="float" office:value="65" calcext:value-type="float">
            <text:p>65</text:p>
          </table:table-cell>
          <table:table-cell table:style-name="ce34" table:formula="of:=[.C70]+[.D70]" office:value-type="float" office:value="5923734279.85234" calcext:value-type="float">
            <text:p>5923734279,8524</text:p>
          </table:table-cell>
          <table:table-cell table:style-name="ce38" table:formula="of:=[.$B$4]*(([.$D$4]-[.$C70])/[.$D$4])*[.C71]" office:value-type="float" office:value="98947298.982716" calcext:value-type="float">
            <text:p>98947298,9827</text:p>
          </table:table-cell>
          <table:table-cell table:style-name="ce48" table:formula="of:=[.D71]/2629746" office:value-type="float" office:value="37.6261810010229" calcext:value-type="float">
            <text:p>37,6262</text:p>
          </table:table-cell>
          <table:table-cell table:style-name="ce45" table:formula="of:=[.F70]+30" office:value-type="date" office:date-value="2029-12-04" calcext:value-type="date">
            <text:p>2029-12-04</text:p>
          </table:table-cell>
        </table:table-row>
        <table:table-row table:style-name="ro1">
          <table:table-cell table:style-name="ce5" table:formula="of:=YEAR([.F72])-YEAR([.$E$4])+1" office:value-type="float" office:value="7" calcext:value-type="float" table:number-columns-spanned="1" table:number-rows-spanned="13">
            <text:p>7</text:p>
          </table:table-cell>
          <table:table-cell table:style-name="ce28" table:formula="of:=[.B71]+1" office:value-type="float" office:value="66" calcext:value-type="float">
            <text:p>66</text:p>
          </table:table-cell>
          <table:table-cell table:style-name="ce27" table:formula="of:=[.C71]+[.D71]" office:value-type="float" office:value="6022681578.83506" calcext:value-type="float">
            <text:p>6022681578,8351</text:p>
          </table:table-cell>
          <table:table-cell table:style-name="ce36" table:formula="of:=[.$B$4]*(([.$D$4]-[.$C71])/[.$D$4])*[.C72]" office:value-type="float" office:value="98200201.8526805" calcext:value-type="float">
            <text:p>98200201,8527</text:p>
          </table:table-cell>
          <table:table-cell table:style-name="ce47" table:formula="of:=[.D72]/2629746" office:value-type="float" office:value="37.3420862139083" calcext:value-type="float">
            <text:p>37,3421</text:p>
          </table:table-cell>
          <table:table-cell table:style-name="ce43" table:formula="of:=[.F71]+30" office:value-type="date" office:date-value="2030-01-03" calcext:value-type="date">
            <text:p>2030-01-03</text:p>
          </table:table-cell>
        </table:table-row>
        <table:table-row table:style-name="ro1">
          <table:covered-table-cell table:style-name="ce6" table:formula="of:=YEAR([.F73])-YEAR([.$E$4])+1" office:value-type="float" office:value="7" calcext:value-type="float">
            <text:p>7</text:p>
          </table:covered-table-cell>
          <table:table-cell table:style-name="ce29" table:formula="of:=[.B72]+1" office:value-type="float" office:value="67" calcext:value-type="float">
            <text:p>67</text:p>
          </table:table-cell>
          <table:table-cell table:style-name="ce27" table:formula="of:=[.C72]+[.D72]" office:value-type="float" office:value="6120881780.68774" calcext:value-type="float">
            <text:p>6120881780,6877</text:p>
          </table:table-cell>
          <table:table-cell table:style-name="ce36" table:formula="of:=[.$B$4]*(([.$D$4]-[.$C72])/[.$D$4])*[.C73]" office:value-type="float" office:value="97378783.4404089" calcext:value-type="float">
            <text:p>97378783,4404</text:p>
          </table:table-cell>
          <table:table-cell table:style-name="ce47" table:formula="of:=[.D73]/2629746" office:value-type="float" office:value="37.0297296546544" calcext:value-type="float">
            <text:p>37,0297</text:p>
          </table:table-cell>
          <table:table-cell table:style-name="ce44" table:formula="of:=[.F72]+30" office:value-type="date" office:date-value="2030-02-02" calcext:value-type="date">
            <text:p>2030-02-02</text:p>
          </table:table-cell>
        </table:table-row>
        <table:table-row table:style-name="ro1">
          <table:covered-table-cell table:style-name="ce6" table:formula="of:=YEAR([.F74])-YEAR([.$E$4])+1" office:value-type="float" office:value="7" calcext:value-type="float">
            <text:p>7</text:p>
          </table:covered-table-cell>
          <table:table-cell table:style-name="ce29" table:formula="of:=[.B73]+1" office:value-type="float" office:value="68" calcext:value-type="float">
            <text:p>68</text:p>
          </table:table-cell>
          <table:table-cell table:style-name="ce27" table:formula="of:=[.C73]+[.D73]" office:value-type="float" office:value="6218260564.12815" calcext:value-type="float">
            <text:p>6218260564,1282</text:p>
          </table:table-cell>
          <table:table-cell table:style-name="ce36" table:formula="of:=[.$B$4]*(([.$D$4]-[.$C73])/[.$D$4])*[.C74]" office:value-type="float" office:value="96485471.3869618" calcext:value-type="float">
            <text:p>96485471,3870</text:p>
          </table:table-cell>
          <table:table-cell table:style-name="ce47" table:formula="of:=[.D74]/2629746" office:value-type="float" office:value="36.6900344698544" calcext:value-type="float">
            <text:p>36,6900</text:p>
          </table:table-cell>
          <table:table-cell table:style-name="ce44" table:formula="of:=[.F73]+30" office:value-type="date" office:date-value="2030-03-04" calcext:value-type="date">
            <text:p>2030-03-04</text:p>
          </table:table-cell>
        </table:table-row>
        <table:table-row table:style-name="ro1">
          <table:covered-table-cell table:style-name="ce6" table:formula="of:=YEAR([.F75])-YEAR([.$E$4])+1" office:value-type="float" office:value="7" calcext:value-type="float">
            <text:p>7</text:p>
          </table:covered-table-cell>
          <table:table-cell table:style-name="ce29" table:formula="of:=[.B74]+1" office:value-type="float" office:value="69" calcext:value-type="float">
            <text:p>69</text:p>
          </table:table-cell>
          <table:table-cell table:style-name="ce27" table:formula="of:=[.C74]+[.D74]" office:value-type="float" office:value="6314746035.51511" calcext:value-type="float">
            <text:p>6314746035,5151</text:p>
          </table:table-cell>
          <table:table-cell table:style-name="ce36" table:formula="of:=[.$B$4]*(([.$D$4]-[.$C74])/[.$D$4])*[.C75]" office:value-type="float" office:value="95522896.4400917" calcext:value-type="float">
            <text:p>95522896,4401</text:p>
          </table:table-cell>
          <table:table-cell table:style-name="ce47" table:formula="of:=[.D75]/2629746" office:value-type="float" office:value="36.3240010404395" calcext:value-type="float">
            <text:p>36,3240</text:p>
          </table:table-cell>
          <table:table-cell table:style-name="ce44" table:formula="of:=[.F74]+30" office:value-type="date" office:date-value="2030-04-03" calcext:value-type="date">
            <text:p>2030-04-03</text:p>
          </table:table-cell>
        </table:table-row>
        <table:table-row table:style-name="ro1">
          <table:covered-table-cell table:style-name="ce6" table:formula="of:=YEAR([.F76])-YEAR([.$E$4])+1" office:value-type="float" office:value="7" calcext:value-type="float">
            <text:p>7</text:p>
          </table:covered-table-cell>
          <table:table-cell table:style-name="ce29" table:formula="of:=[.B75]+1" office:value-type="float" office:value="70" calcext:value-type="float">
            <text:p>70</text:p>
          </table:table-cell>
          <table:table-cell table:style-name="ce27" table:formula="of:=[.C75]+[.D75]" office:value-type="float" office:value="6410268931.9552" calcext:value-type="float">
            <text:p>6410268931,9552</text:p>
          </table:table-cell>
          <table:table-cell table:style-name="ce36" table:formula="of:=[.$B$4]*(([.$D$4]-[.$C75])/[.$D$4])*[.C76]" office:value-type="float" office:value="94493875.9796089" calcext:value-type="float">
            <text:p>94493875,9796</text:p>
          </table:table-cell>
          <table:table-cell table:style-name="ce47" table:formula="of:=[.D76]/2629746" office:value-type="float" office:value="35.9327007169548" calcext:value-type="float">
            <text:p>35,9327</text:p>
          </table:table-cell>
          <table:table-cell table:style-name="ce44" table:formula="of:=[.F75]+30" office:value-type="date" office:date-value="2030-05-03" calcext:value-type="date">
            <text:p>2030-05-03</text:p>
          </table:table-cell>
        </table:table-row>
        <table:table-row table:style-name="ro1">
          <table:covered-table-cell table:style-name="ce6" table:formula="of:=YEAR([.F77])-YEAR([.$E$4])+1" office:value-type="float" office:value="7" calcext:value-type="float">
            <text:p>7</text:p>
          </table:covered-table-cell>
          <table:table-cell table:style-name="ce29" table:formula="of:=[.B76]+1" office:value-type="float" office:value="71" calcext:value-type="float">
            <text:p>71</text:p>
          </table:table-cell>
          <table:table-cell table:style-name="ce27" table:formula="of:=[.C76]+[.D76]" office:value-type="float" office:value="6504762807.93481" calcext:value-type="float">
            <text:p>6504762807,9348</text:p>
          </table:table-cell>
          <table:table-cell table:style-name="ce36" table:formula="of:=[.$B$4]*(([.$D$4]-[.$C76])/[.$D$4])*[.C77]" office:value-type="float" office:value="93401396.5676236" calcext:value-type="float">
            <text:p>93401396,5676</text:p>
          </table:table-cell>
          <table:table-cell table:style-name="ce47" table:formula="of:=[.D77]/2629746" office:value-type="float" office:value="35.517269184029" calcext:value-type="float">
            <text:p>35,5173</text:p>
          </table:table-cell>
          <table:table-cell table:style-name="ce44" table:formula="of:=[.F76]+30" office:value-type="date" office:date-value="2030-06-02" calcext:value-type="date">
            <text:p>2030-06-02</text:p>
          </table:table-cell>
        </table:table-row>
        <table:table-row table:style-name="ro1">
          <table:covered-table-cell table:style-name="ce6" table:formula="of:=YEAR([.F78])-YEAR([.$E$4])+1" office:value-type="float" office:value="7" calcext:value-type="float">
            <text:p>7</text:p>
          </table:covered-table-cell>
          <table:table-cell table:style-name="ce29" table:formula="of:=[.B77]+1" office:value-type="float" office:value="72" calcext:value-type="float">
            <text:p>72</text:p>
          </table:table-cell>
          <table:table-cell table:style-name="ce27" table:formula="of:=[.C77]+[.D77]" office:value-type="float" office:value="6598164204.50243" calcext:value-type="float">
            <text:p>6598164204,5024</text:p>
          </table:table-cell>
          <table:table-cell table:style-name="ce36" table:formula="of:=[.$B$4]*(([.$D$4]-[.$C77])/[.$D$4])*[.C78]" office:value-type="float" office:value="92248595.7077205" calcext:value-type="float">
            <text:p>92248595,7077</text:p>
          </table:table-cell>
          <table:table-cell table:style-name="ce47" table:formula="of:=[.D78]/2629746" office:value-type="float" office:value="35.0788995240303" calcext:value-type="float">
            <text:p>35,0789</text:p>
          </table:table-cell>
          <table:table-cell table:style-name="ce44" table:formula="of:=[.F77]+30" office:value-type="date" office:date-value="2030-07-02" calcext:value-type="date">
            <text:p>2030-07-02</text:p>
          </table:table-cell>
        </table:table-row>
        <table:table-row table:style-name="ro1">
          <table:covered-table-cell table:style-name="ce6" table:formula="of:=YEAR([.F79])-YEAR([.$E$4])+1" office:value-type="float" office:value="7" calcext:value-type="float">
            <text:p>7</text:p>
          </table:covered-table-cell>
          <table:table-cell table:style-name="ce29" table:formula="of:=[.B78]+1" office:value-type="float" office:value="73" calcext:value-type="float">
            <text:p>73</text:p>
          </table:table-cell>
          <table:table-cell table:style-name="ce27" table:formula="of:=[.C78]+[.D78]" office:value-type="float" office:value="6690412800.21015" calcext:value-type="float">
            <text:p>6690412800,2102</text:p>
          </table:table-cell>
          <table:table-cell table:style-name="ce36" table:formula="of:=[.$B$4]*(([.$D$4]-[.$C78])/[.$D$4])*[.C79]" office:value-type="float" office:value="91038743.0016401" calcext:value-type="float">
            <text:p>91038743,0016</text:p>
          </table:table-cell>
          <table:table-cell table:style-name="ce47" table:formula="of:=[.D79]/2629746" office:value-type="float" office:value="34.6188350516134" calcext:value-type="float">
            <text:p>34,6188</text:p>
          </table:table-cell>
          <table:table-cell table:style-name="ce44" table:formula="of:=[.F78]+30" office:value-type="date" office:date-value="2030-08-01" calcext:value-type="date">
            <text:p>2030-08-01</text:p>
          </table:table-cell>
        </table:table-row>
        <table:table-row table:style-name="ro1">
          <table:covered-table-cell table:style-name="ce6" table:formula="of:=YEAR([.F80])-YEAR([.$E$4])+1" office:value-type="float" office:value="7" calcext:value-type="float">
            <text:p>7</text:p>
          </table:covered-table-cell>
          <table:table-cell table:style-name="ce29" table:formula="of:=[.B79]+1" office:value-type="float" office:value="74" calcext:value-type="float">
            <text:p>74</text:p>
          </table:table-cell>
          <table:table-cell table:style-name="ce27" table:formula="of:=[.C79]+[.D79]" office:value-type="float" office:value="6781451543.2118" calcext:value-type="float">
            <text:p>6781451543,2118</text:p>
          </table:table-cell>
          <table:table-cell table:style-name="ce36" table:formula="of:=[.$B$4]*(([.$D$4]-[.$C79])/[.$D$4])*[.C80]" office:value-type="float" office:value="89775220.8936354" calcext:value-type="float">
            <text:p>89775220,8936</text:p>
          </table:table-cell>
          <table:table-cell table:style-name="ce47" table:formula="of:=[.D80]/2629746" office:value-type="float" office:value="34.1383619914758" calcext:value-type="float">
            <text:p>34,1384</text:p>
          </table:table-cell>
          <table:table-cell table:style-name="ce44" table:formula="of:=[.F79]+30" office:value-type="date" office:date-value="2030-08-31" calcext:value-type="date">
            <text:p>2030-08-31</text:p>
          </table:table-cell>
        </table:table-row>
        <table:table-row table:style-name="ro1">
          <table:covered-table-cell table:style-name="ce6" table:formula="of:=YEAR([.F81])-YEAR([.$E$4])+1" office:value-type="float" office:value="7" calcext:value-type="float">
            <text:p>7</text:p>
          </table:covered-table-cell>
          <table:table-cell table:style-name="ce29" table:formula="of:=[.B80]+1" office:value-type="float" office:value="75" calcext:value-type="float">
            <text:p>75</text:p>
          </table:table-cell>
          <table:table-cell table:style-name="ce27" table:formula="of:=[.C80]+[.D80]" office:value-type="float" office:value="6871226764.10543" calcext:value-type="float">
            <text:p>6871226764,1054</text:p>
          </table:table-cell>
          <table:table-cell table:style-name="ce36" table:formula="of:=[.$B$4]*(([.$D$4]-[.$C80])/[.$D$4])*[.C81]" office:value-type="float" office:value="88461505.1914134" calcext:value-type="float">
            <text:p>88461505,1914</text:p>
          </table:table-cell>
          <table:table-cell table:style-name="ce47" table:formula="of:=[.D81]/2629746" office:value-type="float" office:value="33.6388020711557" calcext:value-type="float">
            <text:p>33,6388</text:p>
          </table:table-cell>
          <table:table-cell table:style-name="ce44" table:formula="of:=[.F80]+30" office:value-type="date" office:date-value="2030-09-30" calcext:value-type="date">
            <text:p>2030-09-30</text:p>
          </table:table-cell>
        </table:table-row>
        <table:table-row table:style-name="ro1">
          <table:covered-table-cell table:style-name="ce6" table:formula="of:=YEAR([.F82])-YEAR([.$E$4])+1" office:value-type="float" office:value="7" calcext:value-type="float">
            <text:p>7</text:p>
          </table:covered-table-cell>
          <table:table-cell table:style-name="ce29" table:formula="of:=[.B81]+1" office:value-type="float" office:value="76" calcext:value-type="float">
            <text:p>76</text:p>
          </table:table-cell>
          <table:table-cell table:style-name="ce27" table:formula="of:=[.C81]+[.D81]" office:value-type="float" office:value="6959688269.29684" calcext:value-type="float">
            <text:p>6959688269,2969</text:p>
          </table:table-cell>
          <table:table-cell table:style-name="ce36" table:formula="of:=[.$B$4]*(([.$D$4]-[.$C81])/[.$D$4])*[.C82]" office:value-type="float" office:value="87101145.5485814" calcext:value-type="float">
            <text:p>87101145,5486</text:p>
          </table:table-cell>
          <table:table-cell table:style-name="ce47" table:formula="of:=[.D82]/2629746" office:value-type="float" office:value="33.1215050991926" calcext:value-type="float">
            <text:p>33,1215</text:p>
          </table:table-cell>
          <table:table-cell table:style-name="ce44" table:formula="of:=[.F81]+30" office:value-type="date" office:date-value="2030-10-30" calcext:value-type="date">
            <text:p>2030-10-30</text:p>
          </table:table-cell>
        </table:table-row>
        <table:table-row table:style-name="ro1">
          <table:covered-table-cell table:style-name="ce6" table:formula="of:=YEAR([.F83])-YEAR([.$E$4])+1" office:value-type="float" office:value="7" calcext:value-type="float">
            <text:p>7</text:p>
          </table:covered-table-cell>
          <table:table-cell table:style-name="ce29" table:formula="of:=[.B82]+1" office:value-type="float" office:value="77" calcext:value-type="float">
            <text:p>77</text:p>
          </table:table-cell>
          <table:table-cell table:style-name="ce27" table:formula="of:=[.C82]+[.D82]" office:value-type="float" office:value="7046789414.84543" calcext:value-type="float">
            <text:p>7046789414,8454</text:p>
          </table:table-cell>
          <table:table-cell table:style-name="ce36" table:formula="of:=[.$B$4]*(([.$D$4]-[.$C82])/[.$D$4])*[.C83]" office:value-type="float" office:value="85697746.0869975" calcext:value-type="float">
            <text:p>85697746,0870</text:p>
          </table:table-cell>
          <table:table-cell table:style-name="ce47" table:formula="of:=[.D83]/2629746" office:value-type="float" office:value="32.5878415964878" calcext:value-type="float">
            <text:p>32,5878</text:p>
          </table:table-cell>
          <table:table-cell table:style-name="ce45" table:formula="of:=[.F82]+30" office:value-type="date" office:date-value="2030-11-29" calcext:value-type="date">
            <text:p>2030-11-29</text:p>
          </table:table-cell>
        </table:table-row>
        <table:table-row table:style-name="ro1">
          <table:covered-table-cell table:style-name="ce9" table:formula="of:=YEAR([.F84])-YEAR([.$E$4])+1" office:value-type="float" office:value="7" calcext:value-type="float">
            <text:p>7</text:p>
          </table:covered-table-cell>
          <table:table-cell table:style-name="ce30" table:formula="of:=[.B83]+1" office:value-type="float" office:value="78" calcext:value-type="float">
            <text:p>78</text:p>
          </table:table-cell>
          <table:table-cell table:style-name="ce34" table:formula="of:=[.C83]+[.D83]" office:value-type="float" office:value="7132487160.93242" calcext:value-type="float">
            <text:p>7132487160,9324</text:p>
          </table:table-cell>
          <table:table-cell table:style-name="ce38" table:formula="of:=[.$B$4]*(([.$D$4]-[.$C83])/[.$D$4])*[.C84]" office:value-type="float" office:value="84254946.3285789" calcext:value-type="float">
            <text:p>84254946,3286</text:p>
          </table:table-cell>
          <table:table-cell table:style-name="ce48" table:formula="of:=[.D84]/2629746" office:value-type="float" office:value="32.0391955453412" calcext:value-type="float">
            <text:p>32,0392</text:p>
          </table:table-cell>
          <table:table-cell table:style-name="ce54" table:formula="of:=[.F83]+30" office:value-type="date" office:date-value="2030-12-29" calcext:value-type="date">
            <text:p>2030-12-29</text:p>
          </table:table-cell>
        </table:table-row>
        <table:table-row table:style-name="ro1">
          <table:table-cell table:style-name="ce5" table:formula="of:=YEAR([.F85])-YEAR([.$E$4])+1" office:value-type="float" office:value="8" calcext:value-type="float" table:number-columns-spanned="1" table:number-rows-spanned="12">
            <text:p>8</text:p>
          </table:table-cell>
          <table:table-cell table:style-name="ce28" table:formula="of:=[.B84]+1" office:value-type="float" office:value="79" calcext:value-type="float">
            <text:p>79</text:p>
          </table:table-cell>
          <table:table-cell table:style-name="ce27" table:formula="of:=[.C84]+[.D84]" office:value-type="float" office:value="7216742107.261" calcext:value-type="float">
            <text:p>7216742107,2610</text:p>
          </table:table-cell>
          <table:table-cell table:style-name="ce36" table:formula="of:=[.$B$4]*(([.$D$4]-[.$C84])/[.$D$4])*[.C85]" office:value-type="float" office:value="82776402.5952421" calcext:value-type="float">
            <text:p>82776402,5952</text:p>
          </table:table-cell>
          <table:table-cell table:style-name="ce47" table:formula="of:=[.D85]/2629746" office:value-type="float" office:value="31.4769573165021" calcext:value-type="float">
            <text:p>31,4770</text:p>
          </table:table-cell>
          <table:table-cell table:style-name="ce43" table:formula="of:=[.F84]+30" office:value-type="date" office:date-value="2031-01-28" calcext:value-type="date">
            <text:p>2031-01-28</text:p>
          </table:table-cell>
        </table:table-row>
        <table:table-row table:style-name="ro1">
          <table:covered-table-cell table:style-name="ce6" table:formula="of:=YEAR([.F86])-YEAR([.$E$4])+1" office:value-type="float" office:value="8" calcext:value-type="float">
            <text:p>8</text:p>
          </table:covered-table-cell>
          <table:table-cell table:style-name="ce29" table:formula="of:=[.B85]+1" office:value-type="float" office:value="80" calcext:value-type="float">
            <text:p>80</text:p>
          </table:table-cell>
          <table:table-cell table:style-name="ce27" table:formula="of:=[.C85]+[.D85]" office:value-type="float" office:value="7299518509.85624" calcext:value-type="float">
            <text:p>7299518509,8563</text:p>
          </table:table-cell>
          <table:table-cell table:style-name="ce36" table:formula="of:=[.$B$4]*(([.$D$4]-[.$C85])/[.$D$4])*[.C86]" office:value-type="float" office:value="81265770.0230072" calcext:value-type="float">
            <text:p>81265770,0230</text:p>
          </table:table-cell>
          <table:table-cell table:style-name="ce47" table:formula="of:=[.D86]/2629746" office:value-type="float" office:value="30.902516829765" calcext:value-type="float">
            <text:p>30,9025</text:p>
          </table:table-cell>
          <table:table-cell table:style-name="ce44" table:formula="of:=[.F85]+30" office:value-type="date" office:date-value="2031-02-27" calcext:value-type="date">
            <text:p>2031-02-27</text:p>
          </table:table-cell>
        </table:table-row>
        <table:table-row table:style-name="ro1">
          <table:covered-table-cell table:style-name="ce6" table:formula="of:=YEAR([.F87])-YEAR([.$E$4])+1" office:value-type="float" office:value="8" calcext:value-type="float">
            <text:p>8</text:p>
          </table:covered-table-cell>
          <table:table-cell table:style-name="ce29" table:formula="of:=[.B86]+1" office:value-type="float" office:value="81" calcext:value-type="float">
            <text:p>81</text:p>
          </table:table-cell>
          <table:table-cell table:style-name="ce27" table:formula="of:=[.C86]+[.D86]" office:value-type="float" office:value="7380784279.87925" calcext:value-type="float">
            <text:p>7380784279,8793</text:p>
          </table:table-cell>
          <table:table-cell table:style-name="ce36" table:formula="of:=[.$B$4]*(([.$D$4]-[.$C86])/[.$D$4])*[.C87]" office:value-type="float" office:value="79726685.3222317" calcext:value-type="float">
            <text:p>79726685,3222</text:p>
          </table:table-cell>
          <table:table-cell table:style-name="ce47" table:formula="of:=[.D87]/2629746" office:value-type="float" office:value="30.3172569982925" calcext:value-type="float">
            <text:p>30,3173</text:p>
          </table:table-cell>
          <table:table-cell table:style-name="ce44" table:formula="of:=[.F86]+30" office:value-type="date" office:date-value="2031-03-29" calcext:value-type="date">
            <text:p>2031-03-29</text:p>
          </table:table-cell>
        </table:table-row>
        <table:table-row table:style-name="ro1">
          <table:covered-table-cell table:style-name="ce6" table:formula="of:=YEAR([.F88])-YEAR([.$E$4])+1" office:value-type="float" office:value="8" calcext:value-type="float">
            <text:p>8</text:p>
          </table:covered-table-cell>
          <table:table-cell table:style-name="ce29" table:formula="of:=[.B87]+1" office:value-type="float" office:value="82" calcext:value-type="float">
            <text:p>82</text:p>
          </table:table-cell>
          <table:table-cell table:style-name="ce27" table:formula="of:=[.C87]+[.D87]" office:value-type="float" office:value="7460510965.20148" calcext:value-type="float">
            <text:p>7460510965,2015</text:p>
          </table:table-cell>
          <table:table-cell table:style-name="ce36" table:formula="of:=[.$B$4]*(([.$D$4]-[.$C87])/[.$D$4])*[.C88]" office:value-type="float" office:value="78162750.4007558" calcext:value-type="float">
            <text:p>78162750,4008</text:p>
          </table:table-cell>
          <table:table-cell table:style-name="ce47" table:formula="of:=[.D88]/2629746" office:value-type="float" office:value="29.7225475010726" calcext:value-type="float">
            <text:p>29,7225</text:p>
          </table:table-cell>
          <table:table-cell table:style-name="ce44" table:formula="of:=[.F87]+30" office:value-type="date" office:date-value="2031-04-28" calcext:value-type="date">
            <text:p>2031-04-28</text:p>
          </table:table-cell>
        </table:table-row>
        <table:table-row table:style-name="ro1">
          <table:covered-table-cell table:style-name="ce6" table:formula="of:=YEAR([.F89])-YEAR([.$E$4])+1" office:value-type="float" office:value="8" calcext:value-type="float">
            <text:p>8</text:p>
          </table:covered-table-cell>
          <table:table-cell table:style-name="ce29" table:formula="of:=[.B88]+1" office:value-type="float" office:value="83" calcext:value-type="float">
            <text:p>83</text:p>
          </table:table-cell>
          <table:table-cell table:style-name="ce27" table:formula="of:=[.C88]+[.D88]" office:value-type="float" office:value="7538673715.60224" calcext:value-type="float">
            <text:p>7538673715,6022</text:p>
          </table:table-cell>
          <table:table-cell table:style-name="ce36" table:formula="of:=[.$B$4]*(([.$D$4]-[.$C88])/[.$D$4])*[.C89]" office:value-type="float" office:value="76577516.9507827" calcext:value-type="float">
            <text:p>76577516,9508</text:p>
          </table:table-cell>
          <table:table-cell table:style-name="ce47" table:formula="of:=[.D89]/2629746" office:value-type="float" office:value="29.1197389218513" calcext:value-type="float">
            <text:p>29,1197</text:p>
          </table:table-cell>
          <table:table-cell table:style-name="ce44" table:formula="of:=[.F88]+30" office:value-type="date" office:date-value="2031-05-28" calcext:value-type="date">
            <text:p>2031-05-28</text:p>
          </table:table-cell>
        </table:table-row>
        <table:table-row table:style-name="ro1">
          <table:covered-table-cell table:style-name="ce6" table:formula="of:=YEAR([.F90])-YEAR([.$E$4])+1" office:value-type="float" office:value="8" calcext:value-type="float">
            <text:p>8</text:p>
          </table:covered-table-cell>
          <table:table-cell table:style-name="ce29" table:formula="of:=[.B89]+1" office:value-type="float" office:value="84" calcext:value-type="float">
            <text:p>84</text:p>
          </table:table-cell>
          <table:table-cell table:style-name="ce27" table:formula="of:=[.C89]+[.D89]" office:value-type="float" office:value="7615251232.55302" calcext:value-type="float">
            <text:p>7615251232,5530</text:p>
          </table:table-cell>
          <table:table-cell table:style-name="ce36" table:formula="of:=[.$B$4]*(([.$D$4]-[.$C89])/[.$D$4])*[.C90]" office:value-type="float" office:value="74974472.0839008" calcext:value-type="float">
            <text:p>74974472,0839</text:p>
          </table:table-cell>
          <table:table-cell table:style-name="ce47" table:formula="of:=[.D90]/2629746" office:value-type="float" office:value="28.5101572866356" calcext:value-type="float">
            <text:p>28,5102</text:p>
          </table:table-cell>
          <table:table-cell table:style-name="ce44" table:formula="of:=[.F89]+30" office:value-type="date" office:date-value="2031-06-27" calcext:value-type="date">
            <text:p>2031-06-27</text:p>
          </table:table-cell>
        </table:table-row>
        <table:table-row table:style-name="ro1">
          <table:covered-table-cell table:style-name="ce6" table:formula="of:=YEAR([.F91])-YEAR([.$E$4])+1" office:value-type="float" office:value="8" calcext:value-type="float">
            <text:p>8</text:p>
          </table:covered-table-cell>
          <table:table-cell table:style-name="ce29" table:formula="of:=[.B90]+1" office:value-type="float" office:value="85" calcext:value-type="float">
            <text:p>85</text:p>
          </table:table-cell>
          <table:table-cell table:style-name="ce27" table:formula="of:=[.C90]+[.D90]" office:value-type="float" office:value="7690225704.63692" calcext:value-type="float">
            <text:p>7690225704,6369</text:p>
          </table:table-cell>
          <table:table-cell table:style-name="ce36" table:formula="of:=[.$B$4]*(([.$D$4]-[.$C90])/[.$D$4])*[.C91]" office:value-type="float" office:value="73357025.0820879" calcext:value-type="float">
            <text:p>73357025,0821</text:p>
          </table:table-cell>
          <table:table-cell table:style-name="ce47" table:formula="of:=[.D91]/2629746" office:value-type="float" office:value="27.8950990255667" calcext:value-type="float">
            <text:p>27,8951</text:p>
          </table:table-cell>
          <table:table-cell table:style-name="ce44" table:formula="of:=[.F90]+30" office:value-type="date" office:date-value="2031-07-27" calcext:value-type="date">
            <text:p>2031-07-27</text:p>
          </table:table-cell>
        </table:table-row>
        <table:table-row table:style-name="ro1">
          <table:covered-table-cell table:style-name="ce6" table:formula="of:=YEAR([.F92])-YEAR([.$E$4])+1" office:value-type="float" office:value="8" calcext:value-type="float">
            <text:p>8</text:p>
          </table:covered-table-cell>
          <table:table-cell table:style-name="ce29" table:formula="of:=[.B91]+1" office:value-type="float" office:value="86" calcext:value-type="float">
            <text:p>86</text:p>
          </table:table-cell>
          <table:table-cell table:style-name="ce27" table:formula="of:=[.C91]+[.D91]" office:value-type="float" office:value="7763582729.71901" calcext:value-type="float">
            <text:p>7763582729,7190</text:p>
          </table:table-cell>
          <table:table-cell table:style-name="ce36" table:formula="of:=[.$B$4]*(([.$D$4]-[.$C91])/[.$D$4])*[.C92]" office:value-type="float" office:value="71728495.3161188" calcext:value-type="float">
            <text:p>71728495,3161</text:p>
          </table:table-cell>
          <table:table-cell table:style-name="ce47" table:formula="of:=[.D92]/2629746" office:value-type="float" office:value="27.2758263787144" calcext:value-type="float">
            <text:p>27,2758</text:p>
          </table:table-cell>
          <table:table-cell table:style-name="ce44" table:formula="of:=[.F91]+30" office:value-type="date" office:date-value="2031-08-26" calcext:value-type="date">
            <text:p>2031-08-26</text:p>
          </table:table-cell>
        </table:table-row>
        <table:table-row table:style-name="ro1">
          <table:covered-table-cell table:style-name="ce6" table:formula="of:=YEAR([.F93])-YEAR([.$E$4])+1" office:value-type="float" office:value="8" calcext:value-type="float">
            <text:p>8</text:p>
          </table:covered-table-cell>
          <table:table-cell table:style-name="ce29" table:formula="of:=[.B92]+1" office:value-type="float" office:value="87" calcext:value-type="float">
            <text:p>87</text:p>
          </table:table-cell>
          <table:table-cell table:style-name="ce27" table:formula="of:=[.C92]+[.D92]" office:value-type="float" office:value="7835311225.03513" calcext:value-type="float">
            <text:p>7835311225,0351</text:p>
          </table:table-cell>
          <table:table-cell table:style-name="ce36" table:formula="of:=[.$B$4]*(([.$D$4]-[.$C92])/[.$D$4])*[.C93]" office:value-type="float" office:value="70092101.3667803" calcext:value-type="float">
            <text:p>70092101,3668</text:p>
          </table:table-cell>
          <table:table-cell table:style-name="ce47" table:formula="of:=[.D93]/2629746" office:value-type="float" office:value="26.6535632592578" calcext:value-type="float">
            <text:p>26,6536</text:p>
          </table:table-cell>
          <table:table-cell table:style-name="ce44" table:formula="of:=[.F92]+30" office:value-type="date" office:date-value="2031-09-25" calcext:value-type="date">
            <text:p>2031-09-25</text:p>
          </table:table-cell>
        </table:table-row>
        <table:table-row table:style-name="ro1">
          <table:covered-table-cell table:style-name="ce6" table:formula="of:=YEAR([.F94])-YEAR([.$E$4])+1" office:value-type="float" office:value="8" calcext:value-type="float">
            <text:p>8</text:p>
          </table:covered-table-cell>
          <table:table-cell table:style-name="ce29" table:formula="of:=[.B93]+1" office:value-type="float" office:value="88" calcext:value-type="float">
            <text:p>88</text:p>
          </table:table-cell>
          <table:table-cell table:style-name="ce27" table:formula="of:=[.C93]+[.D93]" office:value-type="float" office:value="7905403326.40191" calcext:value-type="float">
            <text:p>7905403326,4019</text:p>
          </table:table-cell>
          <table:table-cell table:style-name="ce36" table:formula="of:=[.$B$4]*(([.$D$4]-[.$C93])/[.$D$4])*[.C94]" office:value-type="float" office:value="68450951.3689287" calcext:value-type="float">
            <text:p>68450951,3689</text:p>
          </table:table-cell>
          <table:table-cell table:style-name="ce47" table:formula="of:=[.D94]/2629746" office:value-type="float" office:value="26.0294915816694" calcext:value-type="float">
            <text:p>26,0295</text:p>
          </table:table-cell>
          <table:table-cell table:style-name="ce44" table:formula="of:=[.F93]+30" office:value-type="date" office:date-value="2031-10-25" calcext:value-type="date">
            <text:p>2031-10-25</text:p>
          </table:table-cell>
        </table:table-row>
        <table:table-row table:style-name="ro1">
          <table:covered-table-cell table:style-name="ce6" table:formula="of:=YEAR([.F95])-YEAR([.$E$4])+1" office:value-type="float" office:value="8" calcext:value-type="float">
            <text:p>8</text:p>
          </table:covered-table-cell>
          <table:table-cell table:style-name="ce29" table:formula="of:=[.B94]+1" office:value-type="float" office:value="89" calcext:value-type="float">
            <text:p>89</text:p>
          </table:table-cell>
          <table:table-cell table:style-name="ce27" table:formula="of:=[.C94]+[.D94]" office:value-type="float" office:value="7973854277.77084" calcext:value-type="float">
            <text:p>7973854277,7708</text:p>
          </table:table-cell>
          <table:table-cell table:style-name="ce36" table:formula="of:=[.$B$4]*(([.$D$4]-[.$C94])/[.$D$4])*[.C95]" office:value-type="float" office:value="66808034.5838988" calcext:value-type="float">
            <text:p>66808034,5839</text:p>
          </table:table-cell>
          <table:table-cell table:style-name="ce47" table:formula="of:=[.D95]/2629746" office:value-type="float" office:value="25.4047480569982" calcext:value-type="float">
            <text:p>25,4047</text:p>
          </table:table-cell>
          <table:table-cell table:style-name="ce45" table:formula="of:=[.F94]+30" office:value-type="date" office:date-value="2031-11-24" calcext:value-type="date">
            <text:p>2031-11-24</text:p>
          </table:table-cell>
        </table:table-row>
        <table:table-row table:style-name="ro1">
          <table:covered-table-cell table:style-name="ce9" table:formula="of:=YEAR([.F96])-YEAR([.$E$4])+1" office:value-type="float" office:value="8" calcext:value-type="float">
            <text:p>8</text:p>
          </table:covered-table-cell>
          <table:table-cell table:style-name="ce30" table:formula="of:=[.B95]+1" office:value-type="float" office:value="90" calcext:value-type="float">
            <text:p>90</text:p>
          </table:table-cell>
          <table:table-cell table:style-name="ce34" table:formula="of:=[.C95]+[.D95]" office:value-type="float" office:value="8040662312.35474" calcext:value-type="float">
            <text:p>8040662312,3547</text:p>
          </table:table-cell>
          <table:table-cell table:style-name="ce38" table:formula="of:=[.$B$4]*(([.$D$4]-[.$C95])/[.$D$4])*[.C96]" office:value-type="float" office:value="65166214.1922672" calcext:value-type="float">
            <text:p>65166214,1923</text:p>
          </table:table-cell>
          <table:table-cell table:style-name="ce48" table:formula="of:=[.D96]/2629746" office:value-type="float" office:value="24.7804214522114" calcext:value-type="float">
            <text:p>24,7804</text:p>
          </table:table-cell>
          <table:table-cell table:style-name="ce54" table:formula="of:=[.F95]+30" office:value-type="date" office:date-value="2031-12-24" calcext:value-type="date">
            <text:p>2031-12-24</text:p>
          </table:table-cell>
        </table:table-row>
        <table:table-row table:style-name="ro1">
          <table:table-cell table:style-name="ce10" table:formula="of:=YEAR([.F97])-YEAR([.$E$4])+1" office:value-type="float" office:value="9" calcext:value-type="float">
            <text:p>9</text:p>
          </table:table-cell>
          <table:table-cell table:style-name="ce29" table:formula="of:=[.B96]+1" office:value-type="float" office:value="91" calcext:value-type="float">
            <text:p>91</text:p>
          </table:table-cell>
          <table:table-cell table:style-name="ce27" table:formula="of:=[.C96]+[.D96]" office:value-type="float" office:value="8105828526.547" calcext:value-type="float">
            <text:p>8105828526,5470</text:p>
          </table:table-cell>
          <table:table-cell table:style-name="ce36" table:formula="of:=[.$B$4]*(([.$D$4]-[.$C96])/[.$D$4])*[.C97]" office:value-type="float" office:value="63528221.2866145" calcext:value-type="float">
            <text:p>63528221,2866</text:p>
          </table:table-cell>
          <table:table-cell table:style-name="ce47" table:formula="of:=[.D97]/2629746" office:value-type="float" office:value="24.1575503058525" calcext:value-type="float">
            <text:p>24,1576</text:p>
          </table:table-cell>
          <table:table-cell table:style-name="ce44" table:formula="of:=[.F96]+30" office:value-type="date" office:date-value="2032-01-23" calcext:value-type="date">
            <text:p>2032-01-23</text:p>
          </table:table-cell>
        </table:table-row>
        <table:table-row table:style-name="ro1">
          <table:table-cell table:style-name="ce5" table:formula="of:=YEAR([.F98])-YEAR([.$E$4])+1" office:value-type="float" office:value="9" calcext:value-type="float" table:number-columns-spanned="1" table:number-rows-spanned="12">
            <text:p>9</text:p>
          </table:table-cell>
          <table:table-cell table:style-name="ce28" table:formula="of:=[.B97]+1" office:value-type="float" office:value="92" calcext:value-type="float">
            <text:p>92</text:p>
          </table:table-cell>
          <table:table-cell table:style-name="ce27" table:formula="of:=[.C97]+[.D97]" office:value-type="float" office:value="8169356747.83362" calcext:value-type="float">
            <text:p>8169356747,8336</text:p>
          </table:table-cell>
          <table:table-cell table:style-name="ce36" table:formula="of:=[.$B$4]*(([.$D$4]-[.$C97])/[.$D$4])*[.C98]" office:value-type="float" office:value="61896650.0328287" calcext:value-type="float">
            <text:p>61896650,0328</text:p>
          </table:table-cell>
          <table:table-cell table:style-name="ce47" table:formula="of:=[.D98]/2629746" office:value-type="float" office:value="23.5371210880552" calcext:value-type="float">
            <text:p>23,5371</text:p>
          </table:table-cell>
          <table:table-cell table:style-name="ce43" table:formula="of:=[.F97]+30" office:value-type="date" office:date-value="2032-02-22" calcext:value-type="date">
            <text:p>2032-02-22</text:p>
          </table:table-cell>
        </table:table-row>
        <table:table-row table:style-name="ro1">
          <table:covered-table-cell table:style-name="ce6" table:formula="of:=YEAR([.F99])-YEAR([.$E$4])+1" office:value-type="float" office:value="9" calcext:value-type="float">
            <text:p>9</text:p>
          </table:covered-table-cell>
          <table:table-cell table:style-name="ce29" table:formula="of:=[.B98]+1" office:value-type="float" office:value="93" calcext:value-type="float">
            <text:p>93</text:p>
          </table:table-cell>
          <table:table-cell table:style-name="ce27" table:formula="of:=[.C98]+[.D98]" office:value-type="float" office:value="8231253397.86645" calcext:value-type="float">
            <text:p>8231253397,8665</text:p>
          </table:table-cell>
          <table:table-cell table:style-name="ce36" table:formula="of:=[.$B$4]*(([.$D$4]-[.$C98])/[.$D$4])*[.C99]" office:value-type="float" office:value="60273953.9587033" calcext:value-type="float">
            <text:p>60273953,9587</text:p>
          </table:table-cell>
          <table:table-cell table:style-name="ce47" table:formula="of:=[.D99]/2629746" office:value-type="float" office:value="22.9200667892273" calcext:value-type="float">
            <text:p>22,9201</text:p>
          </table:table-cell>
          <table:table-cell table:style-name="ce44" table:formula="of:=[.F98]+30" office:value-type="date" office:date-value="2032-03-23" calcext:value-type="date">
            <text:p>2032-03-23</text:p>
          </table:table-cell>
        </table:table-row>
        <table:table-row table:style-name="ro1">
          <table:covered-table-cell table:style-name="ce6" table:formula="of:=YEAR([.F100])-YEAR([.$E$4])+1" office:value-type="float" office:value="9" calcext:value-type="float">
            <text:p>9</text:p>
          </table:covered-table-cell>
          <table:table-cell table:style-name="ce29" table:formula="of:=[.B99]+1" office:value-type="float" office:value="94" calcext:value-type="float">
            <text:p>94</text:p>
          </table:table-cell>
          <table:table-cell table:style-name="ce27" table:formula="of:=[.C99]+[.D99]" office:value-type="float" office:value="8291527351.82515" calcext:value-type="float">
            <text:p>8291527351,8252</text:p>
          </table:table-cell>
          <table:table-cell table:style-name="ce36" table:formula="of:=[.$B$4]*(([.$D$4]-[.$C99])/[.$D$4])*[.C100]" office:value-type="float" office:value="58662443.3201526" calcext:value-type="float">
            <text:p>58662443,3202</text:p>
          </table:table-cell>
          <table:table-cell table:style-name="ce47" table:formula="of:=[.D100]/2629746" office:value-type="float" office:value="22.3072659185156" calcext:value-type="float">
            <text:p>22,3073</text:p>
          </table:table-cell>
          <table:table-cell table:style-name="ce44" table:formula="of:=[.F99]+30" office:value-type="date" office:date-value="2032-04-22" calcext:value-type="date">
            <text:p>2032-04-22</text:p>
          </table:table-cell>
        </table:table-row>
        <table:table-row table:style-name="ro1">
          <table:covered-table-cell table:style-name="ce6" table:formula="of:=YEAR([.F101])-YEAR([.$E$4])+1" office:value-type="float" office:value="9" calcext:value-type="float">
            <text:p>9</text:p>
          </table:covered-table-cell>
          <table:table-cell table:style-name="ce29" table:formula="of:=[.B100]+1" office:value-type="float" office:value="95" calcext:value-type="float">
            <text:p>95</text:p>
          </table:table-cell>
          <table:table-cell table:style-name="ce27" table:formula="of:=[.C100]+[.D100]" office:value-type="float" office:value="8350189795.1453" calcext:value-type="float">
            <text:p>8350189795,1453</text:p>
          </table:table-cell>
          <table:table-cell table:style-name="ce36" table:formula="of:=[.$B$4]*(([.$D$4]-[.$C100])/[.$D$4])*[.C101]" office:value-type="float" office:value="57064283.488298" calcext:value-type="float">
            <text:p>57064283,4883</text:p>
          </table:table-cell>
          <table:table-cell table:style-name="ce47" table:formula="of:=[.D101]/2629746" office:value-type="float" office:value="21.6995418904708" calcext:value-type="float">
            <text:p>21,6995</text:p>
          </table:table-cell>
          <table:table-cell table:style-name="ce44" table:formula="of:=[.F100]+30" office:value-type="date" office:date-value="2032-05-22" calcext:value-type="date">
            <text:p>2032-05-22</text:p>
          </table:table-cell>
        </table:table-row>
        <table:table-row table:style-name="ro1">
          <table:covered-table-cell table:style-name="ce6" table:formula="of:=YEAR([.F102])-YEAR([.$E$4])+1" office:value-type="float" office:value="9" calcext:value-type="float">
            <text:p>9</text:p>
          </table:covered-table-cell>
          <table:table-cell table:style-name="ce29" table:formula="of:=[.B101]+1" office:value-type="float" office:value="96" calcext:value-type="float">
            <text:p>96</text:p>
          </table:table-cell>
          <table:table-cell table:style-name="ce27" table:formula="of:=[.C101]+[.D101]" office:value-type="float" office:value="8407254078.6336" calcext:value-type="float">
            <text:p>8407254078,6336</text:p>
          </table:table-cell>
          <table:table-cell table:style-name="ce36" table:formula="of:=[.$B$4]*(([.$D$4]-[.$C101])/[.$D$4])*[.C102]" office:value-type="float" office:value="55481494.294944" calcext:value-type="float">
            <text:p>55481494,2949</text:p>
          </table:table-cell>
          <table:table-cell table:style-name="ce47" table:formula="of:=[.D102]/2629746" office:value-type="float" office:value="21.0976627761556" calcext:value-type="float">
            <text:p>21,0977</text:p>
          </table:table-cell>
          <table:table-cell table:style-name="ce44" table:formula="of:=[.F101]+30" office:value-type="date" office:date-value="2032-06-21" calcext:value-type="date">
            <text:p>2032-06-21</text:p>
          </table:table-cell>
        </table:table-row>
        <table:table-row table:style-name="ro1">
          <table:covered-table-cell table:style-name="ce6" table:formula="of:=YEAR([.F103])-YEAR([.$E$4])+1" office:value-type="float" office:value="9" calcext:value-type="float">
            <text:p>9</text:p>
          </table:covered-table-cell>
          <table:table-cell table:style-name="ce29" table:formula="of:=[.B102]+1" office:value-type="float" office:value="97" calcext:value-type="float">
            <text:p>97</text:p>
          </table:table-cell>
          <table:table-cell table:style-name="ce27" table:formula="of:=[.C102]+[.D102]" office:value-type="float" office:value="8462735572.92854" calcext:value-type="float">
            <text:p>8462735572,9286</text:p>
          </table:table-cell>
          <table:table-cell table:style-name="ce36" table:formula="of:=[.$B$4]*(([.$D$4]-[.$C102])/[.$D$4])*[.C103]" office:value-type="float" office:value="53915950.2695371" calcext:value-type="float">
            <text:p>53915950,2695</text:p>
          </table:table-cell>
          <table:table-cell table:style-name="ce47" table:formula="of:=[.D103]/2629746" office:value-type="float" office:value="20.5023413932513" calcext:value-type="float">
            <text:p>20,5023</text:p>
          </table:table-cell>
          <table:table-cell table:style-name="ce44" table:formula="of:=[.F102]+30" office:value-type="date" office:date-value="2032-07-21" calcext:value-type="date">
            <text:p>2032-07-21</text:p>
          </table:table-cell>
        </table:table-row>
        <table:table-row table:style-name="ro1">
          <table:covered-table-cell table:style-name="ce6" table:formula="of:=YEAR([.F104])-YEAR([.$E$4])+1" office:value-type="float" office:value="9" calcext:value-type="float">
            <text:p>9</text:p>
          </table:covered-table-cell>
          <table:table-cell table:style-name="ce29" table:formula="of:=[.B103]+1" office:value-type="float" office:value="98" calcext:value-type="float">
            <text:p>98</text:p>
          </table:table-cell>
          <table:table-cell table:style-name="ce27" table:formula="of:=[.C103]+[.D103]" office:value-type="float" office:value="8516651523.19808" calcext:value-type="float">
            <text:p>8516651523,1981</text:p>
          </table:table-cell>
          <table:table-cell table:style-name="ce36" table:formula="of:=[.$B$4]*(([.$D$4]-[.$C103])/[.$D$4])*[.C104]" office:value-type="float" office:value="52369381.6975054" calcext:value-type="float">
            <text:p>52369381,6975</text:p>
          </table:table-cell>
          <table:table-cell table:style-name="ce47" table:formula="of:=[.D104]/2629746" office:value-type="float" office:value="19.9142357085077" calcext:value-type="float">
            <text:p>19,9142</text:p>
          </table:table-cell>
          <table:table-cell table:style-name="ce44" table:formula="of:=[.F103]+30" office:value-type="date" office:date-value="2032-08-20" calcext:value-type="date">
            <text:p>2032-08-20</text:p>
          </table:table-cell>
        </table:table-row>
        <table:table-row table:style-name="ro1">
          <table:covered-table-cell table:style-name="ce6" table:formula="of:=YEAR([.F105])-YEAR([.$E$4])+1" office:value-type="float" office:value="9" calcext:value-type="float">
            <text:p>9</text:p>
          </table:covered-table-cell>
          <table:table-cell table:style-name="ce29" table:formula="of:=[.B104]+1" office:value-type="float" office:value="99" calcext:value-type="float">
            <text:p>99</text:p>
          </table:table-cell>
          <table:table-cell table:style-name="ce27" table:formula="of:=[.C104]+[.D104]" office:value-type="float" office:value="8569020904.89559" calcext:value-type="float">
            <text:p>8569020904,8956</text:p>
          </table:table-cell>
          <table:table-cell table:style-name="ce36" table:formula="of:=[.$B$4]*(([.$D$4]-[.$C104])/[.$D$4])*[.C105]" office:value-type="float" office:value="50843376.4278427" calcext:value-type="float">
            <text:p>50843376,4278</text:p>
          </table:table-cell>
          <table:table-cell table:style-name="ce47" table:formula="of:=[.D105]/2629746" office:value-type="float" office:value="19.3339495251034" calcext:value-type="float">
            <text:p>19,3339</text:p>
          </table:table-cell>
          <table:table-cell table:style-name="ce44" table:formula="of:=[.F104]+30" office:value-type="date" office:date-value="2032-09-19" calcext:value-type="date">
            <text:p>2032-09-19</text:p>
          </table:table-cell>
        </table:table-row>
        <table:table-row table:style-name="ro1">
          <table:covered-table-cell table:style-name="ce6" table:formula="of:=YEAR([.F106])-YEAR([.$E$4])+1" office:value-type="float" office:value="9" calcext:value-type="float">
            <text:p>9</text:p>
          </table:covered-table-cell>
          <table:table-cell table:style-name="ce29" table:formula="of:=[.B105]+1" office:value-type="float" office:value="100" calcext:value-type="float">
            <text:p>100</text:p>
          </table:table-cell>
          <table:table-cell table:style-name="ce27" table:formula="of:=[.C105]+[.D105]" office:value-type="float" office:value="8619864281.32343" calcext:value-type="float">
            <text:p>8619864281,3234</text:p>
          </table:table-cell>
          <table:table-cell table:style-name="ce36" table:formula="of:=[.$B$4]*(([.$D$4]-[.$C105])/[.$D$4])*[.C106]" office:value-type="float" office:value="49339382.3568442" calcext:value-type="float">
            <text:p>49339382,3568</text:p>
          </table:table-cell>
          <table:table-cell table:style-name="ce47" table:formula="of:=[.D106]/2629746" office:value-type="float" office:value="18.7620334271235" calcext:value-type="float">
            <text:p>18,7620</text:p>
          </table:table-cell>
          <table:table-cell table:style-name="ce44" table:formula="of:=[.F105]+30" office:value-type="date" office:date-value="2032-10-19" calcext:value-type="date">
            <text:p>2032-10-19</text:p>
          </table:table-cell>
        </table:table-row>
        <table:table-row table:style-name="ro1">
          <table:covered-table-cell table:style-name="ce6" table:formula="of:=YEAR([.F107])-YEAR([.$E$4])+1" office:value-type="float" office:value="9" calcext:value-type="float">
            <text:p>9</text:p>
          </table:covered-table-cell>
          <table:table-cell table:style-name="ce29" table:formula="of:=[.B106]+1" office:value-type="float" office:value="101" calcext:value-type="float">
            <text:p>101</text:p>
          </table:table-cell>
          <table:table-cell table:style-name="ce27" table:formula="of:=[.C106]+[.D106]" office:value-type="float" office:value="8669203663.68027" calcext:value-type="float">
            <text:p>8669203663,6803</text:p>
          </table:table-cell>
          <table:table-cell table:style-name="ce36" table:formula="of:=[.$B$4]*(([.$D$4]-[.$C106])/[.$D$4])*[.C107]" office:value-type="float" office:value="47858710.5149077" calcext:value-type="float">
            <text:p>47858710,5149</text:p>
          </table:table-cell>
          <table:table-cell table:style-name="ce47" table:formula="of:=[.D107]/2629746" office:value-type="float" office:value="18.1989859533612" calcext:value-type="float">
            <text:p>18,1990</text:p>
          </table:table-cell>
          <table:table-cell table:style-name="ce45" table:formula="of:=[.F106]+30" office:value-type="date" office:date-value="2032-11-18" calcext:value-type="date">
            <text:p>2032-11-18</text:p>
          </table:table-cell>
        </table:table-row>
        <table:table-row table:style-name="ro1">
          <table:covered-table-cell table:style-name="ce6" table:formula="of:=YEAR([.F108])-YEAR([.$E$4])+1" office:value-type="float" office:value="9" calcext:value-type="float">
            <text:p>9</text:p>
          </table:covered-table-cell>
          <table:table-cell table:style-name="ce29" table:formula="of:=[.B107]+1" office:value-type="float" office:value="102" calcext:value-type="float">
            <text:p>102</text:p>
          </table:table-cell>
          <table:table-cell table:style-name="ce27" table:formula="of:=[.C107]+[.D107]" office:value-type="float" office:value="8717062374.19518" calcext:value-type="float">
            <text:p>8717062374,1952</text:p>
          </table:table-cell>
          <table:table-cell table:style-name="ce36" table:formula="of:=[.$B$4]*(([.$D$4]-[.$C107])/[.$D$4])*[.C108]" office:value-type="float" office:value="46402538.684198" calcext:value-type="float">
            <text:p>46402538,6842</text:p>
          </table:table-cell>
          <table:table-cell table:style-name="ce47" table:formula="of:=[.D108]/2629746" office:value-type="float" office:value="17.645254972989" calcext:value-type="float">
            <text:p>17,6453</text:p>
          </table:table-cell>
          <table:table-cell table:style-name="ce43" table:formula="of:=[.F107]+30" office:value-type="date" office:date-value="2032-12-18" calcext:value-type="date">
            <text:p>2032-12-18</text:p>
          </table:table-cell>
        </table:table-row>
        <table:table-row table:style-name="ro1">
          <table:covered-table-cell table:style-name="ce9" table:formula="of:=YEAR([.F109])-YEAR([.$E$4])+1" office:value-type="float" office:value="10" calcext:value-type="float">
            <text:p>10</text:p>
          </table:covered-table-cell>
          <table:table-cell table:style-name="ce30" table:formula="of:=[.B108]+1" office:value-type="float" office:value="103" calcext:value-type="float">
            <text:p>103</text:p>
          </table:table-cell>
          <table:table-cell table:style-name="ce34" table:formula="of:=[.C108]+[.D108]" office:value-type="float" office:value="8763464912.87938" calcext:value-type="float">
            <text:p>8763464912,8794</text:p>
          </table:table-cell>
          <table:table-cell table:style-name="ce38" table:formula="of:=[.$B$4]*(([.$D$4]-[.$C108])/[.$D$4])*[.C109]" office:value-type="float" office:value="44971915.4766132" calcext:value-type="float">
            <text:p>44971915,4766</text:p>
          </table:table-cell>
          <table:table-cell table:style-name="ce48" table:formula="of:=[.D109]/2629746" office:value-type="float" office:value="17.1012392362659" calcext:value-type="float">
            <text:p>17,1012</text:p>
          </table:table-cell>
          <table:table-cell table:style-name="ce45" table:formula="of:=[.F108]+30" office:value-type="date" office:date-value="2033-01-17" calcext:value-type="date">
            <text:p>2033-01-17</text:p>
          </table:table-cell>
        </table:table-row>
        <table:table-row table:style-name="ro1">
          <table:table-cell table:style-name="ce5" table:formula="of:=YEAR([.F110])-YEAR([.$E$4])+1" office:value-type="float" office:value="10" calcext:value-type="float" table:number-columns-spanned="1" table:number-rows-spanned="12">
            <text:p>10</text:p>
          </table:table-cell>
          <table:table-cell table:style-name="ce28" table:formula="of:=[.B109]+1" office:value-type="float" office:value="104" calcext:value-type="float">
            <text:p>104</text:p>
          </table:table-cell>
          <table:table-cell table:style-name="ce27" table:formula="of:=[.C109]+[.D109]" office:value-type="float" office:value="8808436828.35599" calcext:value-type="float">
            <text:p>8808436828,3560</text:p>
          </table:table-cell>
          <table:table-cell table:style-name="ce36" table:formula="of:=[.$B$4]*(([.$D$4]-[.$C109])/[.$D$4])*[.C110]" office:value-type="float" office:value="43567764.8037907" calcext:value-type="float">
            <text:p>43567764,8038</text:p>
          </table:table-cell>
          <table:table-cell table:style-name="ce47" table:formula="of:=[.D110]/2629746" office:value-type="float" office:value="16.567290074323" calcext:value-type="float">
            <text:p>16,5673</text:p>
          </table:table-cell>
          <table:table-cell table:style-name="ce43" table:formula="of:=[.F109]+30" office:value-type="date" office:date-value="2033-02-16" calcext:value-type="date">
            <text:p>2033-02-16</text:p>
          </table:table-cell>
        </table:table-row>
        <table:table-row table:style-name="ro1">
          <table:covered-table-cell table:style-name="ce6" table:formula="of:=YEAR([.F111])-YEAR([.$E$4])+1" office:value-type="float" office:value="10" calcext:value-type="float">
            <text:p>10</text:p>
          </table:covered-table-cell>
          <table:table-cell table:style-name="ce29" table:formula="of:=[.B110]+1" office:value-type="float" office:value="105" calcext:value-type="float">
            <text:p>105</text:p>
          </table:table-cell>
          <table:table-cell table:style-name="ce27" table:formula="of:=[.C110]+[.D110]" office:value-type="float" office:value="8852004593.15978" calcext:value-type="float">
            <text:p>8852004593,1598</text:p>
          </table:table-cell>
          <table:table-cell table:style-name="ce36" table:formula="of:=[.$B$4]*(([.$D$4]-[.$C110])/[.$D$4])*[.C111]" office:value-type="float" office:value="42190890.6737312" calcext:value-type="float">
            <text:p>42190890,6737</text:p>
          </table:table-cell>
          <table:table-cell table:style-name="ce47" table:formula="of:=[.D111]/2629746" office:value-type="float" office:value="16.043713223152" calcext:value-type="float">
            <text:p>16,0437</text:p>
          </table:table-cell>
          <table:table-cell table:style-name="ce44" table:formula="of:=[.F110]+30" office:value-type="date" office:date-value="2033-03-18" calcext:value-type="date">
            <text:p>2033-03-18</text:p>
          </table:table-cell>
        </table:table-row>
        <table:table-row table:style-name="ro1">
          <table:covered-table-cell table:style-name="ce6" table:formula="of:=YEAR([.F112])-YEAR([.$E$4])+1" office:value-type="float" office:value="10" calcext:value-type="float">
            <text:p>10</text:p>
          </table:covered-table-cell>
          <table:table-cell table:style-name="ce29" table:formula="of:=[.B111]+1" office:value-type="float" office:value="106" calcext:value-type="float">
            <text:p>106</text:p>
          </table:table-cell>
          <table:table-cell table:style-name="ce27" table:formula="of:=[.C111]+[.D111]" office:value-type="float" office:value="8894195483.83352" calcext:value-type="float">
            <text:p>8894195483,8335</text:p>
          </table:table-cell>
          <table:table-cell table:style-name="ce36" table:formula="of:=[.$B$4]*(([.$D$4]-[.$C111])/[.$D$4])*[.C112]" office:value-type="float" office:value="40841982.2519195" calcext:value-type="float">
            <text:p>40841982,2519</text:p>
          </table:table-cell>
          <table:table-cell table:style-name="ce47" table:formula="of:=[.D112]/2629746" office:value-type="float" office:value="15.5307707481709" calcext:value-type="float">
            <text:p>15,5308</text:p>
          </table:table-cell>
          <table:table-cell table:style-name="ce44" table:formula="of:=[.F111]+30" office:value-type="date" office:date-value="2033-04-17" calcext:value-type="date">
            <text:p>2033-04-17</text:p>
          </table:table-cell>
        </table:table-row>
        <table:table-row table:style-name="ro1">
          <table:covered-table-cell table:style-name="ce6" table:formula="of:=YEAR([.F113])-YEAR([.$E$4])+1" office:value-type="float" office:value="10" calcext:value-type="float">
            <text:p>10</text:p>
          </table:covered-table-cell>
          <table:table-cell table:style-name="ce29" table:formula="of:=[.B112]+1" office:value-type="float" office:value="107" calcext:value-type="float">
            <text:p>107</text:p>
          </table:table-cell>
          <table:table-cell table:style-name="ce27" table:formula="of:=[.C112]+[.D112]" office:value-type="float" office:value="8935037466.08543" calcext:value-type="float">
            <text:p>8935037466,0854</text:p>
          </table:table-cell>
          <table:table-cell table:style-name="ce36" table:formula="of:=[.$B$4]*(([.$D$4]-[.$C112])/[.$D$4])*[.C113]" office:value-type="float" office:value="39521619.1284561" calcext:value-type="float">
            <text:p>39521619,1285</text:p>
          </table:table-cell>
          <table:table-cell table:style-name="ce47" table:formula="of:=[.D113]/2629746" office:value-type="float" office:value="15.0286830471293" calcext:value-type="float">
            <text:p>15,0287</text:p>
          </table:table-cell>
          <table:table-cell table:style-name="ce44" table:formula="of:=[.F112]+30" office:value-type="date" office:date-value="2033-05-17" calcext:value-type="date">
            <text:p>2033-05-17</text:p>
          </table:table-cell>
        </table:table-row>
        <table:table-row table:style-name="ro1">
          <table:covered-table-cell table:style-name="ce6" table:formula="of:=YEAR([.F114])-YEAR([.$E$4])+1" office:value-type="float" office:value="10" calcext:value-type="float">
            <text:p>10</text:p>
          </table:covered-table-cell>
          <table:table-cell table:style-name="ce29" table:formula="of:=[.B113]+1" office:value-type="float" office:value="108" calcext:value-type="float">
            <text:p>108</text:p>
          </table:table-cell>
          <table:table-cell table:style-name="ce27" table:formula="of:=[.C113]+[.D113]" office:value-type="float" office:value="8974559085.21389" calcext:value-type="float">
            <text:p>8974559085,2139</text:p>
          </table:table-cell>
          <table:table-cell table:style-name="ce36" table:formula="of:=[.$B$4]*(([.$D$4]-[.$C113])/[.$D$4])*[.C114]" office:value-type="float" office:value="38230276.7366215" calcext:value-type="float">
            <text:p>38230276,7366</text:p>
          </table:table-cell>
          <table:table-cell table:style-name="ce47" table:formula="of:=[.D114]/2629746" office:value-type="float" office:value="14.537630910598" calcext:value-type="float">
            <text:p>14,5376</text:p>
          </table:table-cell>
          <table:table-cell table:style-name="ce44" table:formula="of:=[.F113]+30" office:value-type="date" office:date-value="2033-06-16" calcext:value-type="date">
            <text:p>2033-06-16</text:p>
          </table:table-cell>
        </table:table-row>
        <table:table-row table:style-name="ro1">
          <table:covered-table-cell table:style-name="ce6" table:formula="of:=YEAR([.F115])-YEAR([.$E$4])+1" office:value-type="float" office:value="10" calcext:value-type="float">
            <text:p>10</text:p>
          </table:covered-table-cell>
          <table:table-cell table:style-name="ce29" table:formula="of:=[.B114]+1" office:value-type="float" office:value="109" calcext:value-type="float">
            <text:p>109</text:p>
          </table:table-cell>
          <table:table-cell table:style-name="ce27" table:formula="of:=[.C114]+[.D114]" office:value-type="float" office:value="9012789361.95051" calcext:value-type="float">
            <text:p>9012789361,9505</text:p>
          </table:table-cell>
          <table:table-cell table:style-name="ce36" table:formula="of:=[.$B$4]*(([.$D$4]-[.$C114])/[.$D$4])*[.C115]" office:value-type="float" office:value="36968331.8723722" calcext:value-type="float">
            <text:p>36968331,8724</text:p>
          </table:table-cell>
          <table:table-cell table:style-name="ce47" table:formula="of:=[.D115]/2629746" office:value-type="float" office:value="14.0577576208395" calcext:value-type="float">
            <text:p>14,0578</text:p>
          </table:table-cell>
          <table:table-cell table:style-name="ce44" table:formula="of:=[.F114]+30" office:value-type="date" office:date-value="2033-07-16" calcext:value-type="date">
            <text:p>2033-07-16</text:p>
          </table:table-cell>
        </table:table-row>
        <table:table-row table:style-name="ro1">
          <table:covered-table-cell table:style-name="ce6" table:formula="of:=YEAR([.F116])-YEAR([.$E$4])+1" office:value-type="float" office:value="10" calcext:value-type="float">
            <text:p>10</text:p>
          </table:covered-table-cell>
          <table:table-cell table:style-name="ce29" table:formula="of:=[.B115]+1" office:value-type="float" office:value="110" calcext:value-type="float">
            <text:p>110</text:p>
          </table:table-cell>
          <table:table-cell table:style-name="ce27" table:formula="of:=[.C115]+[.D115]" office:value-type="float" office:value="9049757693.82288" calcext:value-type="float">
            <text:p>9049757693,8229</text:p>
          </table:table-cell>
          <table:table-cell table:style-name="ce36" table:formula="of:=[.$B$4]*(([.$D$4]-[.$C115])/[.$D$4])*[.C116]" office:value-type="float" office:value="35736068.2684486" calcext:value-type="float">
            <text:p>35736068,2684</text:p>
          </table:table-cell>
          <table:table-cell table:style-name="ce47" table:formula="of:=[.D116]/2629746" office:value-type="float" office:value="13.5891710714452" calcext:value-type="float">
            <text:p>13,5892</text:p>
          </table:table-cell>
          <table:table-cell table:style-name="ce44" table:formula="of:=[.F115]+30" office:value-type="date" office:date-value="2033-08-15" calcext:value-type="date">
            <text:p>2033-08-15</text:p>
          </table:table-cell>
        </table:table-row>
        <table:table-row table:style-name="ro1">
          <table:covered-table-cell table:style-name="ce6" table:formula="of:=YEAR([.F117])-YEAR([.$E$4])+1" office:value-type="float" office:value="10" calcext:value-type="float">
            <text:p>10</text:p>
          </table:covered-table-cell>
          <table:table-cell table:style-name="ce29" table:formula="of:=[.B116]+1" office:value-type="float" office:value="111" calcext:value-type="float">
            <text:p>111</text:p>
          </table:table-cell>
          <table:table-cell table:style-name="ce27" table:formula="of:=[.C116]+[.D116]" office:value-type="float" office:value="9085493762.09133" calcext:value-type="float">
            <text:p>9085493762,0913</text:p>
          </table:table-cell>
          <table:table-cell table:style-name="ce36" table:formula="of:=[.$B$4]*(([.$D$4]-[.$C116])/[.$D$4])*[.C117]" office:value-type="float" office:value="34533682.1809899" calcext:value-type="float">
            <text:p>34533682,1810</text:p>
          </table:table-cell>
          <table:table-cell table:style-name="ce47" table:formula="of:=[.D117]/2629746" office:value-type="float" office:value="13.1319458917287" calcext:value-type="float">
            <text:p>13,1319</text:p>
          </table:table-cell>
          <table:table-cell table:style-name="ce44" table:formula="of:=[.F116]+30" office:value-type="date" office:date-value="2033-09-14" calcext:value-type="date">
            <text:p>2033-09-14</text:p>
          </table:table-cell>
        </table:table-row>
        <table:table-row table:style-name="ro1">
          <table:covered-table-cell table:style-name="ce6" table:formula="of:=YEAR([.F118])-YEAR([.$E$4])+1" office:value-type="float" office:value="10" calcext:value-type="float">
            <text:p>10</text:p>
          </table:covered-table-cell>
          <table:table-cell table:style-name="ce29" table:formula="of:=[.B117]+1" office:value-type="float" office:value="112" calcext:value-type="float">
            <text:p>112</text:p>
          </table:table-cell>
          <table:table-cell table:style-name="ce27" table:formula="of:=[.C117]+[.D117]" office:value-type="float" office:value="9120027444.27232" calcext:value-type="float">
            <text:p>9120027444,2723</text:p>
          </table:table-cell>
          <table:table-cell table:style-name="ce36" table:formula="of:=[.$B$4]*(([.$D$4]-[.$C117])/[.$D$4])*[.C118]" office:value-type="float" office:value="33361287.9507412" calcext:value-type="float">
            <text:p>33361287,9507</text:p>
          </table:table-cell>
          <table:table-cell table:style-name="ce47" table:formula="of:=[.D118]/2629746" office:value-type="float" office:value="12.6861255614577" calcext:value-type="float">
            <text:p>12,6861</text:p>
          </table:table-cell>
          <table:table-cell table:style-name="ce44" table:formula="of:=[.F117]+30" office:value-type="date" office:date-value="2033-10-14" calcext:value-type="date">
            <text:p>2033-10-14</text:p>
          </table:table-cell>
        </table:table-row>
        <table:table-row table:style-name="ro1">
          <table:covered-table-cell table:style-name="ce6" table:formula="of:=YEAR([.F119])-YEAR([.$E$4])+1" office:value-type="float" office:value="10" calcext:value-type="float">
            <text:p>10</text:p>
          </table:covered-table-cell>
          <table:table-cell table:style-name="ce29" table:formula="of:=[.B118]+1" office:value-type="float" office:value="113" calcext:value-type="float">
            <text:p>113</text:p>
          </table:table-cell>
          <table:table-cell table:style-name="ce27" table:formula="of:=[.C118]+[.D118]" office:value-type="float" office:value="9153388732.22306" calcext:value-type="float">
            <text:p>9153388732,2231</text:p>
          </table:table-cell>
          <table:table-cell table:style-name="ce36" table:formula="of:=[.$B$4]*(([.$D$4]-[.$C118])/[.$D$4])*[.C119]" office:value-type="float" office:value="32218923.505053" calcext:value-type="float">
            <text:p>32218923,5051</text:p>
          </table:table-cell>
          <table:table-cell table:style-name="ce47" table:formula="of:=[.D119]/2629746" office:value-type="float" office:value="12.251724503071" calcext:value-type="float">
            <text:p>12,2517</text:p>
          </table:table-cell>
          <table:table-cell table:style-name="ce45" table:formula="of:=[.F118]+30" office:value-type="date" office:date-value="2033-11-13" calcext:value-type="date">
            <text:p>2033-11-13</text:p>
          </table:table-cell>
        </table:table-row>
        <table:table-row table:style-name="ro1">
          <table:covered-table-cell table:style-name="ce6" table:formula="of:=YEAR([.F120])-YEAR([.$E$4])+1" office:value-type="float" office:value="10" calcext:value-type="float">
            <text:p>10</text:p>
          </table:covered-table-cell>
          <table:table-cell table:style-name="ce29" table:formula="of:=[.B119]+1" office:value-type="float" office:value="114" calcext:value-type="float">
            <text:p>114</text:p>
          </table:table-cell>
          <table:table-cell table:style-name="ce27" table:formula="of:=[.C119]+[.D119]" office:value-type="float" office:value="9185607655.72811" calcext:value-type="float">
            <text:p>9185607655,7281</text:p>
          </table:table-cell>
          <table:table-cell table:style-name="ce36" table:formula="of:=[.$B$4]*(([.$D$4]-[.$C119])/[.$D$4])*[.C120]" office:value-type="float" office:value="31106555.7708701" calcext:value-type="float">
            <text:p>31106555,7709</text:p>
          </table:table-cell>
          <table:table-cell table:style-name="ce47" table:formula="of:=[.D120]/2629746" office:value-type="float" office:value="11.8287301400478" calcext:value-type="float">
            <text:p>11,8287</text:p>
          </table:table-cell>
          <table:table-cell table:style-name="ce43" table:formula="of:=[.F119]+30" office:value-type="date" office:date-value="2033-12-13" calcext:value-type="date">
            <text:p>2033-12-13</text:p>
          </table:table-cell>
        </table:table-row>
        <table:table-row table:style-name="ro1">
          <table:covered-table-cell table:style-name="ce9" table:formula="of:=YEAR([.F121])-YEAR([.$E$4])+1" office:value-type="float" office:value="11" calcext:value-type="float">
            <text:p>11</text:p>
          </table:covered-table-cell>
          <table:table-cell table:style-name="ce30" table:formula="of:=[.B120]+1" office:value-type="float" office:value="115" calcext:value-type="float">
            <text:p>115</text:p>
          </table:table-cell>
          <table:table-cell table:style-name="ce34" table:formula="of:=[.C120]+[.D120]" office:value-type="float" office:value="9216714211.49899" calcext:value-type="float">
            <text:p>9216714211,4990</text:p>
          </table:table-cell>
          <table:table-cell table:style-name="ce38" table:formula="of:=[.$B$4]*(([.$D$4]-[.$C120])/[.$D$4])*[.C121]" office:value-type="float" office:value="30024085.9727466" calcext:value-type="float">
            <text:p>30024085,9727</text:p>
          </table:table-cell>
          <table:table-cell table:style-name="ce48" table:formula="of:=[.D121]/2629746" office:value-type="float" office:value="11.4171049115567" calcext:value-type="float">
            <text:p>11,4171</text:p>
          </table:table-cell>
          <table:table-cell table:style-name="ce45" table:formula="of:=[.F120]+30" office:value-type="date" office:date-value="2034-01-12" calcext:value-type="date">
            <text:p>2034-01-12</text:p>
          </table:table-cell>
        </table:table-row>
        <table:table-row table:style-name="ro1">
          <table:table-cell table:style-name="ce5" table:formula="of:=YEAR([.F122])-YEAR([.$E$4])+1" office:value-type="float" office:value="11" calcext:value-type="float" table:number-columns-spanned="1" table:number-rows-spanned="12">
            <text:p>11</text:p>
          </table:table-cell>
          <table:table-cell table:style-name="ce28" table:formula="of:=[.B121]+1" office:value-type="float" office:value="116" calcext:value-type="float">
            <text:p>116</text:p>
          </table:table-cell>
          <table:table-cell table:style-name="ce27" table:formula="of:=[.C121]+[.D121]" office:value-type="float" office:value="9246738297.47173" calcext:value-type="float">
            <text:p>9246738297,4717</text:p>
          </table:table-cell>
          <table:table-cell table:style-name="ce36" table:formula="of:=[.$B$4]*(([.$D$4]-[.$C121])/[.$D$4])*[.C122]" office:value-type="float" office:value="28971354.7935907" calcext:value-type="float">
            <text:p>28971354,7936</text:p>
          </table:table-cell>
          <table:table-cell table:style-name="ce47" table:formula="of:=[.D122]/2629746" office:value-type="float" office:value="11.0167882349058" calcext:value-type="float">
            <text:p>11,0168</text:p>
          </table:table-cell>
          <table:table-cell table:style-name="ce43" table:formula="of:=[.F121]+30" office:value-type="date" office:date-value="2034-02-11" calcext:value-type="date">
            <text:p>2034-02-11</text:p>
          </table:table-cell>
        </table:table-row>
        <table:table-row table:style-name="ro1">
          <table:covered-table-cell table:style-name="ce6" table:formula="of:=YEAR([.F123])-YEAR([.$E$4])+1" office:value-type="float" office:value="11" calcext:value-type="float">
            <text:p>11</text:p>
          </table:covered-table-cell>
          <table:table-cell table:style-name="ce29" table:formula="of:=[.B122]+1" office:value-type="float" office:value="117" calcext:value-type="float">
            <text:p>117</text:p>
          </table:table-cell>
          <table:table-cell table:style-name="ce27" table:formula="of:=[.C122]+[.D122]" office:value-type="float" office:value="9275709652.26532" calcext:value-type="float">
            <text:p>9275709652,2653</text:p>
          </table:table-cell>
          <table:table-cell table:style-name="ce36" table:formula="of:=[.$B$4]*(([.$D$4]-[.$C122])/[.$D$4])*[.C123]" office:value-type="float" office:value="27948147.3792931" calcext:value-type="float">
            <text:p>27948147,3793</text:p>
          </table:table-cell>
          <table:table-cell table:style-name="ce47" table:formula="of:=[.D123]/2629746" office:value-type="float" office:value="10.627698408627" calcext:value-type="float">
            <text:p>10,6277</text:p>
          </table:table-cell>
          <table:table-cell table:style-name="ce44" table:formula="of:=[.F122]+30" office:value-type="date" office:date-value="2034-03-13" calcext:value-type="date">
            <text:p>2034-03-13</text:p>
          </table:table-cell>
        </table:table-row>
        <table:table-row table:style-name="ro1">
          <table:covered-table-cell table:style-name="ce6" table:formula="of:=YEAR([.F124])-YEAR([.$E$4])+1" office:value-type="float" office:value="11" calcext:value-type="float">
            <text:p>11</text:p>
          </table:covered-table-cell>
          <table:table-cell table:style-name="ce29" table:formula="of:=[.B123]+1" office:value-type="float" office:value="118" calcext:value-type="float">
            <text:p>118</text:p>
          </table:table-cell>
          <table:table-cell table:style-name="ce27" table:formula="of:=[.C123]+[.D123]" office:value-type="float" office:value="9303657799.64462" calcext:value-type="float">
            <text:p>9303657799,6446</text:p>
          </table:table-cell>
          <table:table-cell table:style-name="ce36" table:formula="of:=[.$B$4]*(([.$D$4]-[.$C123])/[.$D$4])*[.C124]" office:value-type="float" office:value="26954198.1716362" calcext:value-type="float">
            <text:p>26954198,1716</text:p>
          </table:table-cell>
          <table:table-cell table:style-name="ce47" table:formula="of:=[.D124]/2629746" office:value-type="float" office:value="10.2497344502611" calcext:value-type="float">
            <text:p>10,2497</text:p>
          </table:table-cell>
          <table:table-cell table:style-name="ce44" table:formula="of:=[.F123]+30" office:value-type="date" office:date-value="2034-04-12" calcext:value-type="date">
            <text:p>2034-04-12</text:p>
          </table:table-cell>
        </table:table-row>
        <table:table-row table:style-name="ro1">
          <table:covered-table-cell table:style-name="ce6" table:formula="of:=YEAR([.F125])-YEAR([.$E$4])+1" office:value-type="float" office:value="11" calcext:value-type="float">
            <text:p>11</text:p>
          </table:covered-table-cell>
          <table:table-cell table:style-name="ce29" table:formula="of:=[.B124]+1" office:value-type="float" office:value="119" calcext:value-type="float">
            <text:p>119</text:p>
          </table:table-cell>
          <table:table-cell table:style-name="ce27" table:formula="of:=[.C124]+[.D124]" office:value-type="float" office:value="9330611997.81625" calcext:value-type="float">
            <text:p>9330611997,8163</text:p>
          </table:table-cell>
          <table:table-cell table:style-name="ce36" table:formula="of:=[.$B$4]*(([.$D$4]-[.$C124])/[.$D$4])*[.C125]" office:value-type="float" office:value="25989195.5568869" calcext:value-type="float">
            <text:p>25989195,5569</text:p>
          </table:table-cell>
          <table:table-cell table:style-name="ce47" table:formula="of:=[.D125]/2629746" office:value-type="float" office:value="9.88277786405489" calcext:value-type="float">
            <text:p>9,8828</text:p>
          </table:table-cell>
          <table:table-cell table:style-name="ce44" table:formula="of:=[.F124]+30" office:value-type="date" office:date-value="2034-05-12" calcext:value-type="date">
            <text:p>2034-05-12</text:p>
          </table:table-cell>
        </table:table-row>
        <table:table-row table:style-name="ro1">
          <table:covered-table-cell table:style-name="ce6" table:formula="of:=YEAR([.F126])-YEAR([.$E$4])+1" office:value-type="float" office:value="11" calcext:value-type="float">
            <text:p>11</text:p>
          </table:covered-table-cell>
          <table:table-cell table:style-name="ce29" table:formula="of:=[.B125]+1" office:value-type="float" office:value="120" calcext:value-type="float">
            <text:p>120</text:p>
          </table:table-cell>
          <table:table-cell table:style-name="ce27" table:formula="of:=[.C125]+[.D125]" office:value-type="float" office:value="9356601193.37314" calcext:value-type="float">
            <text:p>9356601193,3731</text:p>
          </table:table-cell>
          <table:table-cell table:style-name="ce36" table:formula="of:=[.$B$4]*(([.$D$4]-[.$C125])/[.$D$4])*[.C126]" office:value-type="float" office:value="25052786.3202485" calcext:value-type="float">
            <text:p>25052786,3202</text:p>
          </table:table-cell>
          <table:table-cell table:style-name="ce47" table:formula="of:=[.D126]/2629746" office:value-type="float" office:value="9.52669433483252" calcext:value-type="float">
            <text:p>9,5267</text:p>
          </table:table-cell>
          <table:table-cell table:style-name="ce44" table:formula="of:=[.F125]+30" office:value-type="date" office:date-value="2034-06-11" calcext:value-type="date">
            <text:p>2034-06-11</text:p>
          </table:table-cell>
        </table:table-row>
        <table:table-row table:style-name="ro1">
          <table:covered-table-cell table:style-name="ce6" table:formula="of:=YEAR([.F127])-YEAR([.$E$4])+1" office:value-type="float" office:value="11" calcext:value-type="float">
            <text:p>11</text:p>
          </table:covered-table-cell>
          <table:table-cell table:style-name="ce29" table:formula="of:=[.B126]+1" office:value-type="float" office:value="121" calcext:value-type="float">
            <text:p>121</text:p>
          </table:table-cell>
          <table:table-cell table:style-name="ce27" table:formula="of:=[.C126]+[.D126]" office:value-type="float" office:value="9381653979.69339" calcext:value-type="float">
            <text:p>9381653979,6934</text:p>
          </table:table-cell>
          <table:table-cell table:style-name="ce36" table:formula="of:=[.$B$4]*(([.$D$4]-[.$C126])/[.$D$4])*[.C127]" office:value-type="float" office:value="24144579.8988835" calcext:value-type="float">
            <text:p>24144579,8989</text:p>
          </table:table-cell>
          <table:table-cell table:style-name="ce47" table:formula="of:=[.D127]/2629746" office:value-type="float" office:value="9.18133534527041" calcext:value-type="float">
            <text:p>9,1813</text:p>
          </table:table-cell>
          <table:table-cell table:style-name="ce44" table:formula="of:=[.F126]+30" office:value-type="date" office:date-value="2034-07-11" calcext:value-type="date">
            <text:p>2034-07-11</text:p>
          </table:table-cell>
        </table:table-row>
        <table:table-row table:style-name="ro1">
          <table:covered-table-cell table:style-name="ce6" table:formula="of:=YEAR([.F128])-YEAR([.$E$4])+1" office:value-type="float" office:value="11" calcext:value-type="float">
            <text:p>11</text:p>
          </table:covered-table-cell>
          <table:table-cell table:style-name="ce29" table:formula="of:=[.B127]+1" office:value-type="float" office:value="122" calcext:value-type="float">
            <text:p>122</text:p>
          </table:table-cell>
          <table:table-cell table:style-name="ce27" table:formula="of:=[.C127]+[.D127]" office:value-type="float" office:value="9405798559.59227" calcext:value-type="float">
            <text:p>9405798559,5923</text:p>
          </table:table-cell>
          <table:table-cell table:style-name="ce36" table:formula="of:=[.$B$4]*(([.$D$4]-[.$C127])/[.$D$4])*[.C128]" office:value-type="float" office:value="23264152.4285182" calcext:value-type="float">
            <text:p>23264152,4285</text:p>
          </table:table-cell>
          <table:table-cell table:style-name="ce47" table:formula="of:=[.D128]/2629746" office:value-type="float" office:value="8.846539714679" calcext:value-type="float">
            <text:p>8,8465</text:p>
          </table:table-cell>
          <table:table-cell table:style-name="ce44" table:formula="of:=[.F127]+30" office:value-type="date" office:date-value="2034-08-10" calcext:value-type="date">
            <text:p>2034-08-10</text:p>
          </table:table-cell>
        </table:table-row>
        <table:table-row table:style-name="ro1">
          <table:covered-table-cell table:style-name="ce6" table:formula="of:=YEAR([.F129])-YEAR([.$E$4])+1" office:value-type="float" office:value="11" calcext:value-type="float">
            <text:p>11</text:p>
          </table:covered-table-cell>
          <table:table-cell table:style-name="ce29" table:formula="of:=[.B128]+1" office:value-type="float" office:value="123" calcext:value-type="float">
            <text:p>123</text:p>
          </table:table-cell>
          <table:table-cell table:style-name="ce27" table:formula="of:=[.C128]+[.D128]" office:value-type="float" office:value="9429062712.02079" calcext:value-type="float">
            <text:p>9429062712,0208</text:p>
          </table:table-cell>
          <table:table-cell table:style-name="ce36" table:formula="of:=[.$B$4]*(([.$D$4]-[.$C128])/[.$D$4])*[.C129]" office:value-type="float" office:value="22411050.5807103" calcext:value-type="float">
            <text:p>22411050,5807</text:p>
          </table:table-cell>
          <table:table-cell table:style-name="ce47" table:formula="of:=[.D129]/2629746" office:value-type="float" office:value="8.52213505818063" calcext:value-type="float">
            <text:p>8,5221</text:p>
          </table:table-cell>
          <table:table-cell table:style-name="ce44" table:formula="of:=[.F128]+30" office:value-type="date" office:date-value="2034-09-09" calcext:value-type="date">
            <text:p>2034-09-09</text:p>
          </table:table-cell>
        </table:table-row>
        <table:table-row table:style-name="ro1">
          <table:covered-table-cell table:style-name="ce6" table:formula="of:=YEAR([.F130])-YEAR([.$E$4])+1" office:value-type="float" office:value="11" calcext:value-type="float">
            <text:p>11</text:p>
          </table:covered-table-cell>
          <table:table-cell table:style-name="ce29" table:formula="of:=[.B129]+1" office:value-type="float" office:value="124" calcext:value-type="float">
            <text:p>124</text:p>
          </table:table-cell>
          <table:table-cell table:style-name="ce27" table:formula="of:=[.C129]+[.D129]" office:value-type="float" office:value="9451473762.6015" calcext:value-type="float">
            <text:p>9451473762,6015</text:p>
          </table:table-cell>
          <table:table-cell table:style-name="ce36" table:formula="of:=[.$B$4]*(([.$D$4]-[.$C129])/[.$D$4])*[.C130]" office:value-type="float" office:value="21584795.1897055" calcext:value-type="float">
            <text:p>21584795,1897</text:p>
          </table:table-cell>
          <table:table-cell table:style-name="ce47" table:formula="of:=[.D130]/2629746" office:value-type="float" office:value="8.20793916587591" calcext:value-type="float">
            <text:p>8,2079</text:p>
          </table:table-cell>
          <table:table-cell table:style-name="ce44" table:formula="of:=[.F129]+30" office:value-type="date" office:date-value="2034-10-09" calcext:value-type="date">
            <text:p>2034-10-09</text:p>
          </table:table-cell>
        </table:table-row>
        <table:table-row table:style-name="ro1">
          <table:covered-table-cell table:style-name="ce6" table:formula="of:=YEAR([.F131])-YEAR([.$E$4])+1" office:value-type="float" office:value="11" calcext:value-type="float">
            <text:p>11</text:p>
          </table:covered-table-cell>
          <table:table-cell table:style-name="ce29" table:formula="of:=[.B130]+1" office:value-type="float" office:value="125" calcext:value-type="float">
            <text:p>125</text:p>
          </table:table-cell>
          <table:table-cell table:style-name="ce27" table:formula="of:=[.C130]+[.D130]" office:value-type="float" office:value="9473058557.7912" calcext:value-type="float">
            <text:p>9473058557,7912</text:p>
          </table:table-cell>
          <table:table-cell table:style-name="ce36" table:formula="of:=[.$B$4]*(([.$D$4]-[.$C130])/[.$D$4])*[.C131]" office:value-type="float" office:value="20784884.6694436" calcext:value-type="float">
            <text:p>20784884,6694</text:p>
          </table:table-cell>
          <table:table-cell table:style-name="ce47" table:formula="of:=[.D131]/2629746" office:value-type="float" office:value="7.90376130221077" calcext:value-type="float">
            <text:p>7,9038</text:p>
          </table:table-cell>
          <table:table-cell table:style-name="ce45" table:formula="of:=[.F130]+30" office:value-type="date" office:date-value="2034-11-08" calcext:value-type="date">
            <text:p>2034-11-08</text:p>
          </table:table-cell>
        </table:table-row>
        <table:table-row table:style-name="ro1">
          <table:covered-table-cell table:style-name="ce6" table:formula="of:=YEAR([.F132])-YEAR([.$E$4])+1" office:value-type="float" office:value="11" calcext:value-type="float">
            <text:p>11</text:p>
          </table:covered-table-cell>
          <table:table-cell table:style-name="ce29" table:formula="of:=[.B131]+1" office:value-type="float" office:value="126" calcext:value-type="float">
            <text:p>126</text:p>
          </table:table-cell>
          <table:table-cell table:style-name="ce27" table:formula="of:=[.C131]+[.D131]" office:value-type="float" office:value="9493843442.46065" calcext:value-type="float">
            <text:p>9493843442,4607</text:p>
          </table:table-cell>
          <table:table-cell table:style-name="ce36" table:formula="of:=[.$B$4]*(([.$D$4]-[.$C131])/[.$D$4])*[.C132]" office:value-type="float" office:value="20010798.222699" calcext:value-type="float">
            <text:p>20010798,2227</text:p>
          </table:table-cell>
          <table:table-cell table:style-name="ce47" table:formula="of:=[.D132]/2629746" office:value-type="float" office:value="7.6094034263001" calcext:value-type="float">
            <text:p>7,6094</text:p>
          </table:table-cell>
          <table:table-cell table:style-name="ce43" table:formula="of:=[.F131]+30" office:value-type="date" office:date-value="2034-12-08" calcext:value-type="date">
            <text:p>2034-12-08</text:p>
          </table:table-cell>
        </table:table-row>
        <table:table-row table:style-name="ro1">
          <table:covered-table-cell table:style-name="ce9" table:formula="of:=YEAR([.F133])-YEAR([.$E$4])+1" office:value-type="float" office:value="12" calcext:value-type="float">
            <text:p>12</text:p>
          </table:covered-table-cell>
          <table:table-cell table:style-name="ce30" table:formula="of:=[.B132]+1" office:value-type="float" office:value="127" calcext:value-type="float">
            <text:p>127</text:p>
          </table:table-cell>
          <table:table-cell table:style-name="ce34" table:formula="of:=[.C132]+[.D132]" office:value-type="float" office:value="9513854240.68334" calcext:value-type="float">
            <text:p>9513854240,6834</text:p>
          </table:table-cell>
          <table:table-cell table:style-name="ce38" table:formula="of:=[.$B$4]*(([.$D$4]-[.$C132])/[.$D$4])*[.C133]" office:value-type="float" office:value="19261998.8455819" calcext:value-type="float">
            <text:p>19261998,8456</text:p>
          </table:table-cell>
          <table:table-cell table:style-name="ce48" table:formula="of:=[.D133]/2629746" office:value-type="float" office:value="7.32466133443377" calcext:value-type="float">
            <text:p>7,3247</text:p>
          </table:table-cell>
          <table:table-cell table:style-name="ce45" table:formula="of:=[.F132]+30" office:value-type="date" office:date-value="2035-01-07" calcext:value-type="date">
            <text:p>2035-01-07</text:p>
          </table:table-cell>
        </table:table-row>
        <table:table-row table:style-name="ro1">
          <table:table-cell table:style-name="ce5" table:formula="of:=YEAR([.F134])-YEAR([.$E$4])+1" office:value-type="float" office:value="12" calcext:value-type="float" table:number-columns-spanned="1" table:number-rows-spanned="11">
            <text:p>12</text:p>
          </table:table-cell>
          <table:table-cell table:style-name="ce28" table:formula="of:=[.B133]+1" office:value-type="float" office:value="128" calcext:value-type="float">
            <text:p>128</text:p>
          </table:table-cell>
          <table:table-cell table:style-name="ce27" table:formula="of:=[.C133]+[.D133]" office:value-type="float" office:value="9533116239.52892" calcext:value-type="float">
            <text:p>9533116239,5289</text:p>
          </table:table-cell>
          <table:table-cell table:style-name="ce36" table:formula="of:=[.$B$4]*(([.$D$4]-[.$C133])/[.$D$4])*[.C134]" office:value-type="float" office:value="18537936.1316789" calcext:value-type="float">
            <text:p>18537936,1317</text:p>
          </table:table-cell>
          <table:table-cell table:style-name="ce47" table:formula="of:=[.D134]/2629746" office:value-type="float" office:value="7.04932572639294" calcext:value-type="float">
            <text:p>7,0493</text:p>
          </table:table-cell>
          <table:table-cell table:style-name="ce43" table:formula="of:=[.F133]+30" office:value-type="date" office:date-value="2035-02-06" calcext:value-type="date">
            <text:p>2035-02-06</text:p>
          </table:table-cell>
        </table:table-row>
        <table:table-row table:style-name="ro1">
          <table:covered-table-cell table:style-name="ce6" table:formula="of:=YEAR([.F135])-YEAR([.$E$4])+1" office:value-type="float" office:value="12" calcext:value-type="float">
            <text:p>12</text:p>
          </table:covered-table-cell>
          <table:table-cell table:style-name="ce29" table:formula="of:=[.B134]+1" office:value-type="float" office:value="129" calcext:value-type="float">
            <text:p>129</text:p>
          </table:table-cell>
          <table:table-cell table:style-name="ce27" table:formula="of:=[.C134]+[.D134]" office:value-type="float" office:value="9551654175.66061" calcext:value-type="float">
            <text:p>9551654175,6606</text:p>
          </table:table-cell>
          <table:table-cell table:style-name="ce36" table:formula="of:=[.$B$4]*(([.$D$4]-[.$C134])/[.$D$4])*[.C135]" office:value-type="float" office:value="17838048.8810067" calcext:value-type="float">
            <text:p>17838048,8810</text:p>
          </table:table-cell>
          <table:table-cell table:style-name="ce47" table:formula="of:=[.D135]/2629746" office:value-type="float" office:value="6.78318319754329" calcext:value-type="float">
            <text:p>6,7832</text:p>
          </table:table-cell>
          <table:table-cell table:style-name="ce44" table:formula="of:=[.F134]+30" office:value-type="date" office:date-value="2035-03-08" calcext:value-type="date">
            <text:p>2035-03-08</text:p>
          </table:table-cell>
        </table:table-row>
        <table:table-row table:style-name="ro1">
          <table:covered-table-cell table:style-name="ce6" table:formula="of:=YEAR([.F136])-YEAR([.$E$4])+1" office:value-type="float" office:value="12" calcext:value-type="float">
            <text:p>12</text:p>
          </table:covered-table-cell>
          <table:table-cell table:style-name="ce29" table:formula="of:=[.B135]+1" office:value-type="float" office:value="130" calcext:value-type="float">
            <text:p>130</text:p>
          </table:table-cell>
          <table:table-cell table:style-name="ce27" table:formula="of:=[.C135]+[.D135]" office:value-type="float" office:value="9569492224.54161" calcext:value-type="float">
            <text:p>9569492224,5416</text:p>
          </table:table-cell>
          <table:table-cell table:style-name="ce36" table:formula="of:=[.$B$4]*(([.$D$4]-[.$C135])/[.$D$4])*[.C136]" office:value-type="float" office:value="17161767.5196862" calcext:value-type="float">
            <text:p>17161767,5197</text:p>
          </table:table-cell>
          <table:table-cell table:style-name="ce47" table:formula="of:=[.D136]/2629746" office:value-type="float" office:value="6.5260171589523" calcext:value-type="float">
            <text:p>6,5260</text:p>
          </table:table-cell>
          <table:table-cell table:style-name="ce44" table:formula="of:=[.F135]+30" office:value-type="date" office:date-value="2035-04-07" calcext:value-type="date">
            <text:p>2035-04-07</text:p>
          </table:table-cell>
        </table:table-row>
        <table:table-row table:style-name="ro1">
          <table:covered-table-cell table:style-name="ce6" table:formula="of:=YEAR([.F137])-YEAR([.$E$4])+1" office:value-type="float" office:value="12" calcext:value-type="float">
            <text:p>12</text:p>
          </table:covered-table-cell>
          <table:table-cell table:style-name="ce29" table:formula="of:=[.B136]+1" office:value-type="float" office:value="131" calcext:value-type="float">
            <text:p>131</text:p>
          </table:table-cell>
          <table:table-cell table:style-name="ce27" table:formula="of:=[.C136]+[.D136]" office:value-type="float" office:value="9586653992.0613" calcext:value-type="float">
            <text:p>9586653992,0613</text:p>
          </table:table-cell>
          <table:table-cell table:style-name="ce36" table:formula="of:=[.$B$4]*(([.$D$4]-[.$C136])/[.$D$4])*[.C137]" office:value-type="float" office:value="16508516.3368464" calcext:value-type="float">
            <text:p>16508516,3368</text:p>
          </table:table-cell>
          <table:table-cell table:style-name="ce47" table:formula="of:=[.D137]/2629746" office:value-type="float" office:value="6.277608688005" calcext:value-type="float">
            <text:p>6,2776</text:p>
          </table:table-cell>
          <table:table-cell table:style-name="ce44" table:formula="of:=[.F136]+30" office:value-type="date" office:date-value="2035-05-07" calcext:value-type="date">
            <text:p>2035-05-07</text:p>
          </table:table-cell>
        </table:table-row>
        <table:table-row table:style-name="ro1">
          <table:covered-table-cell table:style-name="ce6" table:formula="of:=YEAR([.F138])-YEAR([.$E$4])+1" office:value-type="float" office:value="12" calcext:value-type="float">
            <text:p>12</text:p>
          </table:covered-table-cell>
          <table:table-cell table:style-name="ce29" table:formula="of:=[.B137]+1" office:value-type="float" office:value="132" calcext:value-type="float">
            <text:p>132</text:p>
          </table:table-cell>
          <table:table-cell table:style-name="ce27" table:formula="of:=[.C137]+[.D137]" office:value-type="float" office:value="9603162508.39814" calcext:value-type="float">
            <text:p>9603162508,3982</text:p>
          </table:table-cell>
          <table:table-cell table:style-name="ce36" table:formula="of:=[.$B$4]*(([.$D$4]-[.$C137])/[.$D$4])*[.C138]" office:value-type="float" office:value="15877715.545732" calcext:value-type="float">
            <text:p>15877715,5457</text:p>
          </table:table-cell>
          <table:table-cell table:style-name="ce47" table:formula="of:=[.D138]/2629746" office:value-type="float" office:value="6.03773731217083" calcext:value-type="float">
            <text:p>6,0377</text:p>
          </table:table-cell>
          <table:table-cell table:style-name="ce44" table:formula="of:=[.F137]+30" office:value-type="date" office:date-value="2035-06-06" calcext:value-type="date">
            <text:p>2035-06-06</text:p>
          </table:table-cell>
        </table:table-row>
        <table:table-row table:style-name="ro1">
          <table:covered-table-cell table:style-name="ce6" table:formula="of:=YEAR([.F139])-YEAR([.$E$4])+1" office:value-type="float" office:value="12" calcext:value-type="float">
            <text:p>12</text:p>
          </table:covered-table-cell>
          <table:table-cell table:style-name="ce29" table:formula="of:=[.B138]+1" office:value-type="float" office:value="133" calcext:value-type="float">
            <text:p>133</text:p>
          </table:table-cell>
          <table:table-cell table:style-name="ce27" table:formula="of:=[.C138]+[.D138]" office:value-type="float" office:value="9619040223.94388" calcext:value-type="float">
            <text:p>9619040223,9439</text:p>
          </table:table-cell>
          <table:table-cell table:style-name="ce36" table:formula="of:=[.$B$4]*(([.$D$4]-[.$C138])/[.$D$4])*[.C139]" office:value-type="float" office:value="15268783.176349" calcext:value-type="float">
            <text:p>15268783,1763</text:p>
          </table:table-cell>
          <table:table-cell table:style-name="ce47" table:formula="of:=[.D139]/2629746" office:value-type="float" office:value="5.80618172871029" calcext:value-type="float">
            <text:p>5,8062</text:p>
          </table:table-cell>
          <table:table-cell table:style-name="ce44" table:formula="of:=[.F138]+30" office:value-type="date" office:date-value="2035-07-06" calcext:value-type="date">
            <text:p>2035-07-06</text:p>
          </table:table-cell>
        </table:table-row>
        <table:table-row table:style-name="ro1">
          <table:covered-table-cell table:style-name="ce6" table:formula="of:=YEAR([.F140])-YEAR([.$E$4])+1" office:value-type="float" office:value="12" calcext:value-type="float">
            <text:p>12</text:p>
          </table:covered-table-cell>
          <table:table-cell table:style-name="ce29" table:formula="of:=[.B139]+1" office:value-type="float" office:value="134" calcext:value-type="float">
            <text:p>134</text:p>
          </table:table-cell>
          <table:table-cell table:style-name="ce27" table:formula="of:=[.C139]+[.D139]" office:value-type="float" office:value="9634309007.12023" calcext:value-type="float">
            <text:p>9634309007,1202</text:p>
          </table:table-cell>
          <table:table-cell table:style-name="ce36" table:formula="of:=[.$B$4]*(([.$D$4]-[.$C139])/[.$D$4])*[.C140]" office:value-type="float" office:value="14681136.8072321" calcext:value-type="float">
            <text:p>14681136,8072</text:p>
          </table:table-cell>
          <table:table-cell table:style-name="ce47" table:formula="of:=[.D140]/2629746" office:value-type="float" office:value="5.58272046320522" calcext:value-type="float">
            <text:p>5,5827</text:p>
          </table:table-cell>
          <table:table-cell table:style-name="ce44" table:formula="of:=[.F139]+30" office:value-type="date" office:date-value="2035-08-05" calcext:value-type="date">
            <text:p>2035-08-05</text:p>
          </table:table-cell>
        </table:table-row>
        <table:table-row table:style-name="ro1">
          <table:covered-table-cell table:style-name="ce6" table:formula="of:=YEAR([.F141])-YEAR([.$E$4])+1" office:value-type="float" office:value="12" calcext:value-type="float">
            <text:p>12</text:p>
          </table:covered-table-cell>
          <table:table-cell table:style-name="ce29" table:formula="of:=[.B140]+1" office:value-type="float" office:value="135" calcext:value-type="float">
            <text:p>135</text:p>
          </table:table-cell>
          <table:table-cell table:style-name="ce27" table:formula="of:=[.C140]+[.D140]" office:value-type="float" office:value="9648990143.92746" calcext:value-type="float">
            <text:p>9648990143,9275</text:p>
          </table:table-cell>
          <table:table-cell table:style-name="ce36" table:formula="of:=[.$B$4]*(([.$D$4]-[.$C140])/[.$D$4])*[.C141]" office:value-type="float" office:value="14114195.1440799" calcext:value-type="float">
            <text:p>14114195,1441</text:p>
          </table:table-cell>
          <table:table-cell table:style-name="ce47" table:formula="of:=[.D141]/2629746" office:value-type="float" office:value="5.36713246985828" calcext:value-type="float">
            <text:p>5,3671</text:p>
          </table:table-cell>
          <table:table-cell table:style-name="ce44" table:formula="of:=[.F140]+30" office:value-type="date" office:date-value="2035-09-04" calcext:value-type="date">
            <text:p>2035-09-04</text:p>
          </table:table-cell>
        </table:table-row>
        <table:table-row table:style-name="ro1">
          <table:covered-table-cell table:style-name="ce6" table:formula="of:=YEAR([.F142])-YEAR([.$E$4])+1" office:value-type="float" office:value="12" calcext:value-type="float">
            <text:p>12</text:p>
          </table:covered-table-cell>
          <table:table-cell table:style-name="ce29" table:formula="of:=[.B141]+1" office:value-type="float" office:value="136" calcext:value-type="float">
            <text:p>136</text:p>
          </table:table-cell>
          <table:table-cell table:style-name="ce27" table:formula="of:=[.C141]+[.D141]" office:value-type="float" office:value="9663104339.07154" calcext:value-type="float">
            <text:p>9663104339,0715</text:p>
          </table:table-cell>
          <table:table-cell table:style-name="ce36" table:formula="of:=[.$B$4]*(([.$D$4]-[.$C141])/[.$D$4])*[.C142]" office:value-type="float" office:value="13567379.4530858" calcext:value-type="float">
            <text:p>13567379,4531</text:p>
          </table:table-cell>
          <table:table-cell table:style-name="ce47" table:formula="of:=[.D142]/2629746" office:value-type="float" office:value="5.15919767653828" calcext:value-type="float">
            <text:p>5,1592</text:p>
          </table:table-cell>
          <table:table-cell table:style-name="ce44" table:formula="of:=[.F141]+30" office:value-type="date" office:date-value="2035-10-04" calcext:value-type="date">
            <text:p>2035-10-04</text:p>
          </table:table-cell>
        </table:table-row>
        <table:table-row table:style-name="ro1">
          <table:covered-table-cell table:style-name="ce6" table:formula="of:=YEAR([.F143])-YEAR([.$E$4])+1" office:value-type="float" office:value="12" calcext:value-type="float">
            <text:p>12</text:p>
          </table:covered-table-cell>
          <table:table-cell table:style-name="ce29" table:formula="of:=[.B142]+1" office:value-type="float" office:value="137" calcext:value-type="float">
            <text:p>137</text:p>
          </table:table-cell>
          <table:table-cell table:style-name="ce27" table:formula="of:=[.C142]+[.D142]" office:value-type="float" office:value="9676671718.52462" calcext:value-type="float">
            <text:p>9676671718,5246</text:p>
          </table:table-cell>
          <table:table-cell table:style-name="ce36" table:formula="of:=[.$B$4]*(([.$D$4]-[.$C142])/[.$D$4])*[.C143]" office:value-type="float" office:value="13040114.8568005" calcext:value-type="float">
            <text:p>13040114,8568</text:p>
          </table:table-cell>
          <table:table-cell table:style-name="ce47" table:formula="of:=[.D143]/2629746" office:value-type="float" office:value="4.95869747755124" calcext:value-type="float">
            <text:p>4,9587</text:p>
          </table:table-cell>
          <table:table-cell table:style-name="ce45" table:formula="of:=[.F142]+30" office:value-type="date" office:date-value="2035-11-03" calcext:value-type="date">
            <text:p>2035-11-03</text:p>
          </table:table-cell>
        </table:table-row>
        <table:table-row table:style-name="ro1">
          <table:covered-table-cell table:style-name="ce9" table:formula="of:=YEAR([.F144])-YEAR([.$E$4])+1" office:value-type="float" office:value="12" calcext:value-type="float">
            <text:p>12</text:p>
          </table:covered-table-cell>
          <table:table-cell table:style-name="ce30" table:formula="of:=[.B143]+1" office:value-type="float" office:value="138" calcext:value-type="float">
            <text:p>138</text:p>
          </table:table-cell>
          <table:table-cell table:style-name="ce34" table:formula="of:=[.C143]+[.D143]" office:value-type="float" office:value="9689711833.38142" calcext:value-type="float">
            <text:p>9689711833,3814</text:p>
          </table:table-cell>
          <table:table-cell table:style-name="ce38" table:formula="of:=[.$B$4]*(([.$D$4]-[.$C143])/[.$D$4])*[.C144]" office:value-type="float" office:value="12531831.5003154" calcext:value-type="float">
            <text:p>12531831,5003</text:p>
          </table:table-cell>
          <table:table-cell table:style-name="ce48" table:formula="of:=[.D144]/2629746" office:value-type="float" office:value="4.765415177099" calcext:value-type="float">
            <text:p>4,7654</text:p>
          </table:table-cell>
          <table:table-cell table:style-name="ce54" table:formula="of:=[.F143]+30" office:value-type="date" office:date-value="2035-12-03" calcext:value-type="date">
            <text:p>2035-12-03</text:p>
          </table:table-cell>
        </table:table-row>
        <table:table-row table:style-name="ro1">
          <table:table-cell table:style-name="ce5" table:formula="of:=YEAR([.F145])-YEAR([.$E$4])+1" office:value-type="float" office:value="13" calcext:value-type="float" table:number-columns-spanned="1" table:number-rows-spanned="13">
            <text:p>13</text:p>
          </table:table-cell>
          <table:table-cell table:style-name="ce28" table:formula="of:=[.B144]+1" office:value-type="float" office:value="139" calcext:value-type="float">
            <text:p>139</text:p>
          </table:table-cell>
          <table:table-cell table:style-name="ce27" table:formula="of:=[.C144]+[.D144]" office:value-type="float" office:value="9702243664.88174" calcext:value-type="float">
            <text:p>9702243664,8817</text:p>
          </table:table-cell>
          <table:table-cell table:style-name="ce36" table:formula="of:=[.$B$4]*(([.$D$4]-[.$C144])/[.$D$4])*[.C145]" office:value-type="float" office:value="12041965.5954515" calcext:value-type="float">
            <text:p>12041965,5955</text:p>
          </table:table-cell>
          <table:table-cell table:style-name="ce47" table:formula="of:=[.D145]/2629746" office:value-type="float" office:value="4.57913638634738" calcext:value-type="float">
            <text:p>4,5791</text:p>
          </table:table-cell>
          <table:table-cell table:style-name="ce43" table:formula="of:=[.F144]+30" office:value-type="date" office:date-value="2036-01-02" calcext:value-type="date">
            <text:p>2036-01-02</text:p>
          </table:table-cell>
        </table:table-row>
        <table:table-row table:style-name="ro1">
          <table:covered-table-cell table:style-name="ce6" table:formula="of:=YEAR([.F146])-YEAR([.$E$4])+1" office:value-type="float" office:value="13" calcext:value-type="float">
            <text:p>13</text:p>
          </table:covered-table-cell>
          <table:table-cell table:style-name="ce29" table:formula="of:=[.B145]+1" office:value-type="float" office:value="140" calcext:value-type="float">
            <text:p>140</text:p>
          </table:table-cell>
          <table:table-cell table:style-name="ce27" table:formula="of:=[.C145]+[.D145]" office:value-type="float" office:value="9714285630.47719" calcext:value-type="float">
            <text:p>9714285630,4772</text:p>
          </table:table-cell>
          <table:table-cell table:style-name="ce36" table:formula="of:=[.$B$4]*(([.$D$4]-[.$C145])/[.$D$4])*[.C146]" office:value-type="float" office:value="11569960.3504916" calcext:value-type="float">
            <text:p>11569960,3505</text:p>
          </table:table-cell>
          <table:table-cell table:style-name="ce47" table:formula="of:=[.D146]/2629746" office:value-type="float" office:value="4.39964937697085" calcext:value-type="float">
            <text:p>4,3996</text:p>
          </table:table-cell>
          <table:table-cell table:style-name="ce44" table:formula="of:=[.F145]+30" office:value-type="date" office:date-value="2036-02-01" calcext:value-type="date">
            <text:p>2036-02-01</text:p>
          </table:table-cell>
        </table:table-row>
        <table:table-row table:style-name="ro3">
          <table:covered-table-cell table:style-name="ce6" table:formula="of:=YEAR([.F147])-YEAR([.$E$4])+1" office:value-type="float" office:value="13" calcext:value-type="float">
            <text:p>13</text:p>
          </table:covered-table-cell>
          <table:table-cell table:style-name="ce29" table:formula="of:=[.B146]+1" office:value-type="float" office:value="141" calcext:value-type="float">
            <text:p>141</text:p>
          </table:table-cell>
          <table:table-cell table:style-name="ce27" table:formula="of:=[.C146]+[.D146]" office:value-type="float" office:value="9725855590.82768" calcext:value-type="float">
            <text:p>9725855590,8277</text:p>
          </table:table-cell>
          <table:table-cell table:style-name="ce36" table:formula="of:=[.$B$4]*(([.$D$4]-[.$C146])/[.$D$4])*[.C147]" office:value-type="float" office:value="11115266.792813" calcext:value-type="float">
            <text:p>11115266,7928</text:p>
          </table:table-cell>
          <table:table-cell table:style-name="ce47" table:formula="of:=[.D147]/2629746" office:value-type="float" office:value="4.22674539397074" calcext:value-type="float">
            <text:p>4,2267</text:p>
          </table:table-cell>
          <table:table-cell table:style-name="ce44" table:formula="of:=[.F146]+30" office:value-type="date" office:date-value="2036-03-02" calcext:value-type="date">
            <text:p>2036-03-02</text:p>
          </table:table-cell>
        </table:table-row>
        <table:table-row table:style-name="ro1">
          <table:covered-table-cell table:style-name="ce6" table:formula="of:=YEAR([.F148])-YEAR([.$E$4])+1" office:value-type="float" office:value="13" calcext:value-type="float">
            <text:p>13</text:p>
          </table:covered-table-cell>
          <table:table-cell table:style-name="ce29" table:formula="of:=[.B147]+1" office:value-type="float" office:value="142" calcext:value-type="float">
            <text:p>142</text:p>
          </table:table-cell>
          <table:table-cell table:style-name="ce27" table:formula="of:=[.C147]+[.D147]" office:value-type="float" office:value="9736970857.62049" calcext:value-type="float">
            <text:p>9736970857,6205</text:p>
          </table:table-cell>
          <table:table-cell table:style-name="ce36" table:formula="of:=[.$B$4]*(([.$D$4]-[.$C147])/[.$D$4])*[.C148]" office:value-type="float" office:value="10677344.4915619" calcext:value-type="float">
            <text:p>10677344,4916</text:p>
          </table:table-cell>
          <table:table-cell table:style-name="ce47" table:formula="of:=[.D148]/2629746" office:value-type="float" office:value="4.06021893048296" calcext:value-type="float">
            <text:p>4,0602</text:p>
          </table:table-cell>
          <table:table-cell table:style-name="ce44" table:formula="of:=[.F147]+30" office:value-type="date" office:date-value="2036-04-01" calcext:value-type="date">
            <text:p>2036-04-01</text:p>
          </table:table-cell>
        </table:table-row>
        <table:table-row table:style-name="ro1">
          <table:covered-table-cell table:style-name="ce6" table:formula="of:=YEAR([.F149])-YEAR([.$E$4])+1" office:value-type="float" office:value="13" calcext:value-type="float">
            <text:p>13</text:p>
          </table:covered-table-cell>
          <table:table-cell table:style-name="ce29" table:formula="of:=[.B148]+1" office:value-type="float" office:value="143" calcext:value-type="float">
            <text:p>143</text:p>
          </table:table-cell>
          <table:table-cell table:style-name="ce27" table:formula="of:=[.C148]+[.D148]" office:value-type="float" office:value="9747648202.11206" calcext:value-type="float">
            <text:p>9747648202,1121</text:p>
          </table:table-cell>
          <table:table-cell table:style-name="ce36" table:formula="of:=[.$B$4]*(([.$D$4]-[.$C148])/[.$D$4])*[.C149]" office:value-type="float" office:value="10255662.1872747" calcext:value-type="float">
            <text:p>10255662,1873</text:p>
          </table:table-cell>
          <table:table-cell table:style-name="ce47" table:formula="of:=[.D149]/2629746" office:value-type="float" office:value="3.89986796720091" calcext:value-type="float">
            <text:p>3,8999</text:p>
          </table:table-cell>
          <table:table-cell table:style-name="ce44" table:formula="of:=[.F148]+30" office:value-type="date" office:date-value="2036-05-01" calcext:value-type="date">
            <text:p>2036-05-01</text:p>
          </table:table-cell>
        </table:table-row>
        <table:table-row table:style-name="ro1">
          <table:covered-table-cell table:style-name="ce6" table:formula="of:=YEAR([.F150])-YEAR([.$E$4])+1" office:value-type="float" office:value="13" calcext:value-type="float">
            <text:p>13</text:p>
          </table:covered-table-cell>
          <table:table-cell table:style-name="ce29" table:formula="of:=[.B149]+1" office:value-type="float" office:value="144" calcext:value-type="float">
            <text:p>144</text:p>
          </table:table-cell>
          <table:table-cell table:style-name="ce27" table:formula="of:=[.C149]+[.D149]" office:value-type="float" office:value="9757903864.29933" calcext:value-type="float">
            <text:p>9757903864,2993</text:p>
          </table:table-cell>
          <table:table-cell table:style-name="ce36" table:formula="of:=[.$B$4]*(([.$D$4]-[.$C149])/[.$D$4])*[.C150]" office:value-type="float" office:value="9849698.33509466" calcext:value-type="float">
            <text:p>9849698,3351</text:p>
          </table:table-cell>
          <table:table-cell table:style-name="ce47" table:formula="of:=[.D150]/2629746" office:value-type="float" office:value="3.74549417894149" calcext:value-type="float">
            <text:p>3,7455</text:p>
          </table:table-cell>
          <table:table-cell table:style-name="ce44" table:formula="of:=[.F149]+30" office:value-type="date" office:date-value="2036-05-31" calcext:value-type="date">
            <text:p>2036-05-31</text:p>
          </table:table-cell>
        </table:table-row>
        <table:table-row table:style-name="ro1">
          <table:covered-table-cell table:style-name="ce6" table:formula="of:=YEAR([.F151])-YEAR([.$E$4])+1" office:value-type="float" office:value="13" calcext:value-type="float">
            <text:p>13</text:p>
          </table:covered-table-cell>
          <table:table-cell table:style-name="ce29" table:formula="of:=[.B150]+1" office:value-type="float" office:value="145" calcext:value-type="float">
            <text:p>145</text:p>
          </table:table-cell>
          <table:table-cell table:style-name="ce27" table:formula="of:=[.C150]+[.D150]" office:value-type="float" office:value="9767753562.63442" calcext:value-type="float">
            <text:p>9767753562,6344</text:p>
          </table:table-cell>
          <table:table-cell table:style-name="ce36" table:formula="of:=[.$B$4]*(([.$D$4]-[.$C150])/[.$D$4])*[.C151]" office:value-type="float" office:value="9458941.567961" calcext:value-type="float">
            <text:p>9458941,5680</text:p>
          </table:table-cell>
          <table:table-cell table:style-name="ce47" table:formula="of:=[.D151]/2629746" office:value-type="float" office:value="3.5969031107799" calcext:value-type="float">
            <text:p>3,5969</text:p>
          </table:table-cell>
          <table:table-cell table:style-name="ce44" table:formula="of:=[.F150]+30" office:value-type="date" office:date-value="2036-06-30" calcext:value-type="date">
            <text:p>2036-06-30</text:p>
          </table:table-cell>
        </table:table-row>
        <table:table-row table:style-name="ro1">
          <table:covered-table-cell table:style-name="ce6" table:formula="of:=YEAR([.F152])-YEAR([.$E$4])+1" office:value-type="float" office:value="13" calcext:value-type="float">
            <text:p>13</text:p>
          </table:covered-table-cell>
          <table:table-cell table:style-name="ce29" table:formula="of:=[.B151]+1" office:value-type="float" office:value="146" calcext:value-type="float">
            <text:p>146</text:p>
          </table:table-cell>
          <table:table-cell table:style-name="ce27" table:formula="of:=[.C151]+[.D151]" office:value-type="float" office:value="9777212504.20239" calcext:value-type="float">
            <text:p>9777212504,2024</text:p>
          </table:table-cell>
          <table:table-cell table:style-name="ce36" table:formula="of:=[.$B$4]*(([.$D$4]-[.$C151])/[.$D$4])*[.C152]" office:value-type="float" office:value="9082891.08586865" calcext:value-type="float">
            <text:p>9082891,0859</text:p>
          </table:table-cell>
          <table:table-cell table:style-name="ce47" table:formula="of:=[.D152]/2629746" office:value-type="float" office:value="3.45390432607128" calcext:value-type="float">
            <text:p>3,4539</text:p>
          </table:table-cell>
          <table:table-cell table:style-name="ce44" table:formula="of:=[.F151]+30" office:value-type="date" office:date-value="2036-07-30" calcext:value-type="date">
            <text:p>2036-07-30</text:p>
          </table:table-cell>
        </table:table-row>
        <table:table-row table:style-name="ro1">
          <table:covered-table-cell table:style-name="ce6" table:formula="of:=YEAR([.F153])-YEAR([.$E$4])+1" office:value-type="float" office:value="13" calcext:value-type="float">
            <text:p>13</text:p>
          </table:covered-table-cell>
          <table:table-cell table:style-name="ce29" table:formula="of:=[.B152]+1" office:value-type="float" office:value="147" calcext:value-type="float">
            <text:p>147</text:p>
          </table:table-cell>
          <table:table-cell table:style-name="ce27" table:formula="of:=[.C152]+[.D152]" office:value-type="float" office:value="9786295395.28825" calcext:value-type="float">
            <text:p>9786295395,2883</text:p>
          </table:table-cell>
          <table:table-cell table:style-name="ce36" table:formula="of:=[.$B$4]*(([.$D$4]-[.$C152])/[.$D$4])*[.C153]" office:value-type="float" office:value="8721056.97700801" calcext:value-type="float">
            <text:p>8721056,9770</text:p>
          </table:table-cell>
          <table:table-cell table:style-name="ce47" table:formula="of:=[.D153]/2629746" office:value-type="float" office:value="3.31631152856892" calcext:value-type="float">
            <text:p>3,3163</text:p>
          </table:table-cell>
          <table:table-cell table:style-name="ce44" table:formula="of:=[.F152]+30" office:value-type="date" office:date-value="2036-08-29" calcext:value-type="date">
            <text:p>2036-08-29</text:p>
          </table:table-cell>
        </table:table-row>
        <table:table-row table:style-name="ro1">
          <table:covered-table-cell table:style-name="ce6" table:formula="of:=YEAR([.F154])-YEAR([.$E$4])+1" office:value-type="float" office:value="13" calcext:value-type="float">
            <text:p>13</text:p>
          </table:covered-table-cell>
          <table:table-cell table:style-name="ce29" table:formula="of:=[.B153]+1" office:value-type="float" office:value="148" calcext:value-type="float">
            <text:p>148</text:p>
          </table:table-cell>
          <table:table-cell table:style-name="ce27" table:formula="of:=[.C153]+[.D153]" office:value-type="float" office:value="9795016452.26526" calcext:value-type="float">
            <text:p>9795016452,2653</text:p>
          </table:table-cell>
          <table:table-cell table:style-name="ce36" table:formula="of:=[.$B$4]*(([.$D$4]-[.$C153])/[.$D$4])*[.C154]" office:value-type="float" office:value="8372960.4763056" calcext:value-type="float">
            <text:p>8372960,4763</text:p>
          </table:table-cell>
          <table:table-cell table:style-name="ce47" table:formula="of:=[.D154]/2629746" office:value-type="float" office:value="3.18394266073818" calcext:value-type="float">
            <text:p>3,1839</text:p>
          </table:table-cell>
          <table:table-cell table:style-name="ce44" table:formula="of:=[.F153]+30" office:value-type="date" office:date-value="2036-09-28" calcext:value-type="date">
            <text:p>2036-09-28</text:p>
          </table:table-cell>
        </table:table-row>
        <table:table-row table:style-name="ro1">
          <table:covered-table-cell table:style-name="ce6" table:formula="of:=YEAR([.F155])-YEAR([.$E$4])+1" office:value-type="float" office:value="13" calcext:value-type="float">
            <text:p>13</text:p>
          </table:covered-table-cell>
          <table:table-cell table:style-name="ce29" table:formula="of:=[.B154]+1" office:value-type="float" office:value="149" calcext:value-type="float">
            <text:p>149</text:p>
          </table:table-cell>
          <table:table-cell table:style-name="ce27" table:formula="of:=[.C154]+[.D154]" office:value-type="float" office:value="9803389412.74157" calcext:value-type="float">
            <text:p>9803389412,7416</text:p>
          </table:table-cell>
          <table:table-cell table:style-name="ce36" table:formula="of:=[.$B$4]*(([.$D$4]-[.$C154])/[.$D$4])*[.C155]" office:value-type="float" office:value="8038134.16659572" calcext:value-type="float">
            <text:p>8038134,1666</text:p>
          </table:table-cell>
          <table:table-cell table:style-name="ce47" table:formula="of:=[.D155]/2629746" office:value-type="float" office:value="3.05661998025502" calcext:value-type="float">
            <text:p>3,0566</text:p>
          </table:table-cell>
          <table:table-cell table:style-name="ce45" table:formula="of:=[.F154]+30" office:value-type="date" office:date-value="2036-10-28" calcext:value-type="date">
            <text:p>2036-10-28</text:p>
          </table:table-cell>
        </table:table-row>
        <table:table-row table:style-name="ro1">
          <table:covered-table-cell table:style-name="ce6" table:formula="of:=YEAR([.F156])-YEAR([.$E$4])+1" office:value-type="float" office:value="13" calcext:value-type="float">
            <text:p>13</text:p>
          </table:covered-table-cell>
          <table:table-cell table:style-name="ce29" table:formula="of:=[.B155]+1" office:value-type="float" office:value="150" calcext:value-type="float">
            <text:p>150</text:p>
          </table:table-cell>
          <table:table-cell table:style-name="ce27" table:formula="of:=[.C155]+[.D155]" office:value-type="float" office:value="9811427546.90816" calcext:value-type="float">
            <text:p>9811427546,9082</text:p>
          </table:table-cell>
          <table:table-cell table:style-name="ce36" table:formula="of:=[.$B$4]*(([.$D$4]-[.$C155])/[.$D$4])*[.C156]" office:value-type="float" office:value="7716122.1273647" calcext:value-type="float">
            <text:p>7716122,1274</text:p>
          </table:table-cell>
          <table:table-cell table:style-name="ce47" table:formula="of:=[.D156]/2629746" office:value-type="float" office:value="2.93417011656818" calcext:value-type="float">
            <text:p>2,9342</text:p>
          </table:table-cell>
          <table:table-cell table:style-name="ce43" table:formula="of:=[.F155]+30" office:value-type="date" office:date-value="2036-11-27" calcext:value-type="date">
            <text:p>2036-11-27</text:p>
          </table:table-cell>
        </table:table-row>
        <table:table-row table:style-name="ro1">
          <table:covered-table-cell table:style-name="ce9" table:formula="of:=YEAR([.F157])-YEAR([.$E$4])+1" office:value-type="float" office:value="13" calcext:value-type="float">
            <text:p>13</text:p>
          </table:covered-table-cell>
          <table:table-cell table:style-name="ce30" table:formula="of:=[.B156]+1" office:value-type="float" office:value="151" calcext:value-type="float">
            <text:p>151</text:p>
          </table:table-cell>
          <table:table-cell table:style-name="ce34" table:formula="of:=[.C156]+[.D156]" office:value-type="float" office:value="9819143669.03553" calcext:value-type="float">
            <text:p>9819143669,0355</text:p>
          </table:table-cell>
          <table:table-cell table:style-name="ce38" table:formula="of:=[.$B$4]*(([.$D$4]-[.$C156])/[.$D$4])*[.C157]" office:value-type="float" office:value="7406480.03572484" calcext:value-type="float">
            <text:p>7406480,0357</text:p>
          </table:table-cell>
          <table:table-cell table:style-name="ce48" table:formula="of:=[.D157]/2629746" office:value-type="float" office:value="2.81642410929605" calcext:value-type="float">
            <text:p>2,8164</text:p>
          </table:table-cell>
          <table:table-cell table:style-name="ce45" table:formula="of:=[.F156]+30" office:value-type="date" office:date-value="2036-12-27" calcext:value-type="date">
            <text:p>2036-12-27</text:p>
          </table:table-cell>
        </table:table-row>
        <table:table-row table:style-name="ro1">
          <table:table-cell table:style-name="ce5" table:formula="of:=YEAR([.F158])-YEAR([.$E$4])+1" office:value-type="float" office:value="14" calcext:value-type="float" table:number-columns-spanned="1" table:number-rows-spanned="12">
            <text:p>14</text:p>
          </table:table-cell>
          <table:table-cell table:style-name="ce28" table:formula="of:=[.B157]+1" office:value-type="float" office:value="152" calcext:value-type="float">
            <text:p>152</text:p>
          </table:table-cell>
          <table:table-cell table:style-name="ce27" table:formula="of:=[.C157]+[.D157]" office:value-type="float" office:value="9826550149.07125" calcext:value-type="float">
            <text:p>9826550149,0713</text:p>
          </table:table-cell>
          <table:table-cell table:style-name="ce36" table:formula="of:=[.$B$4]*(([.$D$4]-[.$C157])/[.$D$4])*[.C158]" office:value-type="float" office:value="7108775.22399764" calcext:value-type="float">
            <text:p>7108775,2240</text:p>
          </table:table-cell>
          <table:table-cell table:style-name="ce47" table:formula="of:=[.D158]/2629746" office:value-type="float" office:value="2.70321743012353" calcext:value-type="float">
            <text:p>2,7032</text:p>
          </table:table-cell>
          <table:table-cell table:style-name="ce43" table:formula="of:=[.F157]+30" office:value-type="date" office:date-value="2037-01-26" calcext:value-type="date">
            <text:p>2037-01-26</text:p>
          </table:table-cell>
        </table:table-row>
        <table:table-row table:style-name="ro1">
          <table:covered-table-cell table:style-name="ce6" table:formula="of:=YEAR([.F159])-YEAR([.$E$4])+1" office:value-type="float" office:value="14" calcext:value-type="float">
            <text:p>14</text:p>
          </table:covered-table-cell>
          <table:table-cell table:style-name="ce29" table:formula="of:=[.B158]+1" office:value-type="float" office:value="153" calcext:value-type="float">
            <text:p>153</text:p>
          </table:table-cell>
          <table:table-cell table:style-name="ce27" table:formula="of:=[.C158]+[.D158]" office:value-type="float" office:value="9833658924.29525" calcext:value-type="float">
            <text:p>9833658924,2953</text:p>
          </table:table-cell>
          <table:table-cell table:style-name="ce36" table:formula="of:=[.$B$4]*(([.$D$4]-[.$C158])/[.$D$4])*[.C159]" office:value-type="float" office:value="6822586.69801262" calcext:value-type="float">
            <text:p>6822586,6980</text:p>
          </table:table-cell>
          <table:table-cell table:style-name="ce47" table:formula="of:=[.D159]/2629746" office:value-type="float" office:value="2.59438998976046" calcext:value-type="float">
            <text:p>2,5944</text:p>
          </table:table-cell>
          <table:table-cell table:style-name="ce44" table:formula="of:=[.F158]+30" office:value-type="date" office:date-value="2037-02-25" calcext:value-type="date">
            <text:p>2037-02-25</text:p>
          </table:table-cell>
        </table:table-row>
        <table:table-row table:style-name="ro1">
          <table:covered-table-cell table:style-name="ce6" table:formula="of:=YEAR([.F160])-YEAR([.$E$4])+1" office:value-type="float" office:value="14" calcext:value-type="float">
            <text:p>14</text:p>
          </table:covered-table-cell>
          <table:table-cell table:style-name="ce29" table:formula="of:=[.B159]+1" office:value-type="float" office:value="154" calcext:value-type="float">
            <text:p>154</text:p>
          </table:table-cell>
          <table:table-cell table:style-name="ce27" table:formula="of:=[.C159]+[.D159]" office:value-type="float" office:value="9840481510.99326" calcext:value-type="float">
            <text:p>9840481510,9933</text:p>
          </table:table-cell>
          <table:table-cell table:style-name="ce36" table:formula="of:=[.$B$4]*(([.$D$4]-[.$C159])/[.$D$4])*[.C160]" office:value-type="float" office:value="6547505.1199653" calcext:value-type="float">
            <text:p>6547505,1200</text:p>
          </table:table-cell>
          <table:table-cell table:style-name="ce47" table:formula="of:=[.D160]/2629746" office:value-type="float" office:value="2.48978613142307" calcext:value-type="float">
            <text:p>2,4898</text:p>
          </table:table-cell>
          <table:table-cell table:style-name="ce44" table:formula="of:=[.F159]+30" office:value-type="date" office:date-value="2037-03-27" calcext:value-type="date">
            <text:p>2037-03-27</text:p>
          </table:table-cell>
        </table:table-row>
        <table:table-row table:style-name="ro1">
          <table:covered-table-cell table:style-name="ce6" table:formula="of:=YEAR([.F161])-YEAR([.$E$4])+1" office:value-type="float" office:value="14" calcext:value-type="float">
            <text:p>14</text:p>
          </table:covered-table-cell>
          <table:table-cell table:style-name="ce29" table:formula="of:=[.B160]+1" office:value-type="float" office:value="155" calcext:value-type="float">
            <text:p>155</text:p>
          </table:table-cell>
          <table:table-cell table:style-name="ce27" table:formula="of:=[.C160]+[.D160]" office:value-type="float" office:value="9847029016.11323" calcext:value-type="float">
            <text:p>9847029016,1132</text:p>
          </table:table-cell>
          <table:table-cell table:style-name="ce36" table:formula="of:=[.$B$4]*(([.$D$4]-[.$C160])/[.$D$4])*[.C161]" office:value-type="float" office:value="6283132.7594235" calcext:value-type="float">
            <text:p>6283132,7594</text:p>
          </table:table-cell>
          <table:table-cell table:style-name="ce47" table:formula="of:=[.D161]/2629746" office:value-type="float" office:value="2.38925461220342" calcext:value-type="float">
            <text:p>2,3893</text:p>
          </table:table-cell>
          <table:table-cell table:style-name="ce44" table:formula="of:=[.F160]+30" office:value-type="date" office:date-value="2037-04-26" calcext:value-type="date">
            <text:p>2037-04-26</text:p>
          </table:table-cell>
        </table:table-row>
        <table:table-row table:style-name="ro1">
          <table:covered-table-cell table:style-name="ce6" table:formula="of:=YEAR([.F162])-YEAR([.$E$4])+1" office:value-type="float" office:value="14" calcext:value-type="float">
            <text:p>14</text:p>
          </table:covered-table-cell>
          <table:table-cell table:style-name="ce29" table:formula="of:=[.B161]+1" office:value-type="float" office:value="156" calcext:value-type="float">
            <text:p>156</text:p>
          </table:table-cell>
          <table:table-cell table:style-name="ce27" table:formula="of:=[.C161]+[.D161]" office:value-type="float" office:value="9853312148.87265" calcext:value-type="float">
            <text:p>9853312148,8727</text:p>
          </table:table-cell>
          <table:table-cell table:style-name="ce36" table:formula="of:=[.$B$4]*(([.$D$4]-[.$C161])/[.$D$4])*[.C162]" office:value-type="float" office:value="6029083.41582614" calcext:value-type="float">
            <text:p>6029083,4158</text:p>
          </table:table-cell>
          <table:table-cell table:style-name="ce47" table:formula="of:=[.D162]/2629746" office:value-type="float" office:value="2.29264857359842" calcext:value-type="float">
            <text:p>2,2926</text:p>
          </table:table-cell>
          <table:table-cell table:style-name="ce44" table:formula="of:=[.F161]+30" office:value-type="date" office:date-value="2037-05-26" calcext:value-type="date">
            <text:p>2037-05-26</text:p>
          </table:table-cell>
        </table:table-row>
        <table:table-row table:style-name="ro1">
          <table:covered-table-cell table:style-name="ce6" table:formula="of:=YEAR([.F163])-YEAR([.$E$4])+1" office:value-type="float" office:value="14" calcext:value-type="float">
            <text:p>14</text:p>
          </table:covered-table-cell>
          <table:table-cell table:style-name="ce29" table:formula="of:=[.B162]+1" office:value-type="float" office:value="157" calcext:value-type="float">
            <text:p>157</text:p>
          </table:table-cell>
          <table:table-cell table:style-name="ce27" table:formula="of:=[.C162]+[.D162]" office:value-type="float" office:value="9859341232.28848" calcext:value-type="float">
            <text:p>9859341232,2885</text:p>
          </table:table-cell>
          <table:table-cell table:style-name="ce36" table:formula="of:=[.$B$4]*(([.$D$4]-[.$C162])/[.$D$4])*[.C163]" office:value-type="float" office:value="5784982.31558262" calcext:value-type="float">
            <text:p>5784982,3156</text:p>
          </table:table-cell>
          <table:table-cell table:style-name="ce47" table:formula="of:=[.D163]/2629746" office:value-type="float" office:value="2.19982550238031" calcext:value-type="float">
            <text:p>2,1998</text:p>
          </table:table-cell>
          <table:table-cell table:style-name="ce44" table:formula="of:=[.F162]+30" office:value-type="date" office:date-value="2037-06-25" calcext:value-type="date">
            <text:p>2037-06-25</text:p>
          </table:table-cell>
        </table:table-row>
        <table:table-row table:style-name="ro1">
          <table:covered-table-cell table:style-name="ce6" table:formula="of:=YEAR([.F164])-YEAR([.$E$4])+1" office:value-type="float" office:value="14" calcext:value-type="float">
            <text:p>14</text:p>
          </table:covered-table-cell>
          <table:table-cell table:style-name="ce29" table:formula="of:=[.B163]+1" office:value-type="float" office:value="158" calcext:value-type="float">
            <text:p>158</text:p>
          </table:table-cell>
          <table:table-cell table:style-name="ce27" table:formula="of:=[.C163]+[.D163]" office:value-type="float" office:value="9865126214.60406" calcext:value-type="float">
            <text:p>9865126214,6041</text:p>
          </table:table-cell>
          <table:table-cell table:style-name="ce36" table:formula="of:=[.$B$4]*(([.$D$4]-[.$C163])/[.$D$4])*[.C164]" office:value-type="float" office:value="5550465.98665932" calcext:value-type="float">
            <text:p>5550465,9867</text:p>
          </table:table-cell>
          <table:table-cell table:style-name="ce47" table:formula="of:=[.D164]/2629746" office:value-type="float" office:value="2.11064718290638" calcext:value-type="float">
            <text:p>2,1106</text:p>
          </table:table-cell>
          <table:table-cell table:style-name="ce44" table:formula="of:=[.F163]+30" office:value-type="date" office:date-value="2037-07-25" calcext:value-type="date">
            <text:p>2037-07-25</text:p>
          </table:table-cell>
        </table:table-row>
        <table:table-row table:style-name="ro1">
          <table:covered-table-cell table:style-name="ce6" table:formula="of:=YEAR([.F165])-YEAR([.$E$4])+1" office:value-type="float" office:value="14" calcext:value-type="float">
            <text:p>14</text:p>
          </table:covered-table-cell>
          <table:table-cell table:style-name="ce29" table:formula="of:=[.B164]+1" office:value-type="float" office:value="159" calcext:value-type="float">
            <text:p>159</text:p>
          </table:table-cell>
          <table:table-cell table:style-name="ce27" table:formula="of:=[.C164]+[.D164]" office:value-type="float" office:value="9870676680.59072" calcext:value-type="float">
            <text:p>9870676680,5907</text:p>
          </table:table-cell>
          <table:table-cell table:style-name="ce36" table:formula="of:=[.$B$4]*(([.$D$4]-[.$C164])/[.$D$4])*[.C165]" office:value-type="float" office:value="5325182.11332277" calcext:value-type="float">
            <text:p>5325182,1133</text:p>
          </table:table-cell>
          <table:table-cell table:style-name="ce47" table:formula="of:=[.D165]/2629746" office:value-type="float" office:value="2.02497964188281" calcext:value-type="float">
            <text:p>2,0250</text:p>
          </table:table-cell>
          <table:table-cell table:style-name="ce44" table:formula="of:=[.F164]+30" office:value-type="date" office:date-value="2037-08-24" calcext:value-type="date">
            <text:p>2037-08-24</text:p>
          </table:table-cell>
        </table:table-row>
        <table:table-row table:style-name="ro1">
          <table:covered-table-cell table:style-name="ce6" table:formula="of:=YEAR([.F166])-YEAR([.$E$4])+1" office:value-type="float" office:value="14" calcext:value-type="float">
            <text:p>14</text:p>
          </table:covered-table-cell>
          <table:table-cell table:style-name="ce29" table:formula="of:=[.B165]+1" office:value-type="float" office:value="160" calcext:value-type="float">
            <text:p>160</text:p>
          </table:table-cell>
          <table:table-cell table:style-name="ce27" table:formula="of:=[.C165]+[.D165]" office:value-type="float" office:value="9876001862.70404" calcext:value-type="float">
            <text:p>9876001862,7041</text:p>
          </table:table-cell>
          <table:table-cell table:style-name="ce36" table:formula="of:=[.$B$4]*(([.$D$4]-[.$C165])/[.$D$4])*[.C166]" office:value-type="float" office:value="5108789.37350843" calcext:value-type="float">
            <text:p>5108789,3735</text:p>
          </table:table-cell>
          <table:table-cell table:style-name="ce47" table:formula="of:=[.D166]/2629746" office:value-type="float" office:value="1.94269308652183" calcext:value-type="float">
            <text:p>1,9427</text:p>
          </table:table-cell>
          <table:table-cell table:style-name="ce44" table:formula="of:=[.F165]+30" office:value-type="date" office:date-value="2037-09-23" calcext:value-type="date">
            <text:p>2037-09-23</text:p>
          </table:table-cell>
        </table:table-row>
        <table:table-row table:style-name="ro1">
          <table:covered-table-cell table:style-name="ce6" table:formula="of:=YEAR([.F167])-YEAR([.$E$4])+1" office:value-type="float" office:value="14" calcext:value-type="float">
            <text:p>14</text:p>
          </table:covered-table-cell>
          <table:table-cell table:style-name="ce29" table:formula="of:=[.B166]+1" office:value-type="float" office:value="161" calcext:value-type="float">
            <text:p>161</text:p>
          </table:table-cell>
          <table:table-cell table:style-name="ce27" table:formula="of:=[.C166]+[.D166]" office:value-type="float" office:value="9881110652.07755" calcext:value-type="float">
            <text:p>9881110652,0776</text:p>
          </table:table-cell>
          <table:table-cell table:style-name="ce36" table:formula="of:=[.$B$4]*(([.$D$4]-[.$C166])/[.$D$4])*[.C167]" office:value-type="float" office:value="4900957.26109137" calcext:value-type="float">
            <text:p>4900957,2611</text:p>
          </table:table-cell>
          <table:table-cell table:style-name="ce47" table:formula="of:=[.D167]/2629746" office:value-type="float" office:value="1.8636618369574" calcext:value-type="float">
            <text:p>1,8637</text:p>
          </table:table-cell>
          <table:table-cell table:style-name="ce45" table:formula="of:=[.F166]+30" office:value-type="date" office:date-value="2037-10-23" calcext:value-type="date">
            <text:p>2037-10-23</text:p>
          </table:table-cell>
        </table:table-row>
        <table:table-row table:style-name="ro1">
          <table:covered-table-cell table:style-name="ce6" table:formula="of:=YEAR([.F168])-YEAR([.$E$4])+1" office:value-type="float" office:value="14" calcext:value-type="float">
            <text:p>14</text:p>
          </table:covered-table-cell>
          <table:table-cell table:style-name="ce29" table:formula="of:=[.B167]+1" office:value-type="float" office:value="162" calcext:value-type="float">
            <text:p>162</text:p>
          </table:table-cell>
          <table:table-cell table:style-name="ce27" table:formula="of:=[.C167]+[.D167]" office:value-type="float" office:value="9886011609.33864" calcext:value-type="float">
            <text:p>9886011609,3387</text:p>
          </table:table-cell>
          <table:table-cell table:style-name="ce36" table:formula="of:=[.$B$4]*(([.$D$4]-[.$C167])/[.$D$4])*[.C168]" office:value-type="float" office:value="4701365.89515206" calcext:value-type="float">
            <text:p>4701365,8952</text:p>
          </table:table-cell>
          <table:table-cell table:style-name="ce47" table:formula="of:=[.D168]/2629746" office:value-type="float" office:value="1.78776425371578" calcext:value-type="float">
            <text:p>1,7878</text:p>
          </table:table-cell>
          <table:table-cell table:style-name="ce43" table:formula="of:=[.F167]+30" office:value-type="date" office:date-value="2037-11-22" calcext:value-type="date">
            <text:p>2037-11-22</text:p>
          </table:table-cell>
        </table:table-row>
        <table:table-row table:style-name="ro1">
          <table:covered-table-cell table:style-name="ce9" table:formula="of:=YEAR([.F169])-YEAR([.$E$4])+1" office:value-type="float" office:value="14" calcext:value-type="float">
            <text:p>14</text:p>
          </table:covered-table-cell>
          <table:table-cell table:style-name="ce30" table:formula="of:=[.B168]+1" office:value-type="float" office:value="163" calcext:value-type="float">
            <text:p>163</text:p>
          </table:table-cell>
          <table:table-cell table:style-name="ce34" table:formula="of:=[.C168]+[.D168]" office:value-type="float" office:value="9890712975.2338" calcext:value-type="float">
            <text:p>9890712975,2338</text:p>
          </table:table-cell>
          <table:table-cell table:style-name="ce38" table:formula="of:=[.$B$4]*(([.$D$4]-[.$C168])/[.$D$4])*[.C169]" office:value-type="float" office:value="4509705.81816117" calcext:value-type="float">
            <text:p>4509705,8182</text:p>
          </table:table-cell>
          <table:table-cell table:style-name="ce48" table:formula="of:=[.D169]/2629746" office:value-type="float" office:value="1.71488266097227" calcext:value-type="float">
            <text:p>1,7149</text:p>
          </table:table-cell>
          <table:table-cell table:style-name="ce45" table:formula="of:=[.F168]+30" office:value-type="date" office:date-value="2037-12-22" calcext:value-type="date">
            <text:p>2037-12-22</text:p>
          </table:table-cell>
        </table:table-row>
        <table:table-row table:style-name="ro1">
          <table:table-cell table:style-name="ce5" table:formula="of:=YEAR([.F170])-YEAR([.$E$4])+1" office:value-type="float" office:value="15" calcext:value-type="float" table:number-columns-spanned="1" table:number-rows-spanned="12">
            <text:p>15</text:p>
          </table:table-cell>
          <table:table-cell table:style-name="ce28" table:formula="of:=[.B169]+1" office:value-type="float" office:value="164" calcext:value-type="float">
            <text:p>164</text:p>
          </table:table-cell>
          <table:table-cell table:style-name="ce27" table:formula="of:=[.C169]+[.D169]" office:value-type="float" office:value="9895222681.05196" calcext:value-type="float">
            <text:p>9895222681,0520</text:p>
          </table:table-cell>
          <table:table-cell table:style-name="ce36" table:formula="of:=[.$B$4]*(([.$D$4]-[.$C169])/[.$D$4])*[.C170]" office:value-type="float" office:value="4325677.78484495" calcext:value-type="float">
            <text:p>4325677,7848</text:p>
          </table:table-cell>
          <table:table-cell table:style-name="ce47" table:formula="of:=[.D170]/2629746" office:value-type="float" office:value="1.6449032662641" calcext:value-type="float">
            <text:p>1,6449</text:p>
          </table:table-cell>
          <table:table-cell table:style-name="ce43" table:formula="of:=[.F169]+30" office:value-type="date" office:date-value="2038-01-21" calcext:value-type="date">
            <text:p>2038-01-21</text:p>
          </table:table-cell>
        </table:table-row>
        <table:table-row table:style-name="ro1">
          <table:covered-table-cell table:style-name="ce6" table:formula="of:=YEAR([.F171])-YEAR([.$E$4])+1" office:value-type="float" office:value="15" calcext:value-type="float">
            <text:p>15</text:p>
          </table:covered-table-cell>
          <table:table-cell table:style-name="ce29" table:formula="of:=[.B170]+1" office:value-type="float" office:value="165" calcext:value-type="float">
            <text:p>165</text:p>
          </table:table-cell>
          <table:table-cell table:style-name="ce27" table:formula="of:=[.C170]+[.D170]" office:value-type="float" office:value="9899548358.8368" calcext:value-type="float">
            <text:p>9899548358,8368</text:p>
          </table:table-cell>
          <table:table-cell table:style-name="ce36" table:formula="of:=[.$B$4]*(([.$D$4]-[.$C170])/[.$D$4])*[.C171]" office:value-type="float" office:value="4148992.54334171" calcext:value-type="float">
            <text:p>4148992,5433</text:p>
          </table:table-cell>
          <table:table-cell table:style-name="ce47" table:formula="of:=[.D171]/2629746" office:value-type="float" office:value="1.57771607727199" calcext:value-type="float">
            <text:p>1,5777</text:p>
          </table:table-cell>
          <table:table-cell table:style-name="ce44" table:formula="of:=[.F170]+30" office:value-type="date" office:date-value="2038-02-20" calcext:value-type="date">
            <text:p>2038-02-20</text:p>
          </table:table-cell>
        </table:table-row>
        <table:table-row table:style-name="ro1">
          <table:covered-table-cell table:style-name="ce6" table:formula="of:=YEAR([.F172])-YEAR([.$E$4])+1" office:value-type="float" office:value="15" calcext:value-type="float">
            <text:p>15</text:p>
          </table:covered-table-cell>
          <table:table-cell table:style-name="ce29" table:formula="of:=[.B171]+1" office:value-type="float" office:value="166" calcext:value-type="float">
            <text:p>166</text:p>
          </table:table-cell>
          <table:table-cell table:style-name="ce27" table:formula="of:=[.C171]+[.D171]" office:value-type="float" office:value="9903697351.38014" calcext:value-type="float">
            <text:p>9903697351,3802</text:p>
          </table:table-cell>
          <table:table-cell table:style-name="ce36" table:formula="of:=[.$B$4]*(([.$D$4]-[.$C171])/[.$D$4])*[.C172]" office:value-type="float" office:value="3979370.61011903" calcext:value-type="float">
            <text:p>3979370,6101</text:p>
          </table:table-cell>
          <table:table-cell table:style-name="ce47" table:formula="of:=[.D172]/2629746" office:value-type="float" office:value="1.51321481622903" calcext:value-type="float">
            <text:p>1,5132</text:p>
          </table:table-cell>
          <table:table-cell table:style-name="ce44" table:formula="of:=[.F171]+30" office:value-type="date" office:date-value="2038-03-22" calcext:value-type="date">
            <text:p>2038-03-22</text:p>
          </table:table-cell>
        </table:table-row>
        <table:table-row table:style-name="ro1">
          <table:covered-table-cell table:style-name="ce6" table:formula="of:=YEAR([.F173])-YEAR([.$E$4])+1" office:value-type="float" office:value="15" calcext:value-type="float">
            <text:p>15</text:p>
          </table:covered-table-cell>
          <table:table-cell table:style-name="ce29" table:formula="of:=[.B172]+1" office:value-type="float" office:value="167" calcext:value-type="float">
            <text:p>167</text:p>
          </table:table-cell>
          <table:table-cell table:style-name="ce27" table:formula="of:=[.C172]+[.D172]" office:value-type="float" office:value="9907676721.99026" calcext:value-type="float">
            <text:p>9907676721,9903</text:p>
          </table:table-cell>
          <table:table-cell table:style-name="ce36" table:formula="of:=[.$B$4]*(([.$D$4]-[.$C172])/[.$D$4])*[.C173]" office:value-type="float" office:value="3816542.03998782" calcext:value-type="float">
            <text:p>3816542,0400</text:p>
          </table:table-cell>
          <table:table-cell table:style-name="ce47" table:formula="of:=[.D173]/2629746" office:value-type="float" office:value="1.45129683246512" calcext:value-type="float">
            <text:p>1,4513</text:p>
          </table:table-cell>
          <table:table-cell table:style-name="ce44" table:formula="of:=[.F172]+30" office:value-type="date" office:date-value="2038-04-21" calcext:value-type="date">
            <text:p>2038-04-21</text:p>
          </table:table-cell>
        </table:table-row>
        <table:table-row table:style-name="ro1">
          <table:covered-table-cell table:style-name="ce6" table:formula="of:=YEAR([.F174])-YEAR([.$E$4])+1" office:value-type="float" office:value="15" calcext:value-type="float">
            <text:p>15</text:p>
          </table:covered-table-cell>
          <table:table-cell table:style-name="ce29" table:formula="of:=[.B173]+1" office:value-type="float" office:value="168" calcext:value-type="float">
            <text:p>168</text:p>
          </table:table-cell>
          <table:table-cell table:style-name="ce27" table:formula="of:=[.C173]+[.D173]" office:value-type="float" office:value="9911493264.03025" calcext:value-type="float">
            <text:p>9911493264,0303</text:p>
          </table:table-cell>
          <table:table-cell table:style-name="ce36" table:formula="of:=[.$B$4]*(([.$D$4]-[.$C173])/[.$D$4])*[.C174]" office:value-type="float" office:value="3660246.1924268" calcext:value-type="float">
            <text:p>3660246,1924</text:p>
          </table:table-cell>
          <table:table-cell table:style-name="ce47" table:formula="of:=[.D174]/2629746" office:value-type="float" office:value="1.39186301354838" calcext:value-type="float">
            <text:p>1,3919</text:p>
          </table:table-cell>
          <table:table-cell table:style-name="ce44" table:formula="of:=[.F173]+30" office:value-type="date" office:date-value="2038-05-21" calcext:value-type="date">
            <text:p>2038-05-21</text:p>
          </table:table-cell>
        </table:table-row>
        <table:table-row table:style-name="ro1">
          <table:covered-table-cell table:style-name="ce6" table:formula="of:=YEAR([.F175])-YEAR([.$E$4])+1" office:value-type="float" office:value="15" calcext:value-type="float">
            <text:p>15</text:p>
          </table:covered-table-cell>
          <table:table-cell table:style-name="ce29" table:formula="of:=[.B174]+1" office:value-type="float" office:value="169" calcext:value-type="float">
            <text:p>169</text:p>
          </table:table-cell>
          <table:table-cell table:style-name="ce27" table:formula="of:=[.C174]+[.D174]" office:value-type="float" office:value="9915153510.22268" calcext:value-type="float">
            <text:p>9915153510,2227</text:p>
          </table:table-cell>
          <table:table-cell table:style-name="ce36" table:formula="of:=[.$B$4]*(([.$D$4]-[.$C174])/[.$D$4])*[.C175]" office:value-type="float" office:value="3510231.49531525" calcext:value-type="float">
            <text:p>3510231,4953</text:p>
          </table:table-cell>
          <table:table-cell table:style-name="ce47" table:formula="of:=[.D175]/2629746" office:value-type="float" office:value="1.33481769544102" calcext:value-type="float">
            <text:p>1,3348</text:p>
          </table:table-cell>
          <table:table-cell table:style-name="ce44" table:formula="of:=[.F174]+30" office:value-type="date" office:date-value="2038-06-20" calcext:value-type="date">
            <text:p>2038-06-20</text:p>
          </table:table-cell>
        </table:table-row>
        <table:table-row table:style-name="ro1">
          <table:covered-table-cell table:style-name="ce6" table:formula="of:=YEAR([.F176])-YEAR([.$E$4])+1" office:value-type="float" office:value="15" calcext:value-type="float">
            <text:p>15</text:p>
          </table:covered-table-cell>
          <table:table-cell table:style-name="ce29" table:formula="of:=[.B175]+1" office:value-type="float" office:value="170" calcext:value-type="float">
            <text:p>170</text:p>
          </table:table-cell>
          <table:table-cell table:style-name="ce27" table:formula="of:=[.C175]+[.D175]" office:value-type="float" office:value="9918663741.71799" calcext:value-type="float">
            <text:p>9918663741,7180</text:p>
          </table:table-cell>
          <table:table-cell table:style-name="ce36" table:formula="of:=[.$B$4]*(([.$D$4]-[.$C175])/[.$D$4])*[.C176]" office:value-type="float" office:value="3366255.20706551" calcext:value-type="float">
            <text:p>3366255,2071</text:p>
          </table:table-cell>
          <table:table-cell table:style-name="ce47" table:formula="of:=[.D176]/2629746" office:value-type="float" office:value="1.2800685720467" calcext:value-type="float">
            <text:p>1,2801</text:p>
          </table:table-cell>
          <table:table-cell table:style-name="ce44" table:formula="of:=[.F175]+30" office:value-type="date" office:date-value="2038-07-20" calcext:value-type="date">
            <text:p>2038-07-20</text:p>
          </table:table-cell>
        </table:table-row>
        <table:table-row table:style-name="ro1">
          <table:covered-table-cell table:style-name="ce6" table:formula="of:=YEAR([.F177])-YEAR([.$E$4])+1" office:value-type="float" office:value="15" calcext:value-type="float">
            <text:p>15</text:p>
          </table:covered-table-cell>
          <table:table-cell table:style-name="ce29" table:formula="of:=[.B176]+1" office:value-type="float" office:value="171" calcext:value-type="float">
            <text:p>171</text:p>
          </table:table-cell>
          <table:table-cell table:style-name="ce27" table:formula="of:=[.C176]+[.D176]" office:value-type="float" office:value="9922029996.92506" calcext:value-type="float">
            <text:p>9922029996,9251</text:p>
          </table:table-cell>
          <table:table-cell table:style-name="ce36" table:formula="of:=[.$B$4]*(([.$D$4]-[.$C176])/[.$D$4])*[.C177]" office:value-type="float" office:value="3228083.17804688" calcext:value-type="float">
            <text:p>3228083,1780</text:p>
          </table:table-cell>
          <table:table-cell table:style-name="ce47" table:formula="of:=[.D177]/2629746" office:value-type="float" office:value="1.22752660448837" calcext:value-type="float">
            <text:p>1,2275</text:p>
          </table:table-cell>
          <table:table-cell table:style-name="ce44" table:formula="of:=[.F176]+30" office:value-type="date" office:date-value="2038-08-19" calcext:value-type="date">
            <text:p>2038-08-19</text:p>
          </table:table-cell>
        </table:table-row>
        <table:table-row table:style-name="ro1">
          <table:covered-table-cell table:style-name="ce6" table:formula="of:=YEAR([.F178])-YEAR([.$E$4])+1" office:value-type="float" office:value="15" calcext:value-type="float">
            <text:p>15</text:p>
          </table:covered-table-cell>
          <table:table-cell table:style-name="ce29" table:formula="of:=[.B177]+1" office:value-type="float" office:value="172" calcext:value-type="float">
            <text:p>172</text:p>
          </table:table-cell>
          <table:table-cell table:style-name="ce27" table:formula="of:=[.C177]+[.D177]" office:value-type="float" office:value="9925258080.10311" calcext:value-type="float">
            <text:p>9925258080,1031</text:p>
          </table:table-cell>
          <table:table-cell table:style-name="ce36" table:formula="of:=[.$B$4]*(([.$D$4]-[.$C177])/[.$D$4])*[.C178]" office:value-type="float" office:value="3095489.61210091" calcext:value-type="float">
            <text:p>3095489,6121</text:p>
          </table:table-cell>
          <table:table-cell table:style-name="ce47" table:formula="of:=[.D178]/2629746" office:value-type="float" office:value="1.177105930421" calcext:value-type="float">
            <text:p>1,1771</text:p>
          </table:table-cell>
          <table:table-cell table:style-name="ce44" table:formula="of:=[.F177]+30" office:value-type="date" office:date-value="2038-09-18" calcext:value-type="date">
            <text:p>2038-09-18</text:p>
          </table:table-cell>
        </table:table-row>
        <table:table-row table:style-name="ro1">
          <table:covered-table-cell table:style-name="ce6" table:formula="of:=YEAR([.F179])-YEAR([.$E$4])+1" office:value-type="float" office:value="15" calcext:value-type="float">
            <text:p>15</text:p>
          </table:covered-table-cell>
          <table:table-cell table:style-name="ce29" table:formula="of:=[.B178]+1" office:value-type="float" office:value="173" calcext:value-type="float">
            <text:p>173</text:p>
          </table:table-cell>
          <table:table-cell table:style-name="ce27" table:formula="of:=[.C178]+[.D178]" office:value-type="float" office:value="9928353569.71521" calcext:value-type="float">
            <text:p>9928353569,7152</text:p>
          </table:table-cell>
          <table:table-cell table:style-name="ce36" table:formula="of:=[.$B$4]*(([.$D$4]-[.$C178])/[.$D$4])*[.C179]" office:value-type="float" office:value="2968256.8288628" calcext:value-type="float">
            <text:p>2968256,8289</text:p>
          </table:table-cell>
          <table:table-cell table:style-name="ce47" table:formula="of:=[.D179]/2629746" office:value-type="float" office:value="1.12872377365069" calcext:value-type="float">
            <text:p>1,1287</text:p>
          </table:table-cell>
          <table:table-cell table:style-name="ce45" table:formula="of:=[.F178]+30" office:value-type="date" office:date-value="2038-10-18" calcext:value-type="date">
            <text:p>2038-10-18</text:p>
          </table:table-cell>
        </table:table-row>
        <table:table-row table:style-name="ro1">
          <table:covered-table-cell table:style-name="ce6" table:formula="of:=YEAR([.F180])-YEAR([.$E$4])+1" office:value-type="float" office:value="15" calcext:value-type="float">
            <text:p>15</text:p>
          </table:covered-table-cell>
          <table:table-cell table:style-name="ce29" table:formula="of:=[.B179]+1" office:value-type="float" office:value="174" calcext:value-type="float">
            <text:p>174</text:p>
          </table:table-cell>
          <table:table-cell table:style-name="ce27" table:formula="of:=[.C179]+[.D179]" office:value-type="float" office:value="9931321826.54407" calcext:value-type="float">
            <text:p>9931321826,5441</text:p>
          </table:table-cell>
          <table:table-cell table:style-name="ce36" table:formula="of:=[.$B$4]*(([.$D$4]-[.$C179])/[.$D$4])*[.C180]" office:value-type="float" office:value="2846175.02752537" calcext:value-type="float">
            <text:p>2846175,0275</text:p>
          </table:table-cell>
          <table:table-cell table:style-name="ce47" table:formula="of:=[.D180]/2629746" office:value-type="float" office:value="1.08230035430242" calcext:value-type="float">
            <text:p>1,0823</text:p>
          </table:table-cell>
          <table:table-cell table:style-name="ce43" table:formula="of:=[.F179]+30" office:value-type="date" office:date-value="2038-11-17" calcext:value-type="date">
            <text:p>2038-11-17</text:p>
          </table:table-cell>
        </table:table-row>
        <table:table-row table:style-name="ro1">
          <table:covered-table-cell table:style-name="ce9" table:formula="of:=YEAR([.F181])-YEAR([.$E$4])+1" office:value-type="float" office:value="15" calcext:value-type="float">
            <text:p>15</text:p>
          </table:covered-table-cell>
          <table:table-cell table:style-name="ce30" table:formula="of:=[.B180]+1" office:value-type="float" office:value="175" calcext:value-type="float">
            <text:p>175</text:p>
          </table:table-cell>
          <table:table-cell table:style-name="ce34" table:formula="of:=[.C180]+[.D180]" office:value-type="float" office:value="9934168001.57159" calcext:value-type="float">
            <text:p>9934168001,5716</text:p>
          </table:table-cell>
          <table:table-cell table:style-name="ce38" table:formula="of:=[.$B$4]*(([.$D$4]-[.$C180])/[.$D$4])*[.C181]" office:value-type="float" office:value="2729042.05260916" calcext:value-type="float">
            <text:p>2729042,0526</text:p>
          </table:table-cell>
          <table:table-cell table:style-name="ce48" table:formula="of:=[.D181]/2629746" office:value-type="float" office:value="1.03775879975068" calcext:value-type="float">
            <text:p>1,0378</text:p>
          </table:table-cell>
          <table:table-cell table:style-name="ce45" table:formula="of:=[.F180]+30" office:value-type="date" office:date-value="2038-12-17" calcext:value-type="date">
            <text:p>2038-12-17</text:p>
          </table:table-cell>
        </table:table-row>
        <table:table-row table:style-name="ro1">
          <table:table-cell table:style-name="ce5" table:formula="of:=YEAR([.F182])-YEAR([.$E$4])+1" office:value-type="float" office:value="16" calcext:value-type="float" table:number-columns-spanned="1" table:number-rows-spanned="12">
            <text:p>16</text:p>
          </table:table-cell>
          <table:table-cell table:style-name="ce28" table:formula="of:=[.B181]+1" office:value-type="float" office:value="176" calcext:value-type="float">
            <text:p>176</text:p>
          </table:table-cell>
          <table:table-cell table:style-name="ce27" table:formula="of:=[.C181]+[.D181]" office:value-type="float" office:value="9936897043.6242" calcext:value-type="float">
            <text:p>9936897043,6242</text:p>
          </table:table-cell>
          <table:table-cell table:style-name="ce36" table:formula="of:=[.$B$4]*(([.$D$4]-[.$C181])/[.$D$4])*[.C182]" office:value-type="float" office:value="2616663.16223639" calcext:value-type="float">
            <text:p>2616663,1622</text:p>
          </table:table-cell>
          <table:table-cell table:style-name="ce47" table:formula="of:=[.D182]/2629746" office:value-type="float" office:value="0.995025056502184" calcext:value-type="float">
            <text:p>0,9950</text:p>
          </table:table-cell>
          <table:table-cell table:style-name="ce43" table:formula="of:=[.F181]+30" office:value-type="date" office:date-value="2039-01-16" calcext:value-type="date">
            <text:p>2039-01-16</text:p>
          </table:table-cell>
        </table:table-row>
        <table:table-row table:style-name="ro1">
          <table:covered-table-cell table:style-name="ce6" table:formula="of:=YEAR([.F183])-YEAR([.$E$4])+1" office:value-type="float" office:value="16" calcext:value-type="float">
            <text:p>16</text:p>
          </table:covered-table-cell>
          <table:table-cell table:style-name="ce29" table:formula="of:=[.B182]+1" office:value-type="float" office:value="177" calcext:value-type="float">
            <text:p>177</text:p>
          </table:table-cell>
          <table:table-cell table:style-name="ce27" table:formula="of:=[.C182]+[.D182]" office:value-type="float" office:value="9939513706.78644" calcext:value-type="float">
            <text:p>9939513706,7864</text:p>
          </table:table-cell>
          <table:table-cell table:style-name="ce36" table:formula="of:=[.$B$4]*(([.$D$4]-[.$C182])/[.$D$4])*[.C183]" office:value-type="float" office:value="2508850.79934394" calcext:value-type="float">
            <text:p>2508850,7993</text:p>
          </table:table-cell>
          <table:table-cell table:style-name="ce47" table:formula="of:=[.D183]/2629746" office:value-type="float" office:value="0.954027803196178" calcext:value-type="float">
            <text:p>0,9540</text:p>
          </table:table-cell>
          <table:table-cell table:style-name="ce44" table:formula="of:=[.F182]+30" office:value-type="date" office:date-value="2039-02-15" calcext:value-type="date">
            <text:p>2039-02-15</text:p>
          </table:table-cell>
        </table:table-row>
        <table:table-row table:style-name="ro1">
          <table:covered-table-cell table:style-name="ce6" table:formula="of:=YEAR([.F184])-YEAR([.$E$4])+1" office:value-type="float" office:value="16" calcext:value-type="float">
            <text:p>16</text:p>
          </table:covered-table-cell>
          <table:table-cell table:style-name="ce29" table:formula="of:=[.B183]+1" office:value-type="float" office:value="178" calcext:value-type="float">
            <text:p>178</text:p>
          </table:table-cell>
          <table:table-cell table:style-name="ce27" table:formula="of:=[.C183]+[.D183]" office:value-type="float" office:value="9942022557.58578" calcext:value-type="float">
            <text:p>9942022557,5858</text:p>
          </table:table-cell>
          <table:table-cell table:style-name="ce36" table:formula="of:=[.$B$4]*(([.$D$4]-[.$C183])/[.$D$4])*[.C184]" office:value-type="float" office:value="2405424.36621585" calcext:value-type="float">
            <text:p>2405424,3662</text:p>
          </table:table-cell>
          <table:table-cell table:style-name="ce47" table:formula="of:=[.D184]/2629746" office:value-type="float" office:value="0.91469836486712" calcext:value-type="float">
            <text:p>0,9147</text:p>
          </table:table-cell>
          <table:table-cell table:style-name="ce44" table:formula="of:=[.F183]+30" office:value-type="date" office:date-value="2039-03-17" calcext:value-type="date">
            <text:p>2039-03-17</text:p>
          </table:table-cell>
        </table:table-row>
        <table:table-row table:style-name="ro1">
          <table:covered-table-cell table:style-name="ce6" table:formula="of:=YEAR([.F185])-YEAR([.$E$4])+1" office:value-type="float" office:value="16" calcext:value-type="float">
            <text:p>16</text:p>
          </table:covered-table-cell>
          <table:table-cell table:style-name="ce29" table:formula="of:=[.B184]+1" office:value-type="float" office:value="179" calcext:value-type="float">
            <text:p>179</text:p>
          </table:table-cell>
          <table:table-cell table:style-name="ce27" table:formula="of:=[.C184]+[.D184]" office:value-type="float" office:value="9944427981.952" calcext:value-type="float">
            <text:p>9944427981,9520</text:p>
          </table:table-cell>
          <table:table-cell table:style-name="ce36" table:formula="of:=[.$B$4]*(([.$D$4]-[.$C184])/[.$D$4])*[.C185]" office:value-type="float" office:value="2306210.0026638" calcext:value-type="float">
            <text:p>2306210,0027</text:p>
          </table:table-cell>
          <table:table-cell table:style-name="ce47" table:formula="of:=[.D185]/2629746" office:value-type="float" office:value="0.876970628594473" calcext:value-type="float">
            <text:p>0,8770</text:p>
          </table:table-cell>
          <table:table-cell table:style-name="ce44" table:formula="of:=[.F184]+30" office:value-type="date" office:date-value="2039-04-16" calcext:value-type="date">
            <text:p>2039-04-16</text:p>
          </table:table-cell>
        </table:table-row>
        <table:table-row table:style-name="ro1">
          <table:covered-table-cell table:style-name="ce6" table:formula="of:=YEAR([.F186])-YEAR([.$E$4])+1" office:value-type="float" office:value="16" calcext:value-type="float">
            <text:p>16</text:p>
          </table:covered-table-cell>
          <table:table-cell table:style-name="ce29" table:formula="of:=[.B185]+1" office:value-type="float" office:value="180" calcext:value-type="float">
            <text:p>180</text:p>
          </table:table-cell>
          <table:table-cell table:style-name="ce27" table:formula="of:=[.C185]+[.D185]" office:value-type="float" office:value="9946734191.95467" calcext:value-type="float">
            <text:p>9946734191,9547</text:p>
          </table:table-cell>
          <table:table-cell table:style-name="ce36" table:formula="of:=[.$B$4]*(([.$D$4]-[.$C185])/[.$D$4])*[.C186]" office:value-type="float" office:value="2211040.36813587" calcext:value-type="float">
            <text:p>2211040,3681</text:p>
          </table:table-cell>
          <table:table-cell table:style-name="ce47" table:formula="of:=[.D186]/2629746" office:value-type="float" office:value="0.840780960646339" calcext:value-type="float">
            <text:p>0,8408</text:p>
          </table:table-cell>
          <table:table-cell table:style-name="ce45" table:formula="of:=[.F185]+30" office:value-type="date" office:date-value="2039-05-16" calcext:value-type="date">
            <text:p>2039-05-16</text:p>
          </table:table-cell>
        </table:table-row>
        <table:table-row table:style-name="ro1">
          <table:covered-table-cell table:style-name="ce6" table:formula="of:=YEAR([.F187])-YEAR([.$E$4])+1" office:value-type="float" office:value="16" calcext:value-type="float">
            <text:p>16</text:p>
          </table:covered-table-cell>
          <table:table-cell table:style-name="ce29" table:formula="of:=[.B186]+1" office:value-type="float" office:value="181" calcext:value-type="float">
            <text:p>181</text:p>
          </table:table-cell>
          <table:table-cell table:style-name="ce27" table:formula="of:=[.C186]+[.D186]" office:value-type="float" office:value="9948945232.3228" calcext:value-type="float">
            <text:p>9948945232,3228</text:p>
          </table:table-cell>
          <table:table-cell table:style-name="ce36" table:formula="of:=[.$B$4]*(([.$D$4]-[.$C186])/[.$D$4])*[.C187]" office:value-type="float" office:value="2119754.42799386" calcext:value-type="float">
            <text:p>2119754,4280</text:p>
          </table:table-cell>
          <table:table-cell table:style-name="ce47" table:formula="of:=[.D187]/2629746" office:value-type="float" office:value="0.806068125208236" calcext:value-type="float">
            <text:p>0,8061</text:p>
          </table:table-cell>
          <table:table-cell table:style-name="ce43" table:formula="of:=[.F186]+30" office:value-type="date" office:date-value="2039-06-15" calcext:value-type="date">
            <text:p>2039-06-15</text:p>
          </table:table-cell>
        </table:table-row>
        <table:table-row table:style-name="ro1">
          <table:covered-table-cell table:style-name="ce6" table:formula="of:=YEAR([.F188])-YEAR([.$E$4])+1" office:value-type="float" office:value="16" calcext:value-type="float">
            <text:p>16</text:p>
          </table:covered-table-cell>
          <table:table-cell table:style-name="ce29" table:formula="of:=[.B187]+1" office:value-type="float" office:value="182" calcext:value-type="float">
            <text:p>182</text:p>
          </table:table-cell>
          <table:table-cell table:style-name="ce27" table:formula="of:=[.C187]+[.D187]" office:value-type="float" office:value="9951064986.75079" calcext:value-type="float">
            <text:p>9951064986,7508</text:p>
          </table:table-cell>
          <table:table-cell table:style-name="ce36" table:formula="of:=[.$B$4]*(([.$D$4]-[.$C187])/[.$D$4])*[.C188]" office:value-type="float" office:value="2032197.24415714" calcext:value-type="float">
            <text:p>2032197,2442</text:p>
          </table:table-cell>
          <table:table-cell table:style-name="ce47" table:formula="of:=[.D188]/2629746" office:value-type="float" office:value="0.7727732047723" calcext:value-type="float">
            <text:p>0,7728</text:p>
          </table:table-cell>
          <table:table-cell table:style-name="ce44" table:formula="of:=[.F187]+30" office:value-type="date" office:date-value="2039-07-15" calcext:value-type="date">
            <text:p>2039-07-15</text:p>
          </table:table-cell>
        </table:table-row>
        <table:table-row table:style-name="ro1">
          <table:covered-table-cell table:style-name="ce6" table:formula="of:=YEAR([.F189])-YEAR([.$E$4])+1" office:value-type="float" office:value="16" calcext:value-type="float">
            <text:p>16</text:p>
          </table:covered-table-cell>
          <table:table-cell table:style-name="ce29" table:formula="of:=[.B188]+1" office:value-type="float" office:value="183" calcext:value-type="float">
            <text:p>183</text:p>
          </table:table-cell>
          <table:table-cell table:style-name="ce27" table:formula="of:=[.C188]+[.D188]" office:value-type="float" office:value="9953097183.99495" calcext:value-type="float">
            <text:p>9953097183,9950</text:p>
          </table:table-cell>
          <table:table-cell table:style-name="ce36" table:formula="of:=[.$B$4]*(([.$D$4]-[.$C188])/[.$D$4])*[.C189]" office:value-type="float" office:value="1948219.77027773" calcext:value-type="float">
            <text:p>1948219,7703</text:p>
          </table:table-cell>
          <table:table-cell table:style-name="ce47" table:formula="of:=[.D189]/2629746" office:value-type="float" office:value="0.740839522249576" calcext:value-type="float">
            <text:p>0,7408</text:p>
          </table:table-cell>
          <table:table-cell table:style-name="ce44" table:formula="of:=[.F188]+30" office:value-type="date" office:date-value="2039-08-14" calcext:value-type="date">
            <text:p>2039-08-14</text:p>
          </table:table-cell>
        </table:table-row>
        <table:table-row table:style-name="ro1">
          <table:covered-table-cell table:style-name="ce6" table:formula="of:=YEAR([.F190])-YEAR([.$E$4])+1" office:value-type="float" office:value="16" calcext:value-type="float">
            <text:p>16</text:p>
          </table:covered-table-cell>
          <table:table-cell table:style-name="ce29" table:formula="of:=[.B189]+1" office:value-type="float" office:value="184" calcext:value-type="float">
            <text:p>184</text:p>
          </table:table-cell>
          <table:table-cell table:style-name="ce27" table:formula="of:=[.C189]+[.D189]" office:value-type="float" office:value="9955045403.76523" calcext:value-type="float">
            <text:p>9955045403,7652</text:p>
          </table:table-cell>
          <table:table-cell table:style-name="ce36" table:formula="of:=[.$B$4]*(([.$D$4]-[.$C189])/[.$D$4])*[.C190]" office:value-type="float" office:value="1867678.65157883" calcext:value-type="float">
            <text:p>1867678,6516</text:p>
          </table:table-cell>
          <table:table-cell table:style-name="ce47" table:formula="of:=[.D190]/2629746" office:value-type="float" office:value="0.710212564855628" calcext:value-type="float">
            <text:p>0,7102</text:p>
          </table:table-cell>
          <table:table-cell table:style-name="ce44" table:formula="of:=[.F189]+30" office:value-type="date" office:date-value="2039-09-13" calcext:value-type="date">
            <text:p>2039-09-13</text:p>
          </table:table-cell>
        </table:table-row>
        <table:table-row table:style-name="ro1">
          <table:covered-table-cell table:style-name="ce6" table:formula="of:=YEAR([.F191])-YEAR([.$E$4])+1" office:value-type="float" office:value="16" calcext:value-type="float">
            <text:p>16</text:p>
          </table:covered-table-cell>
          <table:table-cell table:style-name="ce29" table:formula="of:=[.B190]+1" office:value-type="float" office:value="185" calcext:value-type="float">
            <text:p>185</text:p>
          </table:table-cell>
          <table:table-cell table:style-name="ce27" table:formula="of:=[.C190]+[.D190]" office:value-type="float" office:value="9956913082.41681" calcext:value-type="float">
            <text:p>9956913082,4168</text:p>
          </table:table-cell>
          <table:table-cell table:style-name="ce36" table:formula="of:=[.$B$4]*(([.$D$4]-[.$C190])/[.$D$4])*[.C191]" office:value-type="float" office:value="1790436.02945906" calcext:value-type="float">
            <text:p>1790436,0295</text:p>
          </table:table-cell>
          <table:table-cell table:style-name="ce47" table:formula="of:=[.D191]/2629746" office:value-type="float" office:value="0.680839909808421" calcext:value-type="float">
            <text:p>0,6808</text:p>
          </table:table-cell>
          <table:table-cell table:style-name="ce44" table:formula="of:=[.F190]+30" office:value-type="date" office:date-value="2039-10-13" calcext:value-type="date">
            <text:p>2039-10-13</text:p>
          </table:table-cell>
        </table:table-row>
        <table:table-row table:style-name="ro1">
          <table:covered-table-cell table:style-name="ce6" table:formula="of:=YEAR([.F192])-YEAR([.$E$4])+1" office:value-type="float" office:value="16" calcext:value-type="float">
            <text:p>16</text:p>
          </table:covered-table-cell>
          <table:table-cell table:style-name="ce29" table:formula="of:=[.B191]+1" office:value-type="float" office:value="186" calcext:value-type="float">
            <text:p>186</text:p>
          </table:table-cell>
          <table:table-cell table:style-name="ce27" table:formula="of:=[.C191]+[.D191]" office:value-type="float" office:value="9958703518.44627" calcext:value-type="float">
            <text:p>9958703518,4463</text:p>
          </table:table-cell>
          <table:table-cell table:style-name="ce36" table:formula="of:=[.$B$4]*(([.$D$4]-[.$C191])/[.$D$4])*[.C192]" office:value-type="float" office:value="1716359.35093899" calcext:value-type="float">
            <text:p>1716359,3509</text:p>
          </table:table-cell>
          <table:table-cell table:style-name="ce47" table:formula="of:=[.D192]/2629746" office:value-type="float" office:value="0.652671151867514" calcext:value-type="float">
            <text:p>0,6527</text:p>
          </table:table-cell>
          <table:table-cell table:style-name="ce44" table:formula="of:=[.F191]+30" office:value-type="date" office:date-value="2039-11-12" calcext:value-type="date">
            <text:p>2039-11-12</text:p>
          </table:table-cell>
        </table:table-row>
        <table:table-row table:style-name="ro1">
          <table:covered-table-cell table:style-name="ce9" table:formula="of:=YEAR([.F193])-YEAR([.$E$4])+1" office:value-type="float" office:value="16" calcext:value-type="float">
            <text:p>16</text:p>
          </table:covered-table-cell>
          <table:table-cell table:style-name="ce30" table:formula="of:=[.B192]+1" office:value-type="float" office:value="187" calcext:value-type="float">
            <text:p>187</text:p>
          </table:table-cell>
          <table:table-cell table:style-name="ce34" table:formula="of:=[.C192]+[.D192]" office:value-type="float" office:value="9960419877.79721" calcext:value-type="float">
            <text:p>9960419877,7972</text:p>
          </table:table-cell>
          <table:table-cell table:style-name="ce38" table:formula="of:=[.$B$4]*(([.$D$4]-[.$C192])/[.$D$4])*[.C193]" office:value-type="float" office:value="1645321.18300358" calcext:value-type="float">
            <text:p>1645321,1830</text:p>
          </table:table-cell>
          <table:table-cell table:style-name="ce48" table:formula="of:=[.D193]/2629746" office:value-type="float" office:value="0.625657832735018" calcext:value-type="float">
            <text:p>0,6257</text:p>
          </table:table-cell>
          <table:table-cell table:style-name="ce45" table:formula="of:=[.F192]+30" office:value-type="date" office:date-value="2039-12-12" calcext:value-type="date">
            <text:p>2039-12-12</text:p>
          </table:table-cell>
        </table:table-row>
        <table:table-row table:style-name="ro1">
          <table:table-cell table:style-name="ce5" table:formula="of:=YEAR([.F194])-YEAR([.$E$4])+1" office:value-type="float" office:value="17" calcext:value-type="float" table:number-columns-spanned="1" table:number-rows-spanned="12">
            <text:p>17</text:p>
          </table:table-cell>
          <table:table-cell table:style-name="ce28" table:formula="of:=[.B193]+1" office:value-type="float" office:value="188" calcext:value-type="float">
            <text:p>188</text:p>
          </table:table-cell>
          <table:table-cell table:style-name="ce27" table:formula="of:=[.C193]+[.D193]" office:value-type="float" office:value="9962065198.98021" calcext:value-type="float">
            <text:p>9962065198,9802</text:p>
          </table:table-cell>
          <table:table-cell table:style-name="ce36" table:formula="of:=[.$B$4]*(([.$D$4]-[.$C193])/[.$D$4])*[.C194]" office:value-type="float" office:value="1577199.03187139" calcext:value-type="float">
            <text:p>1577199,0319</text:p>
          </table:table-cell>
          <table:table-cell table:style-name="ce47" table:formula="of:=[.D194]/2629746" office:value-type="float" office:value="0.599753372330025" calcext:value-type="float">
            <text:p>0,5998</text:p>
          </table:table-cell>
          <table:table-cell table:style-name="ce54" table:formula="of:=[.F193]+30" office:value-type="date" office:date-value="2040-01-11" calcext:value-type="date">
            <text:p>2040-01-11</text:p>
          </table:table-cell>
        </table:table-row>
        <table:table-row table:style-name="ro1">
          <table:covered-table-cell table:style-name="ce6" table:formula="of:=YEAR([.F195])-YEAR([.$E$4])+1" office:value-type="float" office:value="17" calcext:value-type="float">
            <text:p>17</text:p>
          </table:covered-table-cell>
          <table:table-cell table:style-name="ce29" table:formula="of:=[.B194]+1" office:value-type="float" office:value="189" calcext:value-type="float">
            <text:p>189</text:p>
          </table:table-cell>
          <table:table-cell table:style-name="ce27" table:formula="of:=[.C194]+[.D194]" office:value-type="float" office:value="9963642398.01208" calcext:value-type="float">
            <text:p>9963642398,0121</text:p>
          </table:table-cell>
          <table:table-cell table:style-name="ce36" table:formula="of:=[.$B$4]*(([.$D$4]-[.$C194])/[.$D$4])*[.C195]" office:value-type="float" office:value="1511875.16720375" calcext:value-type="float">
            <text:p>1511875,1672</text:p>
          </table:table-cell>
          <table:table-cell table:style-name="ce47" table:formula="of:=[.D195]/2629746" office:value-type="float" office:value="0.574913001941538" calcext:value-type="float">
            <text:p>0,5749</text:p>
          </table:table-cell>
          <table:table-cell table:style-name="ce43" table:formula="of:=[.F194]+30" office:value-type="date" office:date-value="2040-02-10" calcext:value-type="date">
            <text:p>2040-02-10</text:p>
          </table:table-cell>
        </table:table-row>
        <table:table-row table:style-name="ro1">
          <table:covered-table-cell table:style-name="ce6" table:formula="of:=YEAR([.F196])-YEAR([.$E$4])+1" office:value-type="float" office:value="17" calcext:value-type="float">
            <text:p>17</text:p>
          </table:covered-table-cell>
          <table:table-cell table:style-name="ce29" table:formula="of:=[.B195]+1" office:value-type="float" office:value="190" calcext:value-type="float">
            <text:p>190</text:p>
          </table:table-cell>
          <table:table-cell table:style-name="ce27" table:formula="of:=[.C195]+[.D195]" office:value-type="float" office:value="9965154273.17929" calcext:value-type="float">
            <text:p>9965154273,1793</text:p>
          </table:table-cell>
          <table:table-cell table:style-name="ce36" table:formula="of:=[.$B$4]*(([.$D$4]-[.$C195])/[.$D$4])*[.C196]" office:value-type="float" office:value="1449236.45124985" calcext:value-type="float">
            <text:p>1449236,4512</text:p>
          </table:table-cell>
          <table:table-cell table:style-name="ce47" table:formula="of:=[.D196]/2629746" office:value-type="float" office:value="0.551093699258349" calcext:value-type="float">
            <text:p>0,5511</text:p>
          </table:table-cell>
          <table:table-cell table:style-name="ce44" table:formula="of:=[.F195]+30" office:value-type="date" office:date-value="2040-03-11" calcext:value-type="date">
            <text:p>2040-03-11</text:p>
          </table:table-cell>
        </table:table-row>
        <table:table-row table:style-name="ro1">
          <table:covered-table-cell table:style-name="ce6" table:formula="of:=YEAR([.F197])-YEAR([.$E$4])+1" office:value-type="float" office:value="17" calcext:value-type="float">
            <text:p>17</text:p>
          </table:covered-table-cell>
          <table:table-cell table:style-name="ce29" table:formula="of:=[.B196]+1" office:value-type="float" office:value="191" calcext:value-type="float">
            <text:p>191</text:p>
          </table:table-cell>
          <table:table-cell table:style-name="ce27" table:formula="of:=[.C196]+[.D196]" office:value-type="float" office:value="9966603509.63053" calcext:value-type="float">
            <text:p>9966603509,6305</text:p>
          </table:table-cell>
          <table:table-cell table:style-name="ce36" table:formula="of:=[.$B$4]*(([.$D$4]-[.$C196])/[.$D$4])*[.C197]" office:value-type="float" office:value="1389174.17290786" calcext:value-type="float">
            <text:p>1389174,1729</text:p>
          </table:table-cell>
          <table:table-cell table:style-name="ce47" table:formula="of:=[.D197]/2629746" office:value-type="float" office:value="0.528254125268318" calcext:value-type="float">
            <text:p>0,5283</text:p>
          </table:table-cell>
          <table:table-cell table:style-name="ce44" table:formula="of:=[.F196]+30" office:value-type="date" office:date-value="2040-04-10" calcext:value-type="date">
            <text:p>2040-04-10</text:p>
          </table:table-cell>
        </table:table-row>
        <table:table-row table:style-name="ro1">
          <table:covered-table-cell table:style-name="ce6" table:formula="of:=YEAR([.F198])-YEAR([.$E$4])+1" office:value-type="float" office:value="17" calcext:value-type="float">
            <text:p>17</text:p>
          </table:covered-table-cell>
          <table:table-cell table:style-name="ce29" table:formula="of:=[.B197]+1" office:value-type="float" office:value="192" calcext:value-type="float">
            <text:p>192</text:p>
          </table:table-cell>
          <table:table-cell table:style-name="ce27" table:formula="of:=[.C197]+[.D197]" office:value-type="float" office:value="9967992683.80345" calcext:value-type="float">
            <text:p>9967992683,8035</text:p>
          </table:table-cell>
          <table:table-cell table:style-name="ce36" table:formula="of:=[.$B$4]*(([.$D$4]-[.$C197])/[.$D$4])*[.C198]" office:value-type="float" office:value="1331583.88667015" calcext:value-type="float">
            <text:p>1331583,8867</text:p>
          </table:table-cell>
          <table:table-cell table:style-name="ce47" table:formula="of:=[.D198]/2629746" office:value-type="float" office:value="0.506354563014889" calcext:value-type="float">
            <text:p>0,5064</text:p>
          </table:table-cell>
          <table:table-cell table:style-name="ce44" table:formula="of:=[.F197]+30" office:value-type="date" office:date-value="2040-05-10" calcext:value-type="date">
            <text:p>2040-05-10</text:p>
          </table:table-cell>
        </table:table-row>
        <table:table-row table:style-name="ro1">
          <table:covered-table-cell table:style-name="ce6" table:formula="of:=YEAR([.F199])-YEAR([.$E$4])+1" office:value-type="float" office:value="17" calcext:value-type="float">
            <text:p>17</text:p>
          </table:covered-table-cell>
          <table:table-cell table:style-name="ce29" table:formula="of:=[.B198]+1" office:value-type="float" office:value="193" calcext:value-type="float">
            <text:p>193</text:p>
          </table:table-cell>
          <table:table-cell table:style-name="ce27" table:formula="of:=[.C198]+[.D198]" office:value-type="float" office:value="9969324267.69012" calcext:value-type="float">
            <text:p>9969324267,6901</text:p>
          </table:table-cell>
          <table:table-cell table:style-name="ce36" table:formula="of:=[.$B$4]*(([.$D$4]-[.$C198])/[.$D$4])*[.C199]" office:value-type="float" office:value="1276365.25640783" calcext:value-type="float">
            <text:p>1276365,2564</text:p>
          </table:table-cell>
          <table:table-cell table:style-name="ce47" table:formula="of:=[.D199]/2629746" office:value-type="float" office:value="0.485356858193845" calcext:value-type="float">
            <text:p>0,4854</text:p>
          </table:table-cell>
          <table:table-cell table:style-name="ce44" table:formula="of:=[.F198]+30" office:value-type="date" office:date-value="2040-06-09" calcext:value-type="date">
            <text:p>2040-06-09</text:p>
          </table:table-cell>
        </table:table-row>
        <table:table-row table:style-name="ro1">
          <table:covered-table-cell table:style-name="ce6" table:formula="of:=YEAR([.F200])-YEAR([.$E$4])+1" office:value-type="float" office:value="17" calcext:value-type="float">
            <text:p>17</text:p>
          </table:covered-table-cell>
          <table:table-cell table:style-name="ce29" table:formula="of:=[.B199]+1" office:value-type="float" office:value="194" calcext:value-type="float">
            <text:p>194</text:p>
          </table:table-cell>
          <table:table-cell table:style-name="ce27" table:formula="of:=[.C199]+[.D199]" office:value-type="float" office:value="9970600632.94652" calcext:value-type="float">
            <text:p>9970600632,9465</text:p>
          </table:table-cell>
          <table:table-cell table:style-name="ce36" table:formula="of:=[.$B$4]*(([.$D$4]-[.$C199])/[.$D$4])*[.C200]" office:value-type="float" office:value="1223421.90394015" calcext:value-type="float">
            <text:p>1223421,9039</text:p>
          </table:table-cell>
          <table:table-cell table:style-name="ce47" table:formula="of:=[.D200]/2629746" office:value-type="float" office:value="0.465224361569578" calcext:value-type="float">
            <text:p>0,4652</text:p>
          </table:table-cell>
          <table:table-cell table:style-name="ce44" table:formula="of:=[.F199]+30" office:value-type="date" office:date-value="2040-07-09" calcext:value-type="date">
            <text:p>2040-07-09</text:p>
          </table:table-cell>
        </table:table-row>
        <table:table-row table:style-name="ro1">
          <table:covered-table-cell table:style-name="ce6" table:formula="of:=YEAR([.F201])-YEAR([.$E$4])+1" office:value-type="float" office:value="17" calcext:value-type="float">
            <text:p>17</text:p>
          </table:covered-table-cell>
          <table:table-cell table:style-name="ce29" table:formula="of:=[.B200]+1" office:value-type="float" office:value="195" calcext:value-type="float">
            <text:p>195</text:p>
          </table:table-cell>
          <table:table-cell table:style-name="ce27" table:formula="of:=[.C200]+[.D200]" office:value-type="float" office:value="9971824054.85046" calcext:value-type="float">
            <text:p>9971824054,8505</text:p>
          </table:table-cell>
          <table:table-cell table:style-name="ce36" table:formula="of:=[.$B$4]*(([.$D$4]-[.$C200])/[.$D$4])*[.C201]" office:value-type="float" office:value="1172661.26232493" calcext:value-type="float">
            <text:p>1172661,2623</text:p>
          </table:table-cell>
          <table:table-cell table:style-name="ce47" table:formula="of:=[.D201]/2629746" office:value-type="float" office:value="0.445921873186587" calcext:value-type="float">
            <text:p>0,4459</text:p>
          </table:table-cell>
          <table:table-cell table:style-name="ce45" table:formula="of:=[.F200]+30" office:value-type="date" office:date-value="2040-08-08" calcext:value-type="date">
            <text:p>2040-08-08</text:p>
          </table:table-cell>
        </table:table-row>
        <table:table-row table:style-name="ro1">
          <table:covered-table-cell table:style-name="ce6" table:formula="of:=YEAR([.F202])-YEAR([.$E$4])+1" office:value-type="float" office:value="17" calcext:value-type="float">
            <text:p>17</text:p>
          </table:covered-table-cell>
          <table:table-cell table:style-name="ce29" table:formula="of:=[.B201]+1" office:value-type="float" office:value="196" calcext:value-type="float">
            <text:p>196</text:p>
          </table:table-cell>
          <table:table-cell table:style-name="ce27" table:formula="of:=[.C201]+[.D201]" office:value-type="float" office:value="9972996716.11279" calcext:value-type="float">
            <text:p>9972996716,1128</text:p>
          </table:table-cell>
          <table:table-cell table:style-name="ce36" table:formula="of:=[.$B$4]*(([.$D$4]-[.$C201])/[.$D$4])*[.C202]" office:value-type="float" office:value="1123994.43379879" calcext:value-type="float">
            <text:p>1123994,4338</text:p>
          </table:table-cell>
          <table:table-cell table:style-name="ce47" table:formula="of:=[.D202]/2629746" office:value-type="float" office:value="0.427415588349138" calcext:value-type="float">
            <text:p>0,4274</text:p>
          </table:table-cell>
          <table:table-cell table:style-name="ce45" table:formula="of:=[.F201]+30" office:value-type="date" office:date-value="2040-09-07" calcext:value-type="date">
            <text:p>2040-09-07</text:p>
          </table:table-cell>
        </table:table-row>
        <table:table-row table:style-name="ro1">
          <table:covered-table-cell table:style-name="ce6" table:formula="of:=YEAR([.F203])-YEAR([.$E$4])+1" office:value-type="float" office:value="17" calcext:value-type="float">
            <text:p>17</text:p>
          </table:covered-table-cell>
          <table:table-cell table:style-name="ce29" table:formula="of:=[.B202]+1" office:value-type="float" office:value="197" calcext:value-type="float">
            <text:p>197</text:p>
          </table:table-cell>
          <table:table-cell table:style-name="ce27" table:formula="of:=[.C202]+[.D202]" office:value-type="float" office:value="9974120710.54659" calcext:value-type="float">
            <text:p>9974120710,5466</text:p>
          </table:table-cell>
          <table:table-cell table:style-name="ce36" table:formula="of:=[.$B$4]*(([.$D$4]-[.$C202])/[.$D$4])*[.C203]" office:value-type="float" office:value="1077336.0522888" calcext:value-type="float">
            <text:p>1077336,0523</text:p>
          </table:table-cell>
          <table:table-cell table:style-name="ce47" table:formula="of:=[.D203]/2629746" office:value-type="float" office:value="0.409673045339282" calcext:value-type="float">
            <text:p>0,4097</text:p>
          </table:table-cell>
          <table:table-cell table:style-name="ce43" table:formula="of:=[.F202]+30" office:value-type="date" office:date-value="2040-10-07" calcext:value-type="date">
            <text:p>2040-10-07</text:p>
          </table:table-cell>
        </table:table-row>
        <table:table-row table:style-name="ro1">
          <table:covered-table-cell table:style-name="ce6" table:formula="of:=YEAR([.F204])-YEAR([.$E$4])+1" office:value-type="float" office:value="17" calcext:value-type="float">
            <text:p>17</text:p>
          </table:covered-table-cell>
          <table:table-cell table:style-name="ce29" table:formula="of:=[.B203]+1" office:value-type="float" office:value="198" calcext:value-type="float">
            <text:p>198</text:p>
          </table:table-cell>
          <table:table-cell table:style-name="ce27" table:formula="of:=[.C203]+[.D203]" office:value-type="float" office:value="9975198046.59888" calcext:value-type="float">
            <text:p>9975198046,5989</text:p>
          </table:table-cell>
          <table:table-cell table:style-name="ce36" table:formula="of:=[.$B$4]*(([.$D$4]-[.$C203])/[.$D$4])*[.C204]" office:value-type="float" office:value="1032604.15041213" calcext:value-type="float">
            <text:p>1032604,1504</text:p>
          </table:table-cell>
          <table:table-cell table:style-name="ce47" table:formula="of:=[.D204]/2629746" office:value-type="float" office:value="0.392663074841499" calcext:value-type="float">
            <text:p>0,3927</text:p>
          </table:table-cell>
          <table:table-cell table:style-name="ce44" table:formula="of:=[.F203]+30" office:value-type="date" office:date-value="2040-11-06" calcext:value-type="date">
            <text:p>2040-11-06</text:p>
          </table:table-cell>
        </table:table-row>
        <table:table-row table:style-name="ro1">
          <table:covered-table-cell table:style-name="ce9" table:formula="of:=YEAR([.F205])-YEAR([.$E$4])+1" office:value-type="float" office:value="17" calcext:value-type="float">
            <text:p>17</text:p>
          </table:covered-table-cell>
          <table:table-cell table:style-name="ce30" table:formula="of:=[.B204]+1" office:value-type="float" office:value="199" calcext:value-type="float">
            <text:p>199</text:p>
          </table:table-cell>
          <table:table-cell table:style-name="ce34" table:formula="of:=[.C204]+[.D204]" office:value-type="float" office:value="9976230650.74929" calcext:value-type="float">
            <text:p>9976230650,7493</text:p>
          </table:table-cell>
          <table:table-cell table:style-name="ce38" table:formula="of:=[.$B$4]*(([.$D$4]-[.$C204])/[.$D$4])*[.C205]" office:value-type="float" office:value="989720.030874957" calcext:value-type="float">
            <text:p>989720,0309</text:p>
          </table:table-cell>
          <table:table-cell table:style-name="ce48" table:formula="of:=[.D205]/2629746" office:value-type="float" office:value="0.376355751040198" calcext:value-type="float">
            <text:p>0,3764</text:p>
          </table:table-cell>
          <table:table-cell table:style-name="ce45" table:formula="of:=[.F204]+30" office:value-type="date" office:date-value="2040-12-06" calcext:value-type="date">
            <text:p>2040-12-06</text:p>
          </table:table-cell>
        </table:table-row>
        <table:table-row table:style-name="ro1">
          <table:table-cell table:style-name="ce5" table:formula="of:=YEAR([.F206])-YEAR([.$E$4])+1" office:value-type="float" office:value="18" calcext:value-type="float" table:number-columns-spanned="1" table:number-rows-spanned="13">
            <text:p>18</text:p>
          </table:table-cell>
          <table:table-cell table:style-name="ce28" table:formula="of:=[.B205]+1" office:value-type="float" office:value="200" calcext:value-type="float">
            <text:p>200</text:p>
          </table:table-cell>
          <table:table-cell table:style-name="ce27" table:formula="of:=[.C205]+[.D205]" office:value-type="float" office:value="9977220370.78016" calcext:value-type="float">
            <text:p>9977220370,7802</text:p>
          </table:table-cell>
          <table:table-cell table:style-name="ce36" table:formula="of:=[.$B$4]*(([.$D$4]-[.$C205])/[.$D$4])*[.C206]" office:value-type="float" office:value="948608.142177546" calcext:value-type="float">
            <text:p>948608,1422</text:p>
          </table:table-cell>
          <table:table-cell table:style-name="ce47" table:formula="of:=[.D206]/2629746" office:value-type="float" office:value="0.360722344354757" calcext:value-type="float">
            <text:p>0,3607</text:p>
          </table:table-cell>
          <table:table-cell table:style-name="ce43" table:formula="of:=[.F205]+30" office:value-type="date" office:date-value="2041-01-05" calcext:value-type="date">
            <text:p>2041-01-05</text:p>
          </table:table-cell>
        </table:table-row>
        <table:table-row table:style-name="ro1">
          <table:covered-table-cell table:style-name="ce6" table:formula="of:=YEAR([.F207])-YEAR([.$E$4])+1" office:value-type="float" office:value="18" calcext:value-type="float">
            <text:p>18</text:p>
          </table:covered-table-cell>
          <table:table-cell table:style-name="ce29" table:formula="of:=[.B206]+1" office:value-type="float" office:value="201" calcext:value-type="float">
            <text:p>201</text:p>
          </table:table-cell>
          <table:table-cell table:style-name="ce27" table:formula="of:=[.C206]+[.D206]" office:value-type="float" office:value="9978168978.92234" calcext:value-type="float">
            <text:p>9978168978,9223</text:p>
          </table:table-cell>
          <table:table-cell table:style-name="ce36" table:formula="of:=[.$B$4]*(([.$D$4]-[.$C206])/[.$D$4])*[.C207]" office:value-type="float" office:value="909195.958530929" calcext:value-type="float">
            <text:p>909195,9585</text:p>
          </table:table-cell>
          <table:table-cell table:style-name="ce47" table:formula="of:=[.D207]/2629746" office:value-type="float" office:value="0.345735275776037" calcext:value-type="float">
            <text:p>0,3457</text:p>
          </table:table-cell>
          <table:table-cell table:style-name="ce44" table:formula="of:=[.F206]+30" office:value-type="date" office:date-value="2041-02-04" calcext:value-type="date">
            <text:p>2041-02-04</text:p>
          </table:table-cell>
        </table:table-row>
        <table:table-row table:style-name="ro1">
          <table:covered-table-cell table:style-name="ce6" table:formula="of:=YEAR([.F208])-YEAR([.$E$4])+1" office:value-type="float" office:value="18" calcext:value-type="float">
            <text:p>18</text:p>
          </table:covered-table-cell>
          <table:table-cell table:style-name="ce29" table:formula="of:=[.B207]+1" office:value-type="float" office:value="202" calcext:value-type="float">
            <text:p>202</text:p>
          </table:table-cell>
          <table:table-cell table:style-name="ce27" table:formula="of:=[.C207]+[.D207]" office:value-type="float" office:value="9979078174.88087" calcext:value-type="float">
            <text:p>9979078174,8809</text:p>
          </table:table-cell>
          <table:table-cell table:style-name="ce36" table:formula="of:=[.$B$4]*(([.$D$4]-[.$C207])/[.$D$4])*[.C208]" office:value-type="float" office:value="871413.863885749" calcext:value-type="float">
            <text:p>871413,8639</text:p>
          </table:table-cell>
          <table:table-cell table:style-name="ce47" table:formula="of:=[.D208]/2629746" office:value-type="float" office:value="0.331368072766628" calcext:value-type="float">
            <text:p>0,3314</text:p>
          </table:table-cell>
          <table:table-cell table:style-name="ce44" table:formula="of:=[.F207]+30" office:value-type="date" office:date-value="2041-03-06" calcext:value-type="date">
            <text:p>2041-03-06</text:p>
          </table:table-cell>
        </table:table-row>
        <table:table-row table:style-name="ro1">
          <table:covered-table-cell table:style-name="ce6" table:formula="of:=YEAR([.F209])-YEAR([.$E$4])+1" office:value-type="float" office:value="18" calcext:value-type="float">
            <text:p>18</text:p>
          </table:covered-table-cell>
          <table:table-cell table:style-name="ce29" table:formula="of:=[.B208]+1" office:value-type="float" office:value="203" calcext:value-type="float">
            <text:p>203</text:p>
          </table:table-cell>
          <table:table-cell table:style-name="ce27" table:formula="of:=[.C208]+[.D208]" office:value-type="float" office:value="9979949588.74476" calcext:value-type="float">
            <text:p>9979949588,7448</text:p>
          </table:table-cell>
          <table:table-cell table:style-name="ce36" table:formula="of:=[.$B$4]*(([.$D$4]-[.$C208])/[.$D$4])*[.C209]" office:value-type="float" office:value="835195.039973772" calcext:value-type="float">
            <text:p>835195,0400</text:p>
          </table:table-cell>
          <table:table-cell table:style-name="ce47" table:formula="of:=[.D209]/2629746" office:value-type="float" office:value="0.317595326686977" calcext:value-type="float">
            <text:p>0,3176</text:p>
          </table:table-cell>
          <table:table-cell table:style-name="ce45" table:formula="of:=[.F208]+30" office:value-type="date" office:date-value="2041-04-05" calcext:value-type="date">
            <text:p>2041-04-05</text:p>
          </table:table-cell>
        </table:table-row>
        <table:table-row table:style-name="ro1">
          <table:covered-table-cell table:style-name="ce6" table:formula="of:=YEAR([.F210])-YEAR([.$E$4])+1" office:value-type="float" office:value="18" calcext:value-type="float">
            <text:p>18</text:p>
          </table:covered-table-cell>
          <table:table-cell table:style-name="ce29" table:formula="of:=[.B209]+1" office:value-type="float" office:value="204" calcext:value-type="float">
            <text:p>204</text:p>
          </table:table-cell>
          <table:table-cell table:style-name="ce27" table:formula="of:=[.C209]+[.D209]" office:value-type="float" office:value="9980784783.78473" calcext:value-type="float">
            <text:p>9980784783,7847</text:p>
          </table:table-cell>
          <table:table-cell table:style-name="ce36" table:formula="of:=[.$B$4]*(([.$D$4]-[.$C209])/[.$D$4])*[.C210]" office:value-type="float" office:value="800475.358259834" calcext:value-type="float">
            <text:p>800475,3583</text:p>
          </table:table-cell>
          <table:table-cell table:style-name="ce47" table:formula="of:=[.D210]/2629746" office:value-type="float" office:value="0.304392651708505" calcext:value-type="float">
            <text:p>0,3044</text:p>
          </table:table-cell>
          <table:table-cell table:style-name="ce45" table:formula="of:=[.F209]+30" office:value-type="date" office:date-value="2041-05-05" calcext:value-type="date">
            <text:p>2041-05-05</text:p>
          </table:table-cell>
        </table:table-row>
        <table:table-row table:style-name="ro1">
          <table:covered-table-cell table:style-name="ce6" table:formula="of:=YEAR([.F211])-YEAR([.$E$4])+1" office:value-type="float" office:value="18" calcext:value-type="float">
            <text:p>18</text:p>
          </table:covered-table-cell>
          <table:table-cell table:style-name="ce29" table:formula="of:=[.B210]+1" office:value-type="float" office:value="205" calcext:value-type="float">
            <text:p>205</text:p>
          </table:table-cell>
          <table:table-cell table:style-name="ce27" table:formula="of:=[.C210]+[.D210]" office:value-type="float" office:value="9981585259.14299" calcext:value-type="float">
            <text:p>9981585259,1430</text:p>
          </table:table-cell>
          <table:table-cell table:style-name="ce36" table:formula="of:=[.$B$4]*(([.$D$4]-[.$C210])/[.$D$4])*[.C211]" office:value-type="float" office:value="767193.275702301" calcext:value-type="float">
            <text:p>767193,2757</text:p>
          </table:table-cell>
          <table:table-cell table:style-name="ce47" table:formula="of:=[.D211]/2629746" office:value-type="float" office:value="0.291736645174972" calcext:value-type="float">
            <text:p>0,2917</text:p>
          </table:table-cell>
          <table:table-cell table:style-name="ce43" table:formula="of:=[.F210]+30" office:value-type="date" office:date-value="2041-06-04" calcext:value-type="date">
            <text:p>2041-06-04</text:p>
          </table:table-cell>
        </table:table-row>
        <table:table-row table:style-name="ro1">
          <table:covered-table-cell table:style-name="ce6" table:formula="of:=YEAR([.F212])-YEAR([.$E$4])+1" office:value-type="float" office:value="18" calcext:value-type="float">
            <text:p>18</text:p>
          </table:covered-table-cell>
          <table:table-cell table:style-name="ce29" table:formula="of:=[.B211]+1" office:value-type="float" office:value="206" calcext:value-type="float">
            <text:p>206</text:p>
          </table:table-cell>
          <table:table-cell table:style-name="ce27" table:formula="of:=[.C211]+[.D211]" office:value-type="float" office:value="9982352452.41869" calcext:value-type="float">
            <text:p>9982352452,4187</text:p>
          </table:table-cell>
          <table:table-cell table:style-name="ce36" table:formula="of:=[.$B$4]*(([.$D$4]-[.$C211])/[.$D$4])*[.C212]" office:value-type="float" office:value="735289.734218509" calcext:value-type="float">
            <text:p>735289,7342</text:p>
          </table:table-cell>
          <table:table-cell table:style-name="ce47" table:formula="of:=[.D212]/2629746" office:value-type="float" office:value="0.279604849372719" calcext:value-type="float">
            <text:p>0,2796</text:p>
          </table:table-cell>
          <table:table-cell table:style-name="ce44" table:formula="of:=[.F211]+30" office:value-type="date" office:date-value="2041-07-04" calcext:value-type="date">
            <text:p>2041-07-04</text:p>
          </table:table-cell>
        </table:table-row>
        <table:table-row table:style-name="ro1">
          <table:covered-table-cell table:style-name="ce6" table:formula="of:=YEAR([.F213])-YEAR([.$E$4])+1" office:value-type="float" office:value="18" calcext:value-type="float">
            <text:p>18</text:p>
          </table:covered-table-cell>
          <table:table-cell table:style-name="ce29" table:formula="of:=[.B212]+1" office:value-type="float" office:value="207" calcext:value-type="float">
            <text:p>207</text:p>
          </table:table-cell>
          <table:table-cell table:style-name="ce27" table:formula="of:=[.C212]+[.D212]" office:value-type="float" office:value="9983087742.15291" calcext:value-type="float">
            <text:p>9983087742,1529</text:p>
          </table:table-cell>
          <table:table-cell table:style-name="ce36" table:formula="of:=[.$B$4]*(([.$D$4]-[.$C212])/[.$D$4])*[.C213]" office:value-type="float" office:value="704708.063752079" calcext:value-type="float">
            <text:p>704708,0638</text:p>
          </table:table-cell>
          <table:table-cell table:style-name="ce47" table:formula="of:=[.D213]/2629746" office:value-type="float" office:value="0.267975714670572" calcext:value-type="float">
            <text:p>0,2680</text:p>
          </table:table-cell>
          <table:table-cell table:style-name="ce44" table:formula="of:=[.F212]+30" office:value-type="date" office:date-value="2041-08-03" calcext:value-type="date">
            <text:p>2041-08-03</text:p>
          </table:table-cell>
        </table:table-row>
        <table:table-row table:style-name="ro1">
          <table:covered-table-cell table:style-name="ce6" table:formula="of:=YEAR([.F214])-YEAR([.$E$4])+1" office:value-type="float" office:value="18" calcext:value-type="float">
            <text:p>18</text:p>
          </table:covered-table-cell>
          <table:table-cell table:style-name="ce29" table:formula="of:=[.B213]+1" office:value-type="float" office:value="208" calcext:value-type="float">
            <text:p>208</text:p>
          </table:table-cell>
          <table:table-cell table:style-name="ce27" table:formula="of:=[.C213]+[.D213]" office:value-type="float" office:value="9983792450.21666" calcext:value-type="float">
            <text:p>9983792450,2167</text:p>
          </table:table-cell>
          <table:table-cell table:style-name="ce36" table:formula="of:=[.$B$4]*(([.$D$4]-[.$C213])/[.$D$4])*[.C214]" office:value-type="float" office:value="675393.888839569" calcext:value-type="float">
            <text:p>675393,8888</text:p>
          </table:table-cell>
          <table:table-cell table:style-name="ce47" table:formula="of:=[.D214]/2629746" office:value-type="float" office:value="0.256828563990427" calcext:value-type="float">
            <text:p>0,2568</text:p>
          </table:table-cell>
          <table:table-cell table:style-name="ce44" table:formula="of:=[.F213]+30" office:value-type="date" office:date-value="2041-09-02" calcext:value-type="date">
            <text:p>2041-09-02</text:p>
          </table:table-cell>
        </table:table-row>
        <table:table-row table:style-name="ro1">
          <table:covered-table-cell table:style-name="ce6" table:formula="of:=YEAR([.F215])-YEAR([.$E$4])+1" office:value-type="float" office:value="18" calcext:value-type="float">
            <text:p>18</text:p>
          </table:covered-table-cell>
          <table:table-cell table:style-name="ce29" table:formula="of:=[.B214]+1" office:value-type="float" office:value="209" calcext:value-type="float">
            <text:p>209</text:p>
          </table:table-cell>
          <table:table-cell table:style-name="ce27" table:formula="of:=[.C214]+[.D214]" office:value-type="float" office:value="9984467844.1055" calcext:value-type="float">
            <text:p>9984467844,1055</text:p>
          </table:table-cell>
          <table:table-cell table:style-name="ce36" table:formula="of:=[.$B$4]*(([.$D$4]-[.$C214])/[.$D$4])*[.C215]" office:value-type="float" office:value="647295.038573931" calcext:value-type="float">
            <text:p>647295,0386</text:p>
          </table:table-cell>
          <table:table-cell table:style-name="ce47" table:formula="of:=[.D215]/2629746" office:value-type="float" office:value="0.246143558569509" calcext:value-type="float">
            <text:p>0,2461</text:p>
          </table:table-cell>
          <table:table-cell table:style-name="ce44" table:formula="of:=[.F214]+30" office:value-type="date" office:date-value="2041-10-02" calcext:value-type="date">
            <text:p>2041-10-02</text:p>
          </table:table-cell>
        </table:table-row>
        <table:table-row table:style-name="ro1">
          <table:covered-table-cell table:style-name="ce6" table:formula="of:=YEAR([.F216])-YEAR([.$E$4])+1" office:value-type="float" office:value="18" calcext:value-type="float">
            <text:p>18</text:p>
          </table:covered-table-cell>
          <table:table-cell table:style-name="ce29" table:formula="of:=[.B215]+1" office:value-type="float" office:value="210" calcext:value-type="float">
            <text:p>210</text:p>
          </table:table-cell>
          <table:table-cell table:style-name="ce27" table:formula="of:=[.C215]+[.D215]" office:value-type="float" office:value="9985115139.14408" calcext:value-type="float">
            <text:p>9985115139,1441</text:p>
          </table:table-cell>
          <table:table-cell table:style-name="ce36" table:formula="of:=[.$B$4]*(([.$D$4]-[.$C215])/[.$D$4])*[.C216]" office:value-type="float" office:value="620361.459862824" calcext:value-type="float">
            <text:p>620361,4599</text:p>
          </table:table-cell>
          <table:table-cell table:style-name="ce47" table:formula="of:=[.D216]/2629746" office:value-type="float" office:value="0.235901664975562" calcext:value-type="float">
            <text:p>0,2359</text:p>
          </table:table-cell>
          <table:table-cell table:style-name="ce44" table:formula="of:=[.F215]+30" office:value-type="date" office:date-value="2041-11-01" calcext:value-type="date">
            <text:p>2041-11-01</text:p>
          </table:table-cell>
        </table:table-row>
        <table:table-row table:style-name="ro1">
          <table:covered-table-cell table:style-name="ce6" table:formula="of:=YEAR([.F217])-YEAR([.$E$4])+1" office:value-type="float" office:value="18" calcext:value-type="float">
            <text:p>18</text:p>
          </table:covered-table-cell>
          <table:table-cell table:style-name="ce29" table:formula="of:=[.B216]+1" office:value-type="float" office:value="211" calcext:value-type="float">
            <text:p>211</text:p>
          </table:table-cell>
          <table:table-cell table:style-name="ce27" table:formula="of:=[.C216]+[.D216]" office:value-type="float" office:value="9985735500.60394" calcext:value-type="float">
            <text:p>9985735500,6039</text:p>
          </table:table-cell>
          <table:table-cell table:style-name="ce36" table:formula="of:=[.$B$4]*(([.$D$4]-[.$C216])/[.$D$4])*[.C217]" office:value-type="float" office:value="594545.133882225" calcext:value-type="float">
            <text:p>594545,1339</text:p>
          </table:table-cell>
          <table:table-cell table:style-name="ce47" table:formula="of:=[.D217]/2629746" office:value-type="float" office:value="0.226084623337092" calcext:value-type="float">
            <text:p>0,2261</text:p>
          </table:table-cell>
          <table:table-cell table:style-name="ce45" table:formula="of:=[.F216]+30" office:value-type="date" office:date-value="2041-12-01" calcext:value-type="date">
            <text:p>2041-12-01</text:p>
          </table:table-cell>
        </table:table-row>
        <table:table-row table:style-name="ro1">
          <table:covered-table-cell table:style-name="ce9" table:formula="of:=YEAR([.F218])-YEAR([.$E$4])+1" office:value-type="float" office:value="18" calcext:value-type="float">
            <text:p>18</text:p>
          </table:covered-table-cell>
          <table:table-cell table:style-name="ce30" table:formula="of:=[.B217]+1" office:value-type="float" office:value="212" calcext:value-type="float">
            <text:p>212</text:p>
          </table:table-cell>
          <table:table-cell table:style-name="ce34" table:formula="of:=[.C217]+[.D217]" office:value-type="float" office:value="9986330045.73782" calcext:value-type="float">
            <text:p>9986330045,7378</text:p>
          </table:table-cell>
          <table:table-cell table:style-name="ce38" table:formula="of:=[.$B$4]*(([.$D$4]-[.$C217])/[.$D$4])*[.C218]" office:value-type="float" office:value="569799.99562517" calcext:value-type="float">
            <text:p>569799,9956</text:p>
          </table:table-cell>
          <table:table-cell table:style-name="ce48" table:formula="of:=[.D218]/2629746" office:value-type="float" office:value="0.21667491675058" calcext:value-type="float">
            <text:p>0,2167</text:p>
          </table:table-cell>
          <table:table-cell table:style-name="ce45" table:formula="of:=[.F217]+30" office:value-type="date" office:date-value="2041-12-31" calcext:value-type="date">
            <text:p>2041-12-31</text:p>
          </table:table-cell>
        </table:table-row>
        <table:table-row table:style-name="ro1">
          <table:table-cell table:style-name="ce5" table:formula="of:=YEAR([.F219])-YEAR([.$E$4])+1" office:value-type="float" office:value="19" calcext:value-type="float" table:number-columns-spanned="1" table:number-rows-spanned="12">
            <text:p>19</text:p>
          </table:table-cell>
          <table:table-cell table:style-name="ce28" table:formula="of:=[.B218]+1" office:value-type="float" office:value="213" calcext:value-type="float">
            <text:p>213</text:p>
          </table:table-cell>
          <table:table-cell table:style-name="ce27" table:formula="of:=[.C218]+[.D218]" office:value-type="float" office:value="9986899845.73345" calcext:value-type="float">
            <text:p>9986899845,7335</text:p>
          </table:table-cell>
          <table:table-cell table:style-name="ce36" table:formula="of:=[.$B$4]*(([.$D$4]-[.$C218])/[.$D$4])*[.C219]" office:value-type="float" office:value="546081.856448532" calcext:value-type="float">
            <text:p>546081,8564</text:p>
          </table:table-cell>
          <table:table-cell table:style-name="ce47" table:formula="of:=[.D219]/2629746" office:value-type="float" office:value="0.20765574182774" calcext:value-type="float">
            <text:p>0,2077</text:p>
          </table:table-cell>
          <table:table-cell table:style-name="ce43" table:formula="of:=[.F218]+30" office:value-type="date" office:date-value="2042-01-30" calcext:value-type="date">
            <text:p>2042-01-30</text:p>
          </table:table-cell>
        </table:table-row>
        <table:table-row table:style-name="ro1">
          <table:covered-table-cell table:style-name="ce6" table:formula="of:=YEAR([.F220])-YEAR([.$E$4])+1" office:value-type="float" office:value="19" calcext:value-type="float">
            <text:p>19</text:p>
          </table:covered-table-cell>
          <table:table-cell table:style-name="ce29" table:formula="of:=[.B219]+1" office:value-type="float" office:value="214" calcext:value-type="float">
            <text:p>214</text:p>
          </table:table-cell>
          <table:table-cell table:style-name="ce27" table:formula="of:=[.C219]+[.D219]" office:value-type="float" office:value="9987445927.5899" calcext:value-type="float">
            <text:p>9987445927,5899</text:p>
          </table:table-cell>
          <table:table-cell table:style-name="ce36" table:formula="of:=[.$B$4]*(([.$D$4]-[.$C219])/[.$D$4])*[.C220]" office:value-type="float" office:value="523348.329521172" calcext:value-type="float">
            <text:p>523348,3295</text:p>
          </table:table-cell>
          <table:table-cell table:style-name="ce47" table:formula="of:=[.D220]/2629746" office:value-type="float" office:value="0.199010980346076" calcext:value-type="float">
            <text:p>0,1990</text:p>
          </table:table-cell>
          <table:table-cell table:style-name="ce44" table:formula="of:=[.F219]+30" office:value-type="date" office:date-value="2042-03-01" calcext:value-type="date">
            <text:p>2042-03-01</text:p>
          </table:table-cell>
        </table:table-row>
        <table:table-row table:style-name="ro1">
          <table:covered-table-cell table:style-name="ce6" table:formula="of:=YEAR([.F221])-YEAR([.$E$4])+1" office:value-type="float" office:value="19" calcext:value-type="float">
            <text:p>19</text:p>
          </table:covered-table-cell>
          <table:table-cell table:style-name="ce29" table:formula="of:=[.B220]+1" office:value-type="float" office:value="215" calcext:value-type="float">
            <text:p>215</text:p>
          </table:table-cell>
          <table:table-cell table:style-name="ce27" table:formula="of:=[.C220]+[.D220]" office:value-type="float" office:value="9987969275.91942" calcext:value-type="float">
            <text:p>9987969275,9194</text:p>
          </table:table-cell>
          <table:table-cell table:style-name="ce36" table:formula="of:=[.$B$4]*(([.$D$4]-[.$C220])/[.$D$4])*[.C221]" office:value-type="float" office:value="501558.758079176" calcext:value-type="float">
            <text:p>501558,7581</text:p>
          </table:table-cell>
          <table:table-cell table:style-name="ce47" table:formula="of:=[.D221]/2629746" office:value-type="float" office:value="0.190725171966865" calcext:value-type="float">
            <text:p>0,1907</text:p>
          </table:table-cell>
          <table:table-cell table:style-name="ce44" table:formula="of:=[.F220]+30" office:value-type="date" office:date-value="2042-03-31" calcext:value-type="date">
            <text:p>2042-03-31</text:p>
          </table:table-cell>
        </table:table-row>
        <table:table-row table:style-name="ro1">
          <table:covered-table-cell table:style-name="ce6" table:formula="of:=YEAR([.F222])-YEAR([.$E$4])+1" office:value-type="float" office:value="19" calcext:value-type="float">
            <text:p>19</text:p>
          </table:covered-table-cell>
          <table:table-cell table:style-name="ce29" table:formula="of:=[.B221]+1" office:value-type="float" office:value="216" calcext:value-type="float">
            <text:p>216</text:p>
          </table:table-cell>
          <table:table-cell table:style-name="ce27" table:formula="of:=[.C221]+[.D221]" office:value-type="float" office:value="9988470834.6775" calcext:value-type="float">
            <text:p>9988470834,6775</text:p>
          </table:table-cell>
          <table:table-cell table:style-name="ce36" table:formula="of:=[.$B$4]*(([.$D$4]-[.$C221])/[.$D$4])*[.C222]" office:value-type="float" office:value="480674.146395845" calcext:value-type="float">
            <text:p>480674,1464</text:p>
          </table:table-cell>
          <table:table-cell table:style-name="ce47" table:formula="of:=[.D222]/2629746" office:value-type="float" office:value="0.182783487985473" calcext:value-type="float">
            <text:p>0,1828</text:p>
          </table:table-cell>
          <table:table-cell table:style-name="ce44" table:formula="of:=[.F221]+30" office:value-type="date" office:date-value="2042-04-30" calcext:value-type="date">
            <text:p>2042-04-30</text:p>
          </table:table-cell>
        </table:table-row>
        <table:table-row table:style-name="ro1">
          <table:covered-table-cell table:style-name="ce6" table:formula="of:=YEAR([.F223])-YEAR([.$E$4])+1" office:value-type="float" office:value="19" calcext:value-type="float">
            <text:p>19</text:p>
          </table:covered-table-cell>
          <table:table-cell table:style-name="ce29" table:formula="of:=[.B222]+1" office:value-type="float" office:value="217" calcext:value-type="float">
            <text:p>217</text:p>
          </table:table-cell>
          <table:table-cell table:style-name="ce27" table:formula="of:=[.C222]+[.D222]" office:value-type="float" office:value="9988951508.82389" calcext:value-type="float">
            <text:p>9988951508,8239</text:p>
          </table:table-cell>
          <table:table-cell table:style-name="ce36" table:formula="of:=[.$B$4]*(([.$D$4]-[.$C222])/[.$D$4])*[.C223]" office:value-type="float" office:value="460657.093374827" calcext:value-type="float">
            <text:p>460657,0934</text:p>
          </table:table-cell>
          <table:table-cell table:style-name="ce47" table:formula="of:=[.D223]/2629746" office:value-type="float" office:value="0.175171706079153" calcext:value-type="float">
            <text:p>0,1752</text:p>
          </table:table-cell>
          <table:table-cell table:style-name="ce44" table:formula="of:=[.F222]+30" office:value-type="date" office:date-value="2042-05-30" calcext:value-type="date">
            <text:p>2042-05-30</text:p>
          </table:table-cell>
        </table:table-row>
        <table:table-row table:style-name="ro1">
          <table:covered-table-cell table:style-name="ce6" table:formula="of:=YEAR([.F224])-YEAR([.$E$4])+1" office:value-type="float" office:value="19" calcext:value-type="float">
            <text:p>19</text:p>
          </table:covered-table-cell>
          <table:table-cell table:style-name="ce29" table:formula="of:=[.B223]+1" office:value-type="float" office:value="218" calcext:value-type="float">
            <text:p>218</text:p>
          </table:table-cell>
          <table:table-cell table:style-name="ce27" table:formula="of:=[.C223]+[.D223]" office:value-type="float" office:value="9989412165.91727" calcext:value-type="float">
            <text:p>9989412165,9173</text:p>
          </table:table-cell>
          <table:table-cell table:style-name="ce36" table:formula="of:=[.$B$4]*(([.$D$4]-[.$C223])/[.$D$4])*[.C224]" office:value-type="float" office:value="441471.728678548" calcext:value-type="float">
            <text:p>441471,7287</text:p>
          </table:table-cell>
          <table:table-cell table:style-name="ce47" table:formula="of:=[.D224]/2629746" office:value-type="float" office:value="0.167876186018934" calcext:value-type="float">
            <text:p>0,1679</text:p>
          </table:table-cell>
          <table:table-cell table:style-name="ce44" table:formula="of:=[.F223]+30" office:value-type="date" office:date-value="2042-06-29" calcext:value-type="date">
            <text:p>2042-06-29</text:p>
          </table:table-cell>
        </table:table-row>
        <table:table-row table:style-name="ro1">
          <table:covered-table-cell table:style-name="ce6" table:formula="of:=YEAR([.F225])-YEAR([.$E$4])+1" office:value-type="float" office:value="19" calcext:value-type="float">
            <text:p>19</text:p>
          </table:covered-table-cell>
          <table:table-cell table:style-name="ce29" table:formula="of:=[.B224]+1" office:value-type="float" office:value="219" calcext:value-type="float">
            <text:p>219</text:p>
          </table:table-cell>
          <table:table-cell table:style-name="ce27" table:formula="of:=[.C224]+[.D224]" office:value-type="float" office:value="9989853637.64595" calcext:value-type="float">
            <text:p>9989853637,6460</text:p>
          </table:table-cell>
          <table:table-cell table:style-name="ce36" table:formula="of:=[.$B$4]*(([.$D$4]-[.$C224])/[.$D$4])*[.C225]" office:value-type="float" office:value="423083.651304734" calcext:value-type="float">
            <text:p>423083,6513</text:p>
          </table:table-cell>
          <table:table-cell table:style-name="ce47" table:formula="of:=[.D225]/2629746" office:value-type="float" office:value="0.160883846312432" calcext:value-type="float">
            <text:p>0,1609</text:p>
          </table:table-cell>
          <table:table-cell table:style-name="ce45" table:formula="of:=[.F224]+30" office:value-type="date" office:date-value="2042-07-29" calcext:value-type="date">
            <text:p>2042-07-29</text:p>
          </table:table-cell>
        </table:table-row>
        <table:table-row table:style-name="ro1">
          <table:covered-table-cell table:style-name="ce6" table:formula="of:=YEAR([.F226])-YEAR([.$E$4])+1" office:value-type="float" office:value="19" calcext:value-type="float">
            <text:p>19</text:p>
          </table:covered-table-cell>
          <table:table-cell table:style-name="ce29" table:formula="of:=[.B225]+1" office:value-type="float" office:value="220" calcext:value-type="float">
            <text:p>220</text:p>
          </table:table-cell>
          <table:table-cell table:style-name="ce27" table:formula="of:=[.C225]+[.D225]" office:value-type="float" office:value="9990276721.29725" calcext:value-type="float">
            <text:p>9990276721,2973</text:p>
          </table:table-cell>
          <table:table-cell table:style-name="ce36" table:formula="of:=[.$B$4]*(([.$D$4]-[.$C225])/[.$D$4])*[.C226]" office:value-type="float" office:value="405459.870526266" calcext:value-type="float">
            <text:p>405459,8705</text:p>
          </table:table-cell>
          <table:table-cell table:style-name="ce47" table:formula="of:=[.D226]/2629746" office:value-type="float" office:value="0.15418214174535" calcext:value-type="float">
            <text:p>0,1542</text:p>
          </table:table-cell>
          <table:table-cell table:style-name="ce45" table:formula="of:=[.F225]+30" office:value-type="date" office:date-value="2042-08-28" calcext:value-type="date">
            <text:p>2042-08-28</text:p>
          </table:table-cell>
        </table:table-row>
        <table:table-row table:style-name="ro1">
          <table:covered-table-cell table:style-name="ce6" table:formula="of:=YEAR([.F227])-YEAR([.$E$4])+1" office:value-type="float" office:value="19" calcext:value-type="float">
            <text:p>19</text:p>
          </table:covered-table-cell>
          <table:table-cell table:style-name="ce29" table:formula="of:=[.B226]+1" office:value-type="float" office:value="221" calcext:value-type="float">
            <text:p>221</text:p>
          </table:table-cell>
          <table:table-cell table:style-name="ce27" table:formula="of:=[.C226]+[.D226]" office:value-type="float" office:value="9990682181.16777" calcext:value-type="float">
            <text:p>9990682181,1678</text:p>
          </table:table-cell>
          <table:table-cell table:style-name="ce36" table:formula="of:=[.$B$4]*(([.$D$4]-[.$C226])/[.$D$4])*[.C227]" office:value-type="float" office:value="388568.749112416" calcext:value-type="float">
            <text:p>388568,7491</text:p>
          </table:table-cell>
          <table:table-cell table:style-name="ce47" table:formula="of:=[.D227]/2629746" office:value-type="float" office:value="0.147759041790506" calcext:value-type="float">
            <text:p>0,1478</text:p>
          </table:table-cell>
          <table:table-cell table:style-name="ce43" table:formula="of:=[.F226]+30" office:value-type="date" office:date-value="2042-09-27" calcext:value-type="date">
            <text:p>2042-09-27</text:p>
          </table:table-cell>
        </table:table-row>
        <table:table-row table:style-name="ro1">
          <table:covered-table-cell table:style-name="ce6" table:formula="of:=YEAR([.F228])-YEAR([.$E$4])+1" office:value-type="float" office:value="19" calcext:value-type="float">
            <text:p>19</text:p>
          </table:covered-table-cell>
          <table:table-cell table:style-name="ce29" table:formula="of:=[.B227]+1" office:value-type="float" office:value="222" calcext:value-type="float">
            <text:p>222</text:p>
          </table:table-cell>
          <table:table-cell table:style-name="ce27" table:formula="of:=[.C227]+[.D227]" office:value-type="float" office:value="9991070749.91689" calcext:value-type="float">
            <text:p>9991070749,9169</text:p>
          </table:table-cell>
          <table:table-cell table:style-name="ce36" table:formula="of:=[.$B$4]*(([.$D$4]-[.$C227])/[.$D$4])*[.C228]" office:value-type="float" office:value="372379.948750704" calcext:value-type="float">
            <text:p>372379,9488</text:p>
          </table:table-cell>
          <table:table-cell table:style-name="ce47" table:formula="of:=[.D228]/2629746" office:value-type="float" office:value="0.141603009853691" calcext:value-type="float">
            <text:p>0,1416</text:p>
          </table:table-cell>
          <table:table-cell table:style-name="ce44" table:formula="of:=[.F227]+30" office:value-type="date" office:date-value="2042-10-27" calcext:value-type="date">
            <text:p>2042-10-27</text:p>
          </table:table-cell>
        </table:table-row>
        <table:table-row table:style-name="ro1">
          <table:covered-table-cell table:style-name="ce6" table:formula="of:=YEAR([.F229])-YEAR([.$E$4])+1" office:value-type="float" office:value="19" calcext:value-type="float">
            <text:p>19</text:p>
          </table:covered-table-cell>
          <table:table-cell table:style-name="ce29" table:formula="of:=[.B228]+1" office:value-type="float" office:value="223" calcext:value-type="float">
            <text:p>223</text:p>
          </table:table-cell>
          <table:table-cell table:style-name="ce27" table:formula="of:=[.C228]+[.D228]" office:value-type="float" office:value="9991443129.86564" calcext:value-type="float">
            <text:p>9991443129,8656</text:p>
          </table:table-cell>
          <table:table-cell table:style-name="ce36" table:formula="of:=[.$B$4]*(([.$D$4]-[.$C228])/[.$D$4])*[.C229]" office:value-type="float" office:value="356864.377591075" calcext:value-type="float">
            <text:p>356864,3776</text:p>
          </table:table-cell>
          <table:table-cell table:style-name="ce47" table:formula="of:=[.D229]/2629746" office:value-type="float" office:value="0.135702983326555" calcext:value-type="float">
            <text:p>0,1357</text:p>
          </table:table-cell>
          <table:table-cell table:style-name="ce44" table:formula="of:=[.F228]+30" office:value-type="date" office:date-value="2042-11-26" calcext:value-type="date">
            <text:p>2042-11-26</text:p>
          </table:table-cell>
        </table:table-row>
        <table:table-row table:style-name="ro1">
          <table:covered-table-cell table:style-name="ce9" table:formula="of:=YEAR([.F230])-YEAR([.$E$4])+1" office:value-type="float" office:value="19" calcext:value-type="float">
            <text:p>19</text:p>
          </table:covered-table-cell>
          <table:table-cell table:style-name="ce30" table:formula="of:=[.B229]+1" office:value-type="float" office:value="224" calcext:value-type="float">
            <text:p>224</text:p>
          </table:table-cell>
          <table:table-cell table:style-name="ce34" table:formula="of:=[.C229]+[.D229]" office:value-type="float" office:value="9991799994.24323" calcext:value-type="float">
            <text:p>9991799994,2432</text:p>
          </table:table-cell>
          <table:table-cell table:style-name="ce38" table:formula="of:=[.$B$4]*(([.$D$4]-[.$C229])/[.$D$4])*[.C230]" office:value-type="float" office:value="341994.139837004" calcext:value-type="float">
            <text:p>341994,1398</text:p>
          </table:table-cell>
          <table:table-cell table:style-name="ce48" table:formula="of:=[.D230]/2629746" office:value-type="float" office:value="0.130048354417881" calcext:value-type="float">
            <text:p>0,1300</text:p>
          </table:table-cell>
          <table:table-cell table:style-name="ce45" table:formula="of:=[.F229]+30" office:value-type="date" office:date-value="2042-12-26" calcext:value-type="date">
            <text:p>2042-12-26</text:p>
          </table:table-cell>
        </table:table-row>
        <table:table-row table:style-name="ro1">
          <table:table-cell table:style-name="ce5" table:formula="of:=YEAR([.F231])-YEAR([.$E$4])+1" office:value-type="float" office:value="20" calcext:value-type="float" table:number-columns-spanned="1" table:number-rows-spanned="12">
            <text:p>20</text:p>
          </table:table-cell>
          <table:table-cell table:style-name="ce28" table:formula="of:=[.B230]+1" office:value-type="float" office:value="225" calcext:value-type="float">
            <text:p>225</text:p>
          </table:table-cell>
          <table:table-cell table:style-name="ce27" table:formula="of:=[.C230]+[.D230]" office:value-type="float" office:value="9992141988.38307" calcext:value-type="float">
            <text:p>9992141988,3831</text:p>
          </table:table-cell>
          <table:table-cell table:style-name="ce36" table:formula="of:=[.$B$4]*(([.$D$4]-[.$C230])/[.$D$4])*[.C231]" office:value-type="float" office:value="327742.487308861" calcext:value-type="float">
            <text:p>327742,4873</text:p>
          </table:table-cell>
          <table:table-cell table:style-name="ce47" table:formula="of:=[.D231]/2629746" office:value-type="float" office:value="0.124628951734829" calcext:value-type="float">
            <text:p>0,1246</text:p>
          </table:table-cell>
          <table:table-cell table:style-name="ce43" table:formula="of:=[.F230]+30" office:value-type="date" office:date-value="2043-01-25" calcext:value-type="date">
            <text:p>2043-01-25</text:p>
          </table:table-cell>
        </table:table-row>
        <table:table-row table:style-name="ro1">
          <table:covered-table-cell table:style-name="ce6" table:formula="of:=YEAR([.F232])-YEAR([.$E$4])+1" office:value-type="float" office:value="20" calcext:value-type="float">
            <text:p>20</text:p>
          </table:covered-table-cell>
          <table:table-cell table:style-name="ce29" table:formula="of:=[.B231]+1" office:value-type="float" office:value="226" calcext:value-type="float">
            <text:p>226</text:p>
          </table:table-cell>
          <table:table-cell table:style-name="ce27" table:formula="of:=[.C231]+[.D231]" office:value-type="float" office:value="9992469730.87037" calcext:value-type="float">
            <text:p>9992469730,8704</text:p>
          </table:table-cell>
          <table:table-cell table:style-name="ce36" table:formula="of:=[.$B$4]*(([.$D$4]-[.$C231])/[.$D$4])*[.C232]" office:value-type="float" office:value="314083.772908156" calcext:value-type="float">
            <text:p>314083,7729</text:p>
          </table:table-cell>
          <table:table-cell table:style-name="ce47" table:formula="of:=[.D232]/2629746" office:value-type="float" office:value="0.119435022587032" calcext:value-type="float">
            <text:p>0,1194</text:p>
          </table:table-cell>
          <table:table-cell table:style-name="ce44" table:formula="of:=[.F231]+30" office:value-type="date" office:date-value="2043-02-24" calcext:value-type="date">
            <text:p>2043-02-24</text:p>
          </table:table-cell>
        </table:table-row>
        <table:table-row table:style-name="ro1">
          <table:covered-table-cell table:style-name="ce6" table:formula="of:=YEAR([.F233])-YEAR([.$E$4])+1" office:value-type="float" office:value="20" calcext:value-type="float">
            <text:p>20</text:p>
          </table:covered-table-cell>
          <table:table-cell table:style-name="ce29" table:formula="of:=[.B232]+1" office:value-type="float" office:value="227" calcext:value-type="float">
            <text:p>227</text:p>
          </table:table-cell>
          <table:table-cell table:style-name="ce27" table:formula="of:=[.C232]+[.D232]" office:value-type="float" office:value="9992783814.64328" calcext:value-type="float">
            <text:p>9992783814,6433</text:p>
          </table:table-cell>
          <table:table-cell table:style-name="ce36" table:formula="of:=[.$B$4]*(([.$D$4]-[.$C232])/[.$D$4])*[.C233]" office:value-type="float" office:value="300993.405913711" calcext:value-type="float">
            <text:p>300993,4059</text:p>
          </table:table-cell>
          <table:table-cell table:style-name="ce47" table:formula="of:=[.D233]/2629746" office:value-type="float" office:value="0.11445721598729" calcext:value-type="float">
            <text:p>0,1145</text:p>
          </table:table-cell>
          <table:table-cell table:style-name="ce45" table:formula="of:=[.F232]+30" office:value-type="date" office:date-value="2043-03-26" calcext:value-type="date">
            <text:p>2043-03-26</text:p>
          </table:table-cell>
        </table:table-row>
        <table:table-row table:style-name="ro1">
          <table:covered-table-cell table:style-name="ce6" table:formula="of:=YEAR([.F234])-YEAR([.$E$4])+1" office:value-type="float" office:value="20" calcext:value-type="float">
            <text:p>20</text:p>
          </table:covered-table-cell>
          <table:table-cell table:style-name="ce29" table:formula="of:=[.B233]+1" office:value-type="float" office:value="228" calcext:value-type="float">
            <text:p>228</text:p>
          </table:table-cell>
          <table:table-cell table:style-name="ce27" table:formula="of:=[.C233]+[.D233]" office:value-type="float" office:value="9993084808.0492" calcext:value-type="float">
            <text:p>9993084808,0492</text:p>
          </table:table-cell>
          <table:table-cell table:style-name="ce36" table:formula="of:=[.$B$4]*(([.$D$4]-[.$C233])/[.$D$4])*[.C234]" office:value-type="float" office:value="288447.809041145" calcext:value-type="float">
            <text:p>288447,8090</text:p>
          </table:table-cell>
          <table:table-cell table:style-name="ce47" table:formula="of:=[.D234]/2629746" office:value-type="float" office:value="0.10968656632281" calcext:value-type="float">
            <text:p>0,1097</text:p>
          </table:table-cell>
          <table:table-cell table:style-name="ce45" table:formula="of:=[.F233]+30" office:value-type="date" office:date-value="2043-04-25" calcext:value-type="date">
            <text:p>2043-04-25</text:p>
          </table:table-cell>
        </table:table-row>
        <table:table-row table:style-name="ro1">
          <table:covered-table-cell table:style-name="ce6" table:formula="of:=YEAR([.F235])-YEAR([.$E$4])+1" office:value-type="float" office:value="20" calcext:value-type="float">
            <text:p>20</text:p>
          </table:covered-table-cell>
          <table:table-cell table:style-name="ce29" table:formula="of:=[.B234]+1" office:value-type="float" office:value="229" calcext:value-type="float">
            <text:p>229</text:p>
          </table:table-cell>
          <table:table-cell table:style-name="ce27" table:formula="of:=[.C234]+[.D234]" office:value-type="float" office:value="9993373255.85824" calcext:value-type="float">
            <text:p>9993373255,8582</text:p>
          </table:table-cell>
          <table:table-cell table:style-name="ce36" table:formula="of:=[.$B$4]*(([.$D$4]-[.$C234])/[.$D$4])*[.C235]" office:value-type="float" office:value="276424.377201154" calcext:value-type="float">
            <text:p>276424,3772</text:p>
          </table:table-cell>
          <table:table-cell table:style-name="ce47" table:formula="of:=[.D235]/2629746" office:value-type="float" office:value="0.105114477672427" calcext:value-type="float">
            <text:p>0,1051</text:p>
          </table:table-cell>
          <table:table-cell table:style-name="ce43" table:formula="of:=[.F234]+30" office:value-type="date" office:date-value="2043-05-25" calcext:value-type="date">
            <text:p>2043-05-25</text:p>
          </table:table-cell>
        </table:table-row>
        <table:table-row table:style-name="ro1">
          <table:covered-table-cell table:style-name="ce6" table:formula="of:=YEAR([.F236])-YEAR([.$E$4])+1" office:value-type="float" office:value="20" calcext:value-type="float">
            <text:p>20</text:p>
          </table:covered-table-cell>
          <table:table-cell table:style-name="ce29" table:formula="of:=[.B235]+1" office:value-type="float" office:value="230" calcext:value-type="float">
            <text:p>230</text:p>
          </table:table-cell>
          <table:table-cell table:style-name="ce27" table:formula="of:=[.C235]+[.D235]" office:value-type="float" office:value="9993649680.23544" calcext:value-type="float">
            <text:p>9993649680,2354</text:p>
          </table:table-cell>
          <table:table-cell table:style-name="ce36" table:formula="of:=[.$B$4]*(([.$D$4]-[.$C235])/[.$D$4])*[.C236]" office:value-type="float" office:value="264901.437893279" calcext:value-type="float">
            <text:p>264901,4379</text:p>
          </table:table-cell>
          <table:table-cell table:style-name="ce47" table:formula="of:=[.D236]/2629746" office:value-type="float" office:value="0.100732708745742" calcext:value-type="float">
            <text:p>0,1007</text:p>
          </table:table-cell>
          <table:table-cell table:style-name="ce44" table:formula="of:=[.F235]+30" office:value-type="date" office:date-value="2043-06-24" calcext:value-type="date">
            <text:p>2043-06-24</text:p>
          </table:table-cell>
        </table:table-row>
        <table:table-row table:style-name="ro1">
          <table:covered-table-cell table:style-name="ce6" table:formula="of:=YEAR([.F237])-YEAR([.$E$4])+1" office:value-type="float" office:value="20" calcext:value-type="float">
            <text:p>20</text:p>
          </table:covered-table-cell>
          <table:table-cell table:style-name="ce29" table:formula="of:=[.B236]+1" office:value-type="float" office:value="231" calcext:value-type="float">
            <text:p>231</text:p>
          </table:table-cell>
          <table:table-cell table:style-name="ce27" table:formula="of:=[.C236]+[.D236]" office:value-type="float" office:value="9993914581.67333" calcext:value-type="float">
            <text:p>9993914581,6733</text:p>
          </table:table-cell>
          <table:table-cell table:style-name="ce36" table:formula="of:=[.$B$4]*(([.$D$4]-[.$C236])/[.$D$4])*[.C237]" office:value-type="float" office:value="253858.213173326" calcext:value-type="float">
            <text:p>253858,2132</text:p>
          </table:table-cell>
          <table:table-cell table:style-name="ce47" table:formula="of:=[.D237]/2629746" office:value-type="float" office:value="0.0965333584206711" calcext:value-type="float">
            <text:p>0,0965</text:p>
          </table:table-cell>
          <table:table-cell table:style-name="ce44" table:formula="of:=[.F236]+30" office:value-type="date" office:date-value="2043-07-24" calcext:value-type="date">
            <text:p>2043-07-24</text:p>
          </table:table-cell>
        </table:table-row>
        <table:table-row table:style-name="ro1">
          <table:covered-table-cell table:style-name="ce6" table:formula="of:=YEAR([.F238])-YEAR([.$E$4])+1" office:value-type="float" office:value="20" calcext:value-type="float">
            <text:p>20</text:p>
          </table:covered-table-cell>
          <table:table-cell table:style-name="ce29" table:formula="of:=[.B237]+1" office:value-type="float" office:value="232" calcext:value-type="float">
            <text:p>232</text:p>
          </table:table-cell>
          <table:table-cell table:style-name="ce27" table:formula="of:=[.C237]+[.D237]" office:value-type="float" office:value="9994168439.8865" calcext:value-type="float">
            <text:p>9994168439,8865</text:p>
          </table:table-cell>
          <table:table-cell table:style-name="ce36" table:formula="of:=[.$B$4]*(([.$D$4]-[.$C237])/[.$D$4])*[.C238]" office:value-type="float" office:value="243274.783135561" calcext:value-type="float">
            <text:p>243274,7831</text:p>
          </table:table-cell>
          <table:table-cell table:style-name="ce47" table:formula="of:=[.D238]/2629746" office:value-type="float" office:value="0.0925088518570085" calcext:value-type="float">
            <text:p>0,0925</text:p>
          </table:table-cell>
          <table:table-cell table:style-name="ce44" table:formula="of:=[.F237]+30" office:value-type="date" office:date-value="2043-08-23" calcext:value-type="date">
            <text:p>2043-08-23</text:p>
          </table:table-cell>
        </table:table-row>
        <table:table-row table:style-name="ro1">
          <table:covered-table-cell table:style-name="ce6" table:formula="of:=YEAR([.F239])-YEAR([.$E$4])+1" office:value-type="float" office:value="20" calcext:value-type="float">
            <text:p>20</text:p>
          </table:covered-table-cell>
          <table:table-cell table:style-name="ce29" table:formula="of:=[.B238]+1" office:value-type="float" office:value="233" calcext:value-type="float">
            <text:p>233</text:p>
          </table:table-cell>
          <table:table-cell table:style-name="ce27" table:formula="of:=[.C238]+[.D238]" office:value-type="float" office:value="9994411714.66964" calcext:value-type="float">
            <text:p>9994411714,6697</text:p>
          </table:table-cell>
          <table:table-cell table:style-name="ce36" table:formula="of:=[.$B$4]*(([.$D$4]-[.$C238])/[.$D$4])*[.C239]" office:value-type="float" office:value="233132.050852454" calcext:value-type="float">
            <text:p>233132,0509</text:p>
          </table:table-cell>
          <table:table-cell table:style-name="ce47" table:formula="of:=[.D239]/2629746" office:value-type="float" office:value="0.0886519271642408" calcext:value-type="float">
            <text:p>0,0887</text:p>
          </table:table-cell>
          <table:table-cell table:style-name="ce44" table:formula="of:=[.F238]+30" office:value-type="date" office:date-value="2043-09-22" calcext:value-type="date">
            <text:p>2043-09-22</text:p>
          </table:table-cell>
        </table:table-row>
        <table:table-row table:style-name="ro1">
          <table:covered-table-cell table:style-name="ce6" table:formula="of:=YEAR([.F240])-YEAR([.$E$4])+1" office:value-type="float" office:value="20" calcext:value-type="float">
            <text:p>20</text:p>
          </table:covered-table-cell>
          <table:table-cell table:style-name="ce29" table:formula="of:=[.B239]+1" office:value-type="float" office:value="234" calcext:value-type="float">
            <text:p>234</text:p>
          </table:table-cell>
          <table:table-cell table:style-name="ce27" table:formula="of:=[.C239]+[.D239]" office:value-type="float" office:value="9994644846.72049" calcext:value-type="float">
            <text:p>9994644846,7205</text:p>
          </table:table-cell>
          <table:table-cell table:style-name="ce36" table:formula="of:=[.$B$4]*(([.$D$4]-[.$C239])/[.$D$4])*[.C240]" office:value-type="float" office:value="223411.708716285" calcext:value-type="float">
            <text:p>223411,7087</text:p>
          </table:table-cell>
          <table:table-cell table:style-name="ce47" table:formula="of:=[.D240]/2629746" office:value-type="float" office:value="0.0849556226024435" calcext:value-type="float">
            <text:p>0,0850</text:p>
          </table:table-cell>
          <table:table-cell table:style-name="ce44" table:formula="of:=[.F239]+30" office:value-type="date" office:date-value="2043-10-22" calcext:value-type="date">
            <text:p>2043-10-22</text:p>
          </table:table-cell>
        </table:table-row>
        <table:table-row table:style-name="ro1">
          <table:covered-table-cell table:style-name="ce6" table:formula="of:=YEAR([.F241])-YEAR([.$E$4])+1" office:value-type="float" office:value="20" calcext:value-type="float">
            <text:p>20</text:p>
          </table:covered-table-cell>
          <table:table-cell table:style-name="ce29" table:formula="of:=[.B240]+1" office:value-type="float" office:value="235" calcext:value-type="float">
            <text:p>235</text:p>
          </table:table-cell>
          <table:table-cell table:style-name="ce27" table:formula="of:=[.C240]+[.D240]" office:value-type="float" office:value="9994868258.42921" calcext:value-type="float">
            <text:p>9994868258,4292</text:p>
          </table:table-cell>
          <table:table-cell table:style-name="ce36" table:formula="of:=[.$B$4]*(([.$D$4]-[.$C240])/[.$D$4])*[.C241]" office:value-type="float" office:value="214096.206129458" calcext:value-type="float">
            <text:p>214096,2061</text:p>
          </table:table-cell>
          <table:table-cell table:style-name="ce47" table:formula="of:=[.D241]/2629746" office:value-type="float" office:value="0.0814132642960414" calcext:value-type="float">
            <text:p>0,0814</text:p>
          </table:table-cell>
          <table:table-cell table:style-name="ce45" table:formula="of:=[.F240]+30" office:value-type="date" office:date-value="2043-11-21" calcext:value-type="date">
            <text:p>2043-11-21</text:p>
          </table:table-cell>
        </table:table-row>
        <table:table-row table:style-name="ro1">
          <table:covered-table-cell table:style-name="ce9" table:formula="of:=YEAR([.F242])-YEAR([.$E$4])+1" office:value-type="float" office:value="20" calcext:value-type="float">
            <text:p>20</text:p>
          </table:covered-table-cell>
          <table:table-cell table:style-name="ce30" table:formula="of:=[.B241]+1" office:value-type="float" office:value="236" calcext:value-type="float">
            <text:p>236</text:p>
          </table:table-cell>
          <table:table-cell table:style-name="ce34" table:formula="of:=[.C241]+[.D241]" office:value-type="float" office:value="9995082354.63534" calcext:value-type="float">
            <text:p>9995082354,6353</text:p>
          </table:table-cell>
          <table:table-cell table:style-name="ce38" table:formula="of:=[.$B$4]*(([.$D$4]-[.$C241])/[.$D$4])*[.C242]" office:value-type="float" office:value="205168.718491057" calcext:value-type="float">
            <text:p>205168,7185</text:p>
          </table:table-cell>
          <table:table-cell table:style-name="ce48" table:formula="of:=[.D242]/2629746" office:value-type="float" office:value="0.0780184544404885" calcext:value-type="float">
            <text:p>0,0780</text:p>
          </table:table-cell>
          <table:table-cell table:style-name="ce45" table:formula="of:=[.F241]+30" office:value-type="date" office:date-value="2043-12-21" calcext:value-type="date">
            <text:p>2043-12-21</text:p>
          </table:table-cell>
        </table:table-row>
        <table:table-row table:style-name="ro1">
          <table:table-cell table:style-name="ce5" table:formula="of:=YEAR([.F243])-YEAR([.$E$4])+1" office:value-type="float" office:value="21" calcext:value-type="float" table:number-columns-spanned="1" table:number-rows-spanned="4">
            <text:p>21</text:p>
          </table:table-cell>
          <table:table-cell table:style-name="ce28" table:formula="of:=[.B242]+1" office:value-type="float" office:value="237" calcext:value-type="float">
            <text:p>237</text:p>
          </table:table-cell>
          <table:table-cell table:style-name="ce27" table:formula="of:=[.C242]+[.D242]" office:value-type="float" office:value="9995287523.35383" calcext:value-type="float">
            <text:p>9995287523,3538</text:p>
          </table:table-cell>
          <table:table-cell table:style-name="ce36" table:formula="of:=[.$B$4]*(([.$D$4]-[.$C242])/[.$D$4])*[.C243]" office:value-type="float" office:value="196613.117430746" calcext:value-type="float">
            <text:p>196613,1174</text:p>
          </table:table-cell>
          <table:table-cell table:style-name="ce47" table:formula="of:=[.D243]/2629746" office:value-type="float" office:value="0.0747650599832631" calcext:value-type="float">
            <text:p>0,0748</text:p>
          </table:table-cell>
          <table:table-cell table:style-name="ce43" table:formula="of:=[.F242]+30" office:value-type="date" office:date-value="2044-01-20" calcext:value-type="date">
            <text:p>2044-01-20</text:p>
          </table:table-cell>
        </table:table-row>
        <table:table-row table:style-name="ro1">
          <table:covered-table-cell table:style-name="ce6" table:formula="of:=YEAR([.F244])-YEAR([.$E$4])+1" office:value-type="float" office:value="21" calcext:value-type="float">
            <text:p>21</text:p>
          </table:covered-table-cell>
          <table:table-cell table:style-name="ce29" table:formula="of:=[.B243]+1" office:value-type="float" office:value="238" calcext:value-type="float">
            <text:p>238</text:p>
          </table:table-cell>
          <table:table-cell table:style-name="ce27" table:formula="of:=[.C243]+[.D243]" office:value-type="float" office:value="9995484136.47126" calcext:value-type="float">
            <text:p>9995484136,4713</text:p>
          </table:table-cell>
          <table:table-cell table:style-name="ce36" table:formula="of:=[.$B$4]*(([.$D$4]-[.$C243])/[.$D$4])*[.C244]" office:value-type="float" office:value="188413.942241197" calcext:value-type="float">
            <text:p>188413,9422</text:p>
          </table:table-cell>
          <table:table-cell table:style-name="ce47" table:formula="of:=[.D244]/2629746" office:value-type="float" office:value="0.0716472017606251" calcext:value-type="float">
            <text:p>0,0716</text:p>
          </table:table-cell>
          <table:table-cell table:style-name="ce44" table:formula="of:=[.F243]+30" office:value-type="date" office:date-value="2044-02-19" calcext:value-type="date">
            <text:p>2044-02-19</text:p>
          </table:table-cell>
        </table:table-row>
        <table:table-row table:style-name="ro1">
          <table:covered-table-cell table:style-name="ce6" table:formula="of:=YEAR([.F245])-YEAR([.$E$4])+1" office:value-type="float" office:value="21" calcext:value-type="float">
            <text:p>21</text:p>
          </table:covered-table-cell>
          <table:table-cell table:style-name="ce29" table:formula="of:=[.B244]+1" office:value-type="float" office:value="239" calcext:value-type="float">
            <text:p>239</text:p>
          </table:table-cell>
          <table:table-cell table:style-name="ce27" table:formula="of:=[.C244]+[.D244]" office:value-type="float" office:value="9995672550.4135" calcext:value-type="float">
            <text:p>9995672550,4135</text:p>
          </table:table-cell>
          <table:table-cell table:style-name="ce36" table:formula="of:=[.$B$4]*(([.$D$4]-[.$C244])/[.$D$4])*[.C245]" office:value-type="float" office:value="180556.372462557" calcext:value-type="float">
            <text:p>180556,3725</text:p>
          </table:table-cell>
          <table:table-cell table:style-name="ce47" table:formula="of:=[.D245]/2629746" office:value-type="float" office:value="0.0686592440724529" calcext:value-type="float">
            <text:p>0,0687</text:p>
          </table:table-cell>
          <table:table-cell table:style-name="ce44" table:formula="of:=[.F244]+30" office:value-type="date" office:date-value="2044-03-20" calcext:value-type="date">
            <text:p>2044-03-20</text:p>
          </table:table-cell>
        </table:table-row>
        <table:table-row table:style-name="ro1">
          <table:covered-table-cell table:style-name="ce9" table:formula="of:=YEAR([.F246])-YEAR([.$E$4])+1" office:value-type="float" office:value="21" calcext:value-type="float">
            <text:p>21</text:p>
          </table:covered-table-cell>
          <table:table-cell table:style-name="ce30" table:formula="of:=[.B245]+1" office:value-type="float" office:value="240" calcext:value-type="float">
            <text:p>240</text:p>
          </table:table-cell>
          <table:table-cell table:style-name="ce34" table:formula="of:=[.C245]+[.D245]" office:value-type="float" office:value="9995853106.78597" calcext:value-type="float">
            <text:p>9995853106,7860</text:p>
          </table:table-cell>
          <table:table-cell table:style-name="ce38" table:formula="of:=[.$B$4]*(([.$D$4]-[.$C245])/[.$D$4])*[.C246]" office:value-type="float" office:value="173026.201574633" calcext:value-type="float">
            <text:p>173026,2016</text:p>
          </table:table-cell>
          <table:table-cell table:style-name="ce48" table:formula="of:=[.D246]/2629746" office:value-type="float" office:value="0.0657957846783047" calcext:value-type="float">
            <text:p>0,0658</text:p>
          </table:table-cell>
          <table:table-cell table:style-name="ce45" table:formula="of:=[.F245]+30" office:value-type="date" office:date-value="2044-04-19" calcext:value-type="date">
            <text:p>2044-04-19</text:p>
          </table:table-cell>
        </table:table-row>
        <table:table-row table:style-name="ro1" table:number-rows-repeated="5">
          <table:table-cell table:style-name="ce11"/>
          <table:table-cell table:number-columns-repeated="5"/>
        </table:table-row>
        <table:table-row table:style-name="ro1" table:number-rows-repeated="104832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phs" table:style-name="ta1">
        <table:shapes>
          <draw:frame draw:z-index="0" draw:style-name="gr1" draw:text-style-name="P1" svg:width="12.122cm" svg:height="8.999cm" svg:x="0cm" svg:y="0cm">
            <draw:object draw:notify-on-update-of-ranges="Data.E5:Data.E5 Data.E6:Data.E2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12.758cm" svg:height="8.999cm" svg:x="11.956cm" svg:y="0.046cm">
            <draw:object draw:notify-on-update-of-ranges="Data.C5:Data.C5 Data.C6:Data.C2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 table:number-rows-repeated="2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17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>
      <style:text-properties fo:font-weight="bold"/>
    </style:style>
    <style:style style:name="Background" style:family="table-cell" style:parent-style-name="Default">
      <style:table-cell-properties fo:background-color="#000063"/>
      <style:text-properties fo:color="#f7ffff"/>
    </style:style>
    <style:style style:name="Card" style:family="table-cell" style:parent-style-name="Default">
      <style:table-cell-properties fo:background-color="#e8f7f7" style:text-align-source="fix" style:repeat-content="false" fo:wrap-option="wrap" fo:padding-bottom="0.035cm" fo:padding-left="0.035cm" fo:padding-right="0.335cm" fo:padding-top="0.035cm"/>
      <style:paragraph-properties fo:text-align="end"/>
      <style:text-properties fo:color="#005985" fo:font-weight="normal"/>
    </style:style>
    <style:style style:name="Input" style:family="table-cell" style:parent-style-name="Default" style:data-style-name="N10104">
      <style:table-cell-properties fo:border-bottom="1.11pt double #cccccc" style:border-line-width-bottom="0.002cm 0.035cm 0.002cm" fo:background-color="#f7ffff" style:cell-protect="none" style:print-content="true" style:text-align-source="value-type" style:repeat-content="false" fo:border-left="0.06pt solid #4c4c4c" fo:border-right="1.11pt double #cccccc" style:border-line-width-right="0.002cm 0.035cm 0.002cm" style:shadow="none" fo:border-top="0.06pt solid #4c4c4c"/>
    </style:style>
    <style:style style:name="Card_20_TL" style:display-name="Card TL" style:family="table-cell" style:parent-style-name="Card">
      <style:table-cell-properties fo:border-bottom="none" fo:border-left="0.06pt solid #000063" fo:border-right="none" fo:border-top="0.06pt solid #000063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63"/>
    </style:style>
    <style:style style:name="Card_20_TR" style:display-name="Card TR" style:family="table-cell" style:parent-style-name="Card">
      <style:table-cell-properties fo:border-bottom="none" fo:border-left="none" fo:border-right="0.06pt solid #000063" fo:border-top="0.06pt solid #000063"/>
    </style:style>
    <style:style style:name="Card_20_L" style:display-name="Card L" style:family="table-cell" style:parent-style-name="Card">
      <style:table-cell-properties fo:border-bottom="none" fo:border-left="0.06pt solid #000063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63" fo:border-top="none"/>
    </style:style>
    <style:style style:name="Card_20_B" style:display-name="Card B" style:family="table-cell" style:parent-style-name="Card">
      <style:table-cell-properties fo:border-bottom="0.06pt solid #000063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63" fo:border-left="0.06pt solid #000063" fo:border-right="none" fo:border-top="none"/>
    </style:style>
    <style:style style:name="Card_20_BR" style:display-name="Card BR" style:family="table-cell" style:parent-style-name="Card">
      <style:table-cell-properties fo:border-bottom="0.06pt solid #000063" fo:border-left="none" fo:border-right="0.06pt solid #000063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000000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2:59:59.817896571</meta:creation-date>
    <dc:date>2024-07-30T07:59:44.566766706</dc:date>
    <meta:editing-duration>PT41M49S</meta:editing-duration>
    <meta:editing-cycles>8</meta:editing-cycles>
    <meta:generator>LibreOffice/7.3.7.2$Linux_X86_64 LibreOffice_project/30$Build-2</meta:generator>
    <meta:document-statistic meta:table-count="2" meta:cell-count="1458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2dff73" draw:fill-color="#2dff7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23cm" svg:height="9cm" xlink:href=".." xlink:type="simple" chart:class="chart:line" chart:style-name="ch1">
        <chart:legend chart:legend-position="end" svg:x="8.556cm" svg:y="4.201cm" style:legend-expansion="high" chart:style-name="ch2"/>
        <chart:plot-area chart:style-name="ch3" table:cell-range-address="Data.E5:Data.E246" chart:data-source-has-labels="row" svg:x="0.242cm" svg:y="0.18cm" svg:width="8.072cm" svg:height="8.64cm">
          <chart:coordinate-region svg:x="1.71cm" svg:y="0.379cm" svg:width="6.60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E6:Data.E246" chart:label-cell-address="Data.E5:Data.E5" chart:class="chart:line">
            <chart:data-point chart:repeated="2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ken/Second</text:p>
                <draw:g>
                  <svg:desc>Data.E5:Data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.E6:Data.E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6895350349425">
                <text:p>13.68953503494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823582962005">
                <text:p>14.1823582962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6341515020842">
                <text:p>14.63415150208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958029833658">
                <text:p>15.09580298336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5674224154534">
                <text:p>15.56742241545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488871661746">
                <text:p>16.04888716617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4004340386">
                <text:p>16.54004340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0407052157533">
                <text:p>17.0407052157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5506528940427">
                <text:p>17.5506528940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0696312376897">
                <text:p>18.06963123768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5973478868817">
                <text:p>18.5973478868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1334717045385">
                <text:p>19.133471704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6776312204717">
                <text:p>19.67763122047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2294131549528">
                <text:p>20.2294131549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7883610395607">
                <text:p>20.7883610395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3539739542226">
                <text:p>21.35397395422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9257054003217">
                <text:p>21.9257054003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.5029623305838">
                <text:p>22.5029623305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0851043571581">
                <text:p>23.08510435715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6714431598319">
                <text:p>23.67144315983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2612421166512">
                <text:p>24.2612421166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853716179317">
                <text:p>24.853716179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4480320155645">
                <text:p>25.44803201556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.0433084402819">
                <text:p>26.04330844028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6386171563552">
                <text:p>26.6386171563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2329838251116">
                <text:p>27.23298382511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8253894847485">
                <text:p>27.8253894847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4147723332686">
                <text:p>28.4147723332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0000298901663">
                <text:p>29.00002989016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5800215484251">
                <text:p>29.5800215484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.1535715252914">
                <text:p>30.15357152529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7194722167805">
                <text:p>30.7194722167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.2764879569732">
                <text:p>31.27648795697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.8233591788897">
                <text:p>31.8233591788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.3588069691209">
                <text:p>32.3588069691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.8815380034965">
                <text:p>32.88153800349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3902498459307">
                <text:p>33.39024984593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.8836365872705">
                <text:p>33.88363658727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.3603947955616">
                <text:p>34.36039479556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.8192297437165">
                <text:p>34.8192297437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.2588618752175">
                <text:p>35.2588618752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.6780334633149">
                <text:p>35.67803346331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.0755154142815">
                <text:p>36.07551541428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.4501141607788">
                <text:p>36.45011416077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.8006785873773">
                <text:p>36.80067858737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.1261069268557">
                <text:p>37.12610692685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.4253535631966">
                <text:p>37.4253535631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6974356752675">
                <text:p>37.69743567526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.9414396541358">
                <text:p>37.94143965413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.1565272268568">
                <text:p>38.15652722685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.3419412204621">
                <text:p>38.34194122046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.4970109017885">
                <text:p>38.4970109017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.6211568317376">
                <text:p>38.6211568317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.713895176532">
                <text:p>38.71389517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.7748414235023">
                <text:p>38.7748414235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.8037134548479">
                <text:p>38.80371345484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.8003339395715">
                <text:p>38.8003339395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.7646320113093">
                <text:p>38.76463201130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.696644207929">
                <text:p>38.696644207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.596514657416">
                <text:p>38.5965146574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.4644945035637">
                <text:p>38.46449450356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.3009405741596">
                <text:p>38.30094057415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.1063133035506">
                <text:p>38.10631330355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8811739305075">
                <text:p>37.8811739305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.6261810010229">
                <text:p>37.62618100102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.3420862139083">
                <text:p>37.3420862139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.0297296546544">
                <text:p>37.0297296546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.6900344698544">
                <text:p>36.6900344698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.3240010404395">
                <text:p>36.32400104043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.9327007169548">
                <text:p>35.93270071695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.517269184029">
                <text:p>35.5172691840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0788995240303">
                <text:p>35.0788995240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.6188350516134">
                <text:p>34.61883505161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.1383619914758">
                <text:p>34.13836199147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.6388020711557">
                <text:p>33.63880207115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.1215050991926">
                <text:p>33.12150509919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.5878415964878">
                <text:p>32.58784159648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.0391955453412">
                <text:p>32.03919554534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.4769573165021">
                <text:p>31.47695731650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.902516829765">
                <text:p>30.902516829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.3172569982925">
                <text:p>30.3172569982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.7225475010726">
                <text:p>29.72254750107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1197389218513">
                <text:p>29.11973892185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5101572866356">
                <text:p>28.51015728663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7.8950990255667">
                <text:p>27.8950990255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.2758263787144">
                <text:p>27.2758263787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6535632592578">
                <text:p>26.65356325925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0294915816694">
                <text:p>26.02949158166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4047480569982">
                <text:p>25.40474805699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.7804214522114">
                <text:p>24.7804214522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1575503058525">
                <text:p>24.1575503058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5371210880552">
                <text:p>23.53712108805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.9200667892273">
                <text:p>22.92006678922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.3072659185156">
                <text:p>22.30726591851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.6995418904708">
                <text:p>21.6995418904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.0976627761556">
                <text:p>21.0976627761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5023413932513">
                <text:p>20.5023413932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9142357085077">
                <text:p>19.91423570850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3339495251034">
                <text:p>19.33394952510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7620334271235">
                <text:p>18.76203342712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1989859533612">
                <text:p>18.19898595336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645254972989">
                <text:p>17.6452549729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1012392362659">
                <text:p>17.10123923626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567290074323">
                <text:p>16.5672900743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043713223152">
                <text:p>16.0437132231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.5307707481709">
                <text:p>15.530770748170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.0286830471293">
                <text:p>15.02868304712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537630910598">
                <text:p>14.5376309105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0577576208395">
                <text:p>14.05775762083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5891710714452">
                <text:p>13.58917107144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1319458917287">
                <text:p>13.13194589172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6861255614577">
                <text:p>12.68612556145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251724503071">
                <text:p>12.2517245030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8287301400478">
                <text:p>11.82873014004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4171049115567">
                <text:p>11.41710491155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0167882349058">
                <text:p>11.01678823490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627698408627">
                <text:p>10.627698408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2497344502611">
                <text:p>10.24973445026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88277786405489">
                <text:p>9.882777864054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52669433483252">
                <text:p>9.52669433483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18133534527041">
                <text:p>9.181335345270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846539714679">
                <text:p>8.8465397146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52213505818063">
                <text:p>8.522135058180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20793916587591">
                <text:p>8.207939165875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90376130221077">
                <text:p>7.90376130221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6094034263001">
                <text:p>7.60940342630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2466133443377">
                <text:p>7.324661334433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04932572639294">
                <text:p>7.049325726392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78318319754329">
                <text:p>6.783183197543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.5260171589523">
                <text:p>6.52601715895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.277608688005">
                <text:p>6.277608688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.03773731217083">
                <text:p>6.0377373121708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80618172871029">
                <text:p>5.806181728710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8272046320522">
                <text:p>5.58272046320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36713246985828">
                <text:p>5.367132469858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15919767653828">
                <text:p>5.159197676538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5869747755124">
                <text:p>4.958697477551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765415177099">
                <text:p>4.7654151770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57913638634738">
                <text:p>4.5791363863473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39964937697085">
                <text:p>4.399649376970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22674539397074">
                <text:p>4.226745393970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06021893048296">
                <text:p>4.060218930482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89986796720091">
                <text:p>3.899867967200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4549417894149">
                <text:p>3.745494178941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5969031107799">
                <text:p>3.59690311077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45390432607128">
                <text:p>3.453904326071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31631152856892">
                <text:p>3.316311528568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18394266073818">
                <text:p>3.183942660738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05661998025502">
                <text:p>3.056619980255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93417011656818">
                <text:p>2.934170116568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81642410929605">
                <text:p>2.816424109296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70321743012353">
                <text:p>2.703217430123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9438998976046">
                <text:p>2.594389989760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48978613142307">
                <text:p>2.489786131423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38925461220342">
                <text:p>2.389254612203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29264857359842">
                <text:p>2.292648573598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19982550238031">
                <text:p>2.199825502380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11064718290638">
                <text:p>2.110647182906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02497964188281">
                <text:p>2.024979641882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94269308652183">
                <text:p>1.942693086521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8636618369574">
                <text:p>1.863661836957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8776425371578">
                <text:p>1.787764253715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1488266097227">
                <text:p>1.714882660972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49032662641">
                <text:p>1.64490326626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57771607727199">
                <text:p>1.57771607727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51321481622903">
                <text:p>1.513214816229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45129683246512">
                <text:p>1.451296832465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39186301354838">
                <text:p>1.391863013548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33481769544102">
                <text:p>1.334817695441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800685720467">
                <text:p>1.28006857204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2752660448837">
                <text:p>1.227526604488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177105930421">
                <text:p>1.1771059304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2872377365069">
                <text:p>1.128723773650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8230035430242">
                <text:p>1.0823003543024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3775879975068">
                <text:p>1.037758799750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95025056502184">
                <text:p>0.9950250565021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54027803196178">
                <text:p>0.9540278031961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1469836486712">
                <text:p>0.914698364867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76970628594473">
                <text:p>0.876970628594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40780960646339">
                <text:p>0.8407809606463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06068125208236">
                <text:p>0.8060681252082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727732047723">
                <text:p>0.77277320477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40839522249576">
                <text:p>0.7408395222495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10212564855628">
                <text:p>0.71021256485562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80839909808421">
                <text:p>0.6808399098084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52671151867514">
                <text:p>0.652671151867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25657832735018">
                <text:p>0.6256578327350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99753372330025">
                <text:p>0.5997533723300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4913001941538">
                <text:p>0.5749130019415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51093699258349">
                <text:p>0.55109369925834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28254125268318">
                <text:p>0.5282541252683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06354563014889">
                <text:p>0.5063545630148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5356858193845">
                <text:p>0.4853568581938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65224361569578">
                <text:p>0.4652243615695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45921873186587">
                <text:p>0.4459218731865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27415588349138">
                <text:p>0.427415588349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09673045339282">
                <text:p>0.4096730453392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2663074841499">
                <text:p>0.3926630748414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76355751040198">
                <text:p>0.3763557510401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60722344354757">
                <text:p>0.3607223443547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45735275776037">
                <text:p>0.3457352757760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31368072766628">
                <text:p>0.3313680727666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17595326686977">
                <text:p>0.3175953266869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04392651708505">
                <text:p>0.3043926517085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91736645174972">
                <text:p>0.2917366451749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79604849372719">
                <text:p>0.2796048493727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67975714670572">
                <text:p>0.2679757146705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56828563990427">
                <text:p>0.2568285639904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46143558569509">
                <text:p>0.24614355856950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35901664975562">
                <text:p>0.2359016649755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26084623337092">
                <text:p>0.2260846233370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1667491675058">
                <text:p>0.2166749167505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0765574182774">
                <text:p>0.207655741827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99010980346076">
                <text:p>0.1990109803460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90725171966865">
                <text:p>0.1907251719668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82783487985473">
                <text:p>0.18278348798547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75171706079153">
                <text:p>0.1751717060791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67876186018934">
                <text:p>0.1678761860189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60883846312432">
                <text:p>0.1608838463124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5418214174535">
                <text:p>0.154182141745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47759041790506">
                <text:p>0.1477590417905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41603009853691">
                <text:p>0.1416030098536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35702983326555">
                <text:p>0.1357029833265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30048354417881">
                <text:p>0.1300483544178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24628951734829">
                <text:p>0.1246289517348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19435022587032">
                <text:p>0.1194350225870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1445721598729">
                <text:p>0.1144572159872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0968656632281">
                <text:p>0.109686566322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5114477672427">
                <text:p>0.1051144776724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00732708745742">
                <text:p>0.1007327087457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965333584206711">
                <text:p>0.09653335842067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25088518570085">
                <text:p>0.09250885185700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886519271642408">
                <text:p>0.08865192716424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49556226024435">
                <text:p>0.084955622602443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14132642960414">
                <text:p>0.08141326429604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780184544404885">
                <text:p>0.07801845444048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47650599832631">
                <text:p>0.07476505998326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716472017606251">
                <text:p>0.07164720176062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686592440724529">
                <text:p>0.068659244072452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657957846783047">
                <text:p>0.0657957846783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color="#2dff73" draw:fill-color="#2dff7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759cm" svg:height="9cm" xlink:href=".." xlink:type="simple" chart:class="chart:area" chart:style-name="ch1">
        <chart:legend chart:legend-position="end" svg:x="10.099cm" svg:y="4.201cm" style:legend-expansion="high" chart:style-name="ch2"/>
        <chart:plot-area chart:style-name="ch3" table:cell-range-address="Data.C5:Data.C246" chart:data-source-has-labels="row" svg:x="0.255cm" svg:y="0.18cm" svg:width="9.589cm" svg:height="8.64cm">
          <chart:coordinate-region svg:x="3.39cm" svg:y="0.379cm" svg:width="6.45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C6:Data.C246" chart:label-cell-address="Data.C5:Data.C5" chart:class="chart:area">
            <chart:data-point chart:repeated="2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inted</text:p>
                <draw:g>
                  <svg:desc>Data.C5:Data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.C6:Data.C2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6000000">
                <text:p>10360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3296000">
                <text:p>1073296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1780101.376">
                <text:p>1111780101.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1478228.88829">
                <text:p>1151478228.88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92416595.71564">
                <text:p>1192416595.71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4621092.54534">
                <text:p>1234621092.54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78117205.52647">
                <text:p>1278117205.52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22929931.90478">
                <text:p>1322929931.90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9083691.15027">
                <text:p>1369083691.15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6602231.61906">
                <text:p>1416602231.61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5508532.8352">
                <text:p>1465508532.83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5824703.51632">
                <text:p>1515824703.51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67571875.50783">
                <text:p>1567571875.507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20770093.83442">
                <text:p>1620770093.834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5438203.12476">
                <text:p>1675438203.124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31593730.71498">
                <text:p>1731593730.714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89252766.78865">
                <text:p>1789252766.78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8429841.96566">
                <text:p>1848429841.96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09137802.80848">
                <text:p>1909137802.808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1387685.77227">
                <text:p>1971387685.77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5188590.18357">
                <text:p>2035188590.183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00547550.89126">
                <text:p>2100547550.89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67469411.29206">
                <text:p>2167469411.292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35956697.48966">
                <text:p>2235956697.48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6009494.40212">
                <text:p>2306009494.40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77625324.68427">
                <text:p>2377625324.68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0799031.38023">
                <text:p>2450799031.380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25522665.26455">
                <text:p>2525522665.264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01785377.8681">
                <text:p>2601785377.86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79573321.21498">
                <text:p>2679573321.21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58869555.31933">
                <text:p>2758869555.31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39653964.50352">
                <text:p>2839653964.503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21903183.60242">
                <text:p>2921903183.60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5590535.10967">
                <text:p>3005590535.109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90685978.30149">
                <text:p>3090685978.30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7156071.34003">
                <text:p>3177156071.340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64963947.31137">
                <text:p>3264963947.31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54069305.09219">
                <text:p>3354069305.09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44428415.86424">
                <text:p>3444428415.864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35994146.00586">
                <text:p>3535994146.005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28715996.98677">
                <text:p>3628715996.986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2540162.77479">
                <text:p>3722540162.774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17409605.13343">
                <text:p>3817409605.13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13264147.04728">
                <text:p>3913264147.04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0040584.35972">
                <text:p>4010040584.359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07672815.54619">
                <text:p>4107672815.54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06091989.3776">
                <text:p>4206091989.37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05226670.05489">
                <text:p>4305226670.05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05003019.21959">
                <text:p>4405003019.21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05344994.06831">
                <text:p>4505344994.068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06174560.62506">
                <text:p>4606174560.625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07411921.05599">
                <text:p>4707411921.05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08975753.74963">
                <text:p>4808975753.749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10783464.73453">
                <text:p>4910783464.734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12751448.86862">
                <text:p>5012751448.868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114795359.11165">
                <text:p>5114795359.11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16830382.08791">
                <text:p>5216830382.087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18771518.06112">
                <text:p>5318771518.061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20533863.38034">
                <text:p>5420533863.380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22032893.41462">
                <text:p>5522032893.414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623184743.97739">
                <text:p>5623184743.977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23906489.24853">
                <text:p>5723906489.248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24116414.23329">
                <text:p>5824116414.233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23734279.85234">
                <text:p>5923734279.852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22681578.83506">
                <text:p>6022681578.835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120881780.68774">
                <text:p>6120881780.687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18260564.12815">
                <text:p>6218260564.12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314746035.51511">
                <text:p>6314746035.515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10268931.9552">
                <text:p>6410268931.95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504762807.93481">
                <text:p>6504762807.934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98164204.50243">
                <text:p>6598164204.502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690412800.21015">
                <text:p>6690412800.21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781451543.2118">
                <text:p>6781451543.21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71226764.10543">
                <text:p>6871226764.105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59688269.29684">
                <text:p>6959688269.296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46789414.84543">
                <text:p>7046789414.845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132487160.93242">
                <text:p>7132487160.932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16742107.261">
                <text:p>7216742107.2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299518509.85624">
                <text:p>7299518509.856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380784279.87925">
                <text:p>7380784279.879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60510965.20148">
                <text:p>7460510965.20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538673715.60224">
                <text:p>7538673715.602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615251232.55302">
                <text:p>7615251232.553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690225704.63692">
                <text:p>7690225704.636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63582729.71901">
                <text:p>7763582729.719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35311225.03513">
                <text:p>7835311225.035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05403326.40191">
                <text:p>7905403326.40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73854277.77084">
                <text:p>7973854277.770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40662312.35474">
                <text:p>8040662312.354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105828526.547">
                <text:p>8105828526.5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69356747.83362">
                <text:p>8169356747.833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231253397.86645">
                <text:p>8231253397.866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291527351.82515">
                <text:p>8291527351.825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350189795.1453">
                <text:p>8350189795.14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07254078.6336">
                <text:p>8407254078.63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62735572.92854">
                <text:p>8462735572.928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16651523.19808">
                <text:p>8516651523.19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69020904.89559">
                <text:p>8569020904.895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19864281.32343">
                <text:p>8619864281.323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669203663.68027">
                <text:p>8669203663.680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17062374.19518">
                <text:p>8717062374.195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63464912.87938">
                <text:p>8763464912.879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808436828.35599">
                <text:p>8808436828.355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852004593.15978">
                <text:p>8852004593.159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94195483.83352">
                <text:p>8894195483.833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35037466.08543">
                <text:p>8935037466.085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74559085.21389">
                <text:p>8974559085.213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12789361.95051">
                <text:p>9012789361.95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49757693.82288">
                <text:p>9049757693.822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85493762.09133">
                <text:p>9085493762.091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120027444.27232">
                <text:p>9120027444.272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153388732.22306">
                <text:p>9153388732.223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185607655.72811">
                <text:p>9185607655.728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216714211.49899">
                <text:p>9216714211.498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246738297.47173">
                <text:p>9246738297.47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275709652.26532">
                <text:p>9275709652.265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03657799.64462">
                <text:p>9303657799.644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30611997.81625">
                <text:p>9330611997.81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356601193.37314">
                <text:p>9356601193.373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381653979.69339">
                <text:p>9381653979.693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05798559.59227">
                <text:p>9405798559.592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29062712.02079">
                <text:p>9429062712.020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51473762.6015">
                <text:p>9451473762.60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473058557.7912">
                <text:p>9473058557.79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493843442.46065">
                <text:p>9493843442.460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513854240.68334">
                <text:p>9513854240.683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33116239.52892">
                <text:p>9533116239.528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51654175.66061">
                <text:p>9551654175.660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69492224.54161">
                <text:p>9569492224.541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586653992.0613">
                <text:p>9586653992.06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603162508.39814">
                <text:p>9603162508.398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19040223.94388">
                <text:p>9619040223.943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34309007.12023">
                <text:p>9634309007.120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48990143.92746">
                <text:p>9648990143.927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663104339.07154">
                <text:p>9663104339.071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76671718.52462">
                <text:p>9676671718.524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89711833.38142">
                <text:p>9689711833.381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702243664.88174">
                <text:p>9702243664.881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714285630.47719">
                <text:p>9714285630.477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25855590.82768">
                <text:p>9725855590.827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736970857.62049">
                <text:p>9736970857.6204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747648202.11206">
                <text:p>9747648202.112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757903864.29933">
                <text:p>9757903864.299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767753562.63442">
                <text:p>9767753562.63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777212504.20239">
                <text:p>9777212504.202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786295395.28825">
                <text:p>9786295395.288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795016452.26526">
                <text:p>9795016452.2652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803389412.74157">
                <text:p>9803389412.741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811427546.90816">
                <text:p>9811427546.90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819143669.03553">
                <text:p>9819143669.035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826550149.07125">
                <text:p>9826550149.07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833658924.29525">
                <text:p>9833658924.295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840481510.99326">
                <text:p>9840481510.993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847029016.11323">
                <text:p>9847029016.113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853312148.87265">
                <text:p>9853312148.872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859341232.28848">
                <text:p>9859341232.288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865126214.60406">
                <text:p>9865126214.604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870676680.59072">
                <text:p>9870676680.590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876001862.70404">
                <text:p>9876001862.704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881110652.07755">
                <text:p>9881110652.077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886011609.33864">
                <text:p>9886011609.338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890712975.2338">
                <text:p>9890712975.23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895222681.05196">
                <text:p>9895222681.051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899548358.8368">
                <text:p>9899548358.83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03697351.38014">
                <text:p>9903697351.380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07676721.99026">
                <text:p>9907676721.990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911493264.03025">
                <text:p>9911493264.030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15153510.22268">
                <text:p>9915153510.222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918663741.71799">
                <text:p>9918663741.717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922029996.92506">
                <text:p>9922029996.925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25258080.10311">
                <text:p>9925258080.103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928353569.71521">
                <text:p>9928353569.715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931321826.54407">
                <text:p>9931321826.544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934168001.57159">
                <text:p>9934168001.571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36897043.6242">
                <text:p>9936897043.62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939513706.78644">
                <text:p>9939513706.786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42022557.58578">
                <text:p>9942022557.585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44427981.952">
                <text:p>9944427981.9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46734191.95467">
                <text:p>9946734191.954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48945232.3228">
                <text:p>9948945232.32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51064986.75079">
                <text:p>9951064986.750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53097183.99495">
                <text:p>9953097183.994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55045403.76523">
                <text:p>9955045403.765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56913082.41681">
                <text:p>9956913082.4168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58703518.44627">
                <text:p>9958703518.446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60419877.79721">
                <text:p>9960419877.797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62065198.98021">
                <text:p>9962065198.98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963642398.01208">
                <text:p>9963642398.01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65154273.17929">
                <text:p>9965154273.179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66603509.63053">
                <text:p>9966603509.630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67992683.80345">
                <text:p>9967992683.803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69324267.69012">
                <text:p>9969324267.6901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70600632.94652">
                <text:p>9970600632.946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71824054.85046">
                <text:p>9971824054.850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972996716.11279">
                <text:p>9972996716.112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74120710.54659">
                <text:p>9974120710.546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75198046.59888">
                <text:p>9975198046.598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76230650.74929">
                <text:p>9976230650.749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77220370.78016">
                <text:p>9977220370.780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78168978.92234">
                <text:p>9978168978.922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979078174.88087">
                <text:p>9979078174.8808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979949588.74476">
                <text:p>9979949588.744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80784783.78473">
                <text:p>9980784783.784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81585259.14299">
                <text:p>9981585259.142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82352452.41869">
                <text:p>9982352452.418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83087742.15291">
                <text:p>9983087742.152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83792450.21666">
                <text:p>9983792450.216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84467844.1055">
                <text:p>9984467844.10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85115139.14408">
                <text:p>9985115139.144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85735500.60394">
                <text:p>9985735500.603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986330045.73782">
                <text:p>9986330045.737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86899845.73345">
                <text:p>9986899845.733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87445927.5899">
                <text:p>9987445927.589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87969275.91942">
                <text:p>9987969275.919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988470834.6775">
                <text:p>9988470834.67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988951508.82389">
                <text:p>9988951508.823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89412165.91727">
                <text:p>9989412165.917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89853637.64595">
                <text:p>9989853637.645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90276721.29725">
                <text:p>9990276721.297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90682181.16777">
                <text:p>9990682181.1677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91070749.91689">
                <text:p>9991070749.916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91443129.86564">
                <text:p>9991443129.865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91799994.24323">
                <text:p>9991799994.243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92141988.38307">
                <text:p>9992141988.383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92469730.87037">
                <text:p>9992469730.870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92783814.64328">
                <text:p>9992783814.643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93084808.0492">
                <text:p>9993084808.04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993373255.85824">
                <text:p>9993373255.858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93649680.23544">
                <text:p>9993649680.235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993914581.67333">
                <text:p>9993914581.673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94168439.8865">
                <text:p>9994168439.88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94411714.66964">
                <text:p>9994411714.669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94644846.72049">
                <text:p>9994644846.720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94868258.42921">
                <text:p>9994868258.429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95082354.63534">
                <text:p>9995082354.635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995287523.35383">
                <text:p>9995287523.3538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995484136.47126">
                <text:p>9995484136.471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995672550.4135">
                <text:p>9995672550.41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95853106.78597">
                <text:p>9995853106.785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